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260000002E62F00CDB897A62F3.png" manifest:media-type="image/png"/>
  <manifest:file-entry manifest:full-path="Pictures/10000201000000260000002F8E4E6D715CF24858.png" manifest:media-type="image/png"/>
  <manifest:file-entry manifest:full-path="Pictures/10000201000000260000002F8EF5A7B20223A443.png" manifest:media-type="image/png"/>
  <manifest:file-entry manifest:full-path="Pictures/1000020100000032000000323152A9A16DF3D25F.png" manifest:media-type="image/png"/>
  <manifest:file-entry manifest:full-path="Pictures/10000201000000270000002F532C92509AAC026C.png" manifest:media-type="image/png"/>
  <manifest:file-entry manifest:full-path="Pictures/10000201000000270000002E6BBD55B643279C2E.png" manifest:media-type="image/png"/>
  <manifest:file-entry manifest:full-path="Pictures/10000201000000260000002F032C198B0ABC6300.png" manifest:media-type="image/png"/>
  <manifest:file-entry manifest:full-path="Pictures/10000201000000270000002F3F91C65558DC191E.png" manifest:media-type="image/png"/>
  <manifest:file-entry manifest:full-path="Pictures/10000201000000260000002F3AC79EE3EE1C31AC.png" manifest:media-type="image/png"/>
  <manifest:file-entry manifest:full-path="Pictures/10000201000000260000002EE7578FE763D0FB35.png" manifest:media-type="image/png"/>
  <manifest:file-entry manifest:full-path="Pictures/10000201000000260000002FD52B0D73CAA51724.png" manifest:media-type="image/png"/>
  <manifest:file-entry manifest:full-path="Pictures/10000201000000260000002F7B2A9C19879B0123.png" manifest:media-type="image/png"/>
  <manifest:file-entry manifest:full-path="Pictures/10000201000000270000002FBBF1B0A70077B009.png" manifest:media-type="image/png"/>
  <manifest:file-entry manifest:full-path="Pictures/100002010000003200000032F2C20EB0AD74AAA6.png" manifest:media-type="image/png"/>
  <manifest:file-entry manifest:full-path="Pictures/10000201000000270000002F443BB4CB8F88E301.png" manifest:media-type="image/png"/>
  <manifest:file-entry manifest:full-path="Pictures/10000201000000260000002F41B1DE7E43483545.png" manifest:media-type="image/png"/>
  <manifest:file-entry manifest:full-path="Pictures/10000201000000320000003239AE2FC60CA2B385.png" manifest:media-type="image/png"/>
  <manifest:file-entry manifest:full-path="Pictures/1000020100000032000000323DD51521B197C200.png" manifest:media-type="image/png"/>
  <manifest:file-entry manifest:full-path="Pictures/10000201000000270000002E50A28B981942DCC8.png" manifest:media-type="image/png"/>
  <manifest:file-entry manifest:full-path="Pictures/10000201000000270000002FE4ED7AF0AA36428B.png" manifest:media-type="image/png"/>
  <manifest:file-entry manifest:full-path="Pictures/10000201000000270000002F4DDBBEC7711BB53E.png" manifest:media-type="image/png"/>
  <manifest:file-entry manifest:full-path="Pictures/1000020100000032000000325D2143EFA96570BF.png" manifest:media-type="image/png"/>
  <manifest:file-entry manifest:full-path="Pictures/10000201000000270000002FC026868B3A1D3BBE.png" manifest:media-type="image/png"/>
  <manifest:file-entry manifest:full-path="Pictures/10000201000000320000003221F757EDD706921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Light" svg:font-family="'Calibri Light'"/>
    <style:font-face style:name="Courier New" svg:font-family="'Courier New'"/>
    <style:font-face style:name="Tahoma" svg:font-family="Tahoma"/>
    <style:font-face style:name="Times New Roman" svg:font-family="'Times New Roman'"/>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05cm" fo:padding-bottom="0cm" fo:padding-left="0cm" fo:padding-right="0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6cm" fo:padding-bottom="0cm" fo:padding-left="0cm" fo:padding-right="0cm" fo:wrap-option="wrap"/>
    </style:style>
    <style:style style:name="gr4" style:family="graphic" style:parent-style-name="standard">
      <style:graphic-properties draw:stroke="none" svg:stroke-width="0cm" draw:fill="solid" draw:fill-color="#eff0ff"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solid" svg:stroke-width="0.027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9" style:family="graphic" style:parent-style-name="standard">
      <style:graphic-properties draw:stroke="solid" svg:stroke-width="0.035cm" svg:stroke-color="#000000" draw:fill="none" draw:textarea-vertical-align="top" draw:auto-grow-height="true" draw:fit-to-size="false" style:shrink-to-fit="false" fo:min-height="0cm" fo:min-width="0cm" fo:padding-top="0.566cm" fo:padding-bottom="0cm" fo:padding-left="0cm" fo:padding-right="0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11" style:family="graphic" style:parent-style-name="standard">
      <style:graphic-properties draw:stroke="solid" svg:stroke-width="0.035cm" svg:stroke-color="#ff2600" draw:fill="none" draw:textarea-vertical-align="top" draw:auto-grow-height="false" draw:fit-to-size="false" style:shrink-to-fit="false" fo:min-height="0cm" fo:min-width="0cm" fo:padding-top="0cm" fo:padding-bottom="0cm" fo:padding-left="0cm" fo:padding-right="0cm" fo:wrap-option="wrap"/>
    </style:style>
    <style:style style:name="gr12" style:family="graphic" style:parent-style-name="standard">
      <style:graphic-properties draw:stroke="none" svg:stroke-width="0cm" draw:fill="solid" draw:fill-color="#ff2600" draw:textarea-vertical-align="top" draw:auto-grow-height="false" draw:fit-to-size="false" style:shrink-to-fit="false" fo:min-height="0cm" fo:min-width="0cm" fo:padding-top="0cm" fo:padding-bottom="0cm" fo:padding-left="0cm" fo:padding-right="0cm" fo:wrap-option="wrap"/>
    </style:style>
    <style:style style:name="gr13" style:family="graphic" style:parent-style-name="standard">
      <style:graphic-properties draw:stroke="solid" svg:stroke-width="0.035cm" svg:stroke-color="#000000" draw:fill="solid" draw:fill-color="#eff0ff" draw:textarea-vertical-align="top" draw:auto-grow-height="true" draw:fit-to-size="false" style:shrink-to-fit="false" fo:min-height="0cm" fo:min-width="0cm" fo:padding-top="0.339cm" fo:padding-bottom="0cm" fo:padding-left="0cm" fo:padding-right="0cm" fo:wrap-option="wrap"/>
    </style:style>
    <style:style style:name="gr14" style:family="graphic" style:parent-style-name="standard">
      <style:graphic-properties draw:stroke="solid" svg:stroke-width="0.035cm" svg:stroke-color="#000000" draw:fill="solid" draw:fill-color="#ffe6e0" draw:textarea-vertical-align="top" draw:auto-grow-height="true" draw:fit-to-size="false" style:shrink-to-fit="false" fo:min-height="0cm" fo:min-width="0cm" fo:padding-top="0.339cm" fo:padding-bottom="0cm" fo:padding-left="0cm" fo:padding-right="0cm" fo:wrap-option="wrap"/>
    </style:style>
    <style:style style:name="gr15" style:family="graphic" style:parent-style-name="standard">
      <style:graphic-properties draw:stroke="solid" svg:stroke-width="0.035cm" svg:stroke-color="#000000" draw:fill="solid" draw:fill-color="#eeeeee" draw:textarea-vertical-align="top" draw:auto-grow-height="true" draw:fit-to-size="false" style:shrink-to-fit="false" fo:min-height="0cm" fo:min-width="0cm" fo:padding-top="0.296cm" fo:padding-bottom="0cm" fo:padding-left="0cm" fo:padding-right="0cm" fo:wrap-option="wrap"/>
    </style:style>
    <style:style style:name="gr16" style:family="graphic" style:parent-style-name="standard">
      <style:graphic-properties draw:stroke="solid" svg:stroke-width="0.035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7" style:family="graphic" style:parent-style-name="standard">
      <style:graphic-properties draw:stroke="solid" svg:stroke-width="0.035cm" svg:stroke-color="#000000" draw:fill="solid" draw:fill-color="#d4feff" draw:textarea-vertical-align="top" draw:auto-grow-height="true" draw:fit-to-size="false" style:shrink-to-fit="false" fo:min-height="0cm" fo:min-width="0cm" fo:padding-top="0.296cm" fo:padding-bottom="0cm" fo:padding-left="0cm" fo:padding-right="0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092cm" fo:padding-bottom="0cm" fo:padding-left="0cm" fo:padding-right="0cm" fo:wrap-option="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69cm" fo:padding-bottom="0cm" fo:padding-left="0cm" fo:padding-right="0cm" fo:wrap-option="wrap"/>
    </style:style>
    <style:style style:name="gr20" style:family="graphic" style:parent-style-name="standard">
      <style:graphic-properties draw:stroke="solid" svg:stroke-width="0.048cm" svg:stroke-color="#231f20" draw:fill="none" draw:textarea-vertical-align="top" draw:auto-grow-height="false" draw:fit-to-size="false" style:shrink-to-fit="false" fo:min-height="0cm" fo:min-width="0cm" fo:padding-top="0cm" fo:padding-bottom="0cm" fo:padding-left="0cm" fo:padding-right="0cm" fo:wrap-option="wrap"/>
    </style:style>
    <style:style style:name="gr21" style:family="graphic" style:parent-style-name="standard">
      <style:graphic-properties draw:stroke="none" svg:stroke-width="0cm" draw:fill="solid" draw:fill-color="#231f20" draw:textarea-vertical-align="top" draw:auto-grow-height="false" draw:fit-to-size="false" style:shrink-to-fit="false" fo:min-height="0cm" fo:min-width="0cm" fo:padding-top="0cm" fo:padding-bottom="0cm" fo:padding-left="0cm" fo:padding-right="0cm" fo:wrap-option="wrap"/>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044cm" fo:padding-bottom="0cm" fo:padding-left="0cm" fo:padding-right="0cm" fo:wrap-option="wrap"/>
    </style:style>
    <style:style style:name="gr23" style:family="graphic" style:parent-style-name="standard">
      <style:graphic-properties draw:stroke="solid" svg:stroke-width="0.052cm" svg:stroke-color="#231f20" draw:fill="none" draw:textarea-vertical-align="top" draw:auto-grow-height="false" draw:fit-to-size="false" style:shrink-to-fit="false" fo:min-height="0cm" fo:min-width="0cm" fo:padding-top="0cm" fo:padding-bottom="0cm" fo:padding-left="0cm" fo:padding-right="0cm" fo:wrap-option="wrap"/>
    </style:style>
    <style:style style:name="gr24" style:family="graphic" style:parent-style-name="standard">
      <style:graphic-properties draw:stroke="none" svg:stroke-width="0cm" draw:fill="none" draw:textarea-vertical-align="top" draw:auto-grow-height="true" draw:fit-to-size="false" style:shrink-to-fit="false" fo:min-height="0cm" fo:min-width="0cm" fo:padding-top="0.254cm" fo:padding-bottom="0cm" fo:padding-left="0cm" fo:padding-right="0cm" fo:wrap-option="wrap"/>
    </style:style>
    <style:style style:name="gr25" style:family="graphic" style:parent-style-name="standard">
      <style:graphic-properties draw:stroke="none" svg:stroke-width="0cm" draw:fill="solid" draw:fill-color="#d1d3d4" draw:textarea-vertical-align="top" draw:auto-grow-height="false" draw:fit-to-size="false" style:shrink-to-fit="false" fo:min-height="0cm" fo:min-width="0cm" fo:padding-top="0cm" fo:padding-bottom="0cm" fo:padding-left="0cm" fo:padding-right="0cm" fo:wrap-option="wrap"/>
    </style:style>
    <style:style style:name="gr26" style:family="graphic" style:parent-style-name="standard">
      <style:graphic-properties draw:stroke="solid" svg:stroke-width="0.031cm" svg:stroke-color="#231f20" draw:fill="none" draw:textarea-vertical-align="top" draw:auto-grow-height="false" draw:fit-to-size="false" style:shrink-to-fit="false" fo:min-height="0cm" fo:min-width="0cm" fo:padding-top="0cm" fo:padding-bottom="0cm" fo:padding-left="0cm" fo:padding-right="0cm" fo:wrap-option="wrap"/>
    </style:style>
    <style:style style:name="gr27" style:family="graphic" style:parent-style-name="standard">
      <style:graphic-properties draw:stroke="solid" svg:stroke-width="0.029cm" svg:stroke-color="#231f20" draw:fill="none" draw:textarea-vertical-align="top" draw:auto-grow-height="false" draw:fit-to-size="false" style:shrink-to-fit="false" fo:min-height="0cm" fo:min-width="0cm" fo:padding-top="0cm" fo:padding-bottom="0cm" fo:padding-left="0cm" fo:padding-right="0cm" fo:wrap-option="wrap"/>
    </style:style>
    <style:style style:name="gr28" style:family="graphic" style:parent-style-name="standard">
      <style:graphic-properties draw:stroke="solid" svg:stroke-width="0.031cm" svg:stroke-color="#231f20" draw:fill="solid" draw:fill-color="#ffffff" draw:textarea-vertical-align="top" draw:auto-grow-height="true" draw:fit-to-size="false" style:shrink-to-fit="false" fo:min-height="0cm" fo:min-width="0cm" fo:padding-top="0.166cm" fo:padding-bottom="0cm" fo:padding-left="0cm" fo:padding-right="0cm" fo:wrap-option="wrap"/>
    </style:style>
    <style:style style:name="gr29" style:family="graphic" style:parent-style-name="standard">
      <style:graphic-properties draw:stroke="solid" svg:stroke-width="0.087cm" svg:stroke-color="#00aeef" draw:fill="none" draw:textarea-vertical-align="top" draw:auto-grow-height="false" draw:fit-to-size="false" style:shrink-to-fit="false" fo:min-height="0cm" fo:min-width="0cm" fo:padding-top="0cm" fo:padding-bottom="0cm" fo:padding-left="0cm" fo:padding-right="0cm" fo:wrap-option="wrap"/>
    </style:style>
    <style:style style:name="gr30" style:family="graphic" style:parent-style-name="standard">
      <style:graphic-properties draw:stroke="solid" svg:stroke-width="0.09cm" svg:stroke-color="#00aeef" draw:fill="none" draw:textarea-vertical-align="top" draw:auto-grow-height="false" draw:fit-to-size="false" style:shrink-to-fit="false" fo:min-height="0cm" fo:min-width="0cm" fo:padding-top="0cm" fo:padding-bottom="0cm" fo:padding-left="0cm" fo:padding-right="0cm" fo:wrap-option="wrap"/>
    </style:style>
    <style:style style:name="gr31" style:family="graphic" style:parent-style-name="standard">
      <style:graphic-properties draw:stroke="solid" svg:stroke-width="0.064cm" svg:stroke-color="#231f20" draw:fill="none" draw:textarea-vertical-align="top" draw:auto-grow-height="false" draw:fit-to-size="false" style:shrink-to-fit="false" fo:min-height="0cm" fo:min-width="0cm" fo:padding-top="0cm" fo:padding-bottom="0cm" fo:padding-left="0cm" fo:padding-right="0cm" fo:wrap-option="wrap"/>
    </style:style>
    <style:style style:name="gr32" style:family="graphic" style:parent-style-name="standard">
      <style:graphic-properties draw:stroke="solid" svg:stroke-width="0.028cm" svg:stroke-color="#231f20" draw:fill="none" draw:textarea-vertical-align="top" draw:auto-grow-height="false" draw:fit-to-size="false" style:shrink-to-fit="false" fo:min-height="0cm" fo:min-width="0cm" fo:padding-top="0cm" fo:padding-bottom="0cm" fo:padding-left="0cm" fo:padding-right="0cm" fo:wrap-option="wrap"/>
    </style:style>
    <style:style style:name="gr33" style:family="graphic" style:parent-style-name="standard">
      <style:graphic-properties draw:stroke="solid" svg:stroke-width="0.032cm" svg:stroke-color="#231f20" draw:fill="none"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none" svg:stroke-width="0cm" draw:fill="none" draw:textarea-vertical-align="top" draw:auto-grow-height="true" draw:fit-to-size="false" style:shrink-to-fit="false" fo:min-height="0cm" fo:min-width="0cm" fo:padding-top="0.011cm" fo:padding-bottom="0cm" fo:padding-left="0cm" fo:padding-right="0cm" fo:wrap-option="wrap"/>
    </style:style>
    <style:style style:name="gr35" style:family="graphic" style:parent-style-name="standard">
      <style:graphic-properties draw:stroke="solid" svg:stroke-width="0.02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36"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7"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8"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9"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0"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1"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2"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 style:family="graphic" style:parent-style-name="standard">
      <style:graphic-properties draw:stroke="solid" svg:stroke-width="0.024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55" style:family="graphic" style:parent-style-name="standard">
      <style:graphic-properties draw:stroke="solid" svg:stroke-width="0.023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56" style:family="graphic" style:parent-style-name="standard">
      <style:graphic-properties draw:stroke="none" svg:stroke-width="0cm" draw:fill="none" draw:textarea-vertical-align="top" draw:auto-grow-height="true" draw:fit-to-size="false" style:shrink-to-fit="false" fo:min-height="0cm" fo:min-width="0cm" fo:padding-top="0.445cm" fo:padding-bottom="0cm" fo:padding-left="0cm" fo:padding-right="0cm" fo:wrap-option="wrap"/>
    </style:style>
    <style:style style:name="gr57" style:family="graphic" style:parent-style-name="standard">
      <style:graphic-properties draw:stroke="solid" svg:stroke-width="0.025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58"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59" style:family="graphic" style:parent-style-name="standard">
      <style:graphic-properties draw:stroke="none" svg:stroke-width="0cm" draw:fill="none" draw:textarea-vertical-align="top" draw:auto-grow-height="true" draw:fit-to-size="false" style:shrink-to-fit="false" fo:min-height="0cm" fo:min-width="0cm" fo:padding-top="0.212cm" fo:padding-bottom="0cm" fo:padding-left="0cm" fo:padding-right="0cm" fo:wrap-option="wrap"/>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007cm" fo:padding-bottom="0cm" fo:padding-left="0cm" fo:padding-right="0cm" fo:wrap-option="wrap"/>
    </style:style>
    <style:style style:name="gr61"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3"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 style:family="graphic" style:parent-style-name="standard">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style>
    <style:style style:name="gr65" style:family="graphic" style:parent-style-name="standard">
      <style:graphic-properties draw:stroke="solid" svg:stroke-width="0.026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66"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 style:family="graphic" style:parent-style-name="standard">
      <style:graphic-properties draw:stroke="dash" draw:stroke-dash="Dashed_20__28_var_29__20_4" svg:stroke-width="0.026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70" style:family="graphic" style:parent-style-name="standard">
      <style:graphic-properties draw:stroke="solid" svg:stroke-width="0.026cm" svg:stroke-color="#0000ff" draw:fill="none" draw:textarea-vertical-align="top" draw:auto-grow-height="false" draw:fit-to-size="false" style:shrink-to-fit="false" fo:min-height="0cm" fo:min-width="0cm" fo:padding-top="0cm" fo:padding-bottom="0cm" fo:padding-left="0cm" fo:padding-right="0cm" fo:wrap-option="wrap"/>
    </style:style>
    <style:style style:name="gr71" style:family="graphic" style:parent-style-name="standard">
      <style:graphic-properties draw:stroke="none" svg:stroke-width="0cm" draw:fill="solid" draw:fill-color="#0000ff" draw:textarea-vertical-align="top" draw:auto-grow-height="false" draw:fit-to-size="false" style:shrink-to-fit="false" fo:min-height="0cm" fo:min-width="0cm" fo:padding-top="0cm" fo:padding-bottom="0cm" fo:padding-left="0cm" fo:padding-right="0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true" draw:fit-to-size="false" style:shrink-to-fit="false" fo:min-height="3.181cm" fo:padding-top="0.035cm" fo:padding-bottom="0cm" fo:padding-left="0cm" fo:padding-right="0cm" fo:wrap-option="wrap"/>
    </style:style>
    <style:style style:name="pr5"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middle" draw:auto-grow-height="true" draw:fit-to-size="false" style:shrink-to-fit="false" fo:min-height="11.049cm" fo:padding-top="0cm" fo:padding-bottom="0cm" fo:padding-left="0cm" fo:padding-right="0cm" fo:wrap-option="wrap"/>
    </style:style>
    <style:style style:name="pr8"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9" style:family="presentation" style:parent-style-name="Title_20_and_20_Content-outline1" style:list-style-name="L3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Title_20_and_20_Content-notes">
      <style:graphic-properties draw:fill-color="#ffffff" fo:min-height="13.364cm"/>
    </style:style>
    <style:style style:name="pr11" style:family="presentation" style:parent-style-name="Title_20_and_20_Content-title" style:list-style-name="L1">
      <style:graphic-properties draw:stroke="none" svg:stroke-width="0cm" draw:fill="none" draw:textarea-vertical-align="middle" draw:auto-grow-height="true" draw:fit-to-size="false" style:shrink-to-fit="false" fo:min-height="3.181cm" fo:padding-top="0.035cm" fo:padding-bottom="0cm" fo:padding-left="0cm" fo:padding-right="0cm" fo:wrap-option="wrap"/>
    </style:style>
    <style:style style:name="pr12" style:family="presentation" style:parent-style-name="Title_20_and_20_Content-title" style:list-style-name="L1">
      <style:graphic-properties draw:stroke="none" svg:stroke-width="0cm" draw:fill="none" draw:textarea-vertical-align="middle" draw:auto-grow-height="true" draw:fit-to-size="false" style:shrink-to-fit="false" fo:min-height="2.865cm" fo:padding-top="0.035cm" fo:padding-bottom="0cm" fo:padding-left="0cm" fo:padding-right="0cm" fo:wrap-option="wrap"/>
    </style:style>
    <style:style style:name="pr13" style:family="presentation" style:parent-style-name="Title_20_and_20_Content-notes" style:list-style-name="L3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20_and_20_Content-outline1" style:list-style-name="L3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 style:family="presentation" style:parent-style-name="Title_20_and_20_Content-notes" style:list-style-name="L3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Title_20_and_20_Content-outline1" style:list-style-name="L3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itle_20_and_20_Content-outline1" style:list-style-name="L3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itle_20_and_20_Content-title" style:list-style-name="L1">
      <style:graphic-properties draw:stroke="none" svg:stroke-width="0cm" draw:fill="none" draw:textarea-vertical-align="middle" draw:auto-grow-height="true" draw:fit-to-size="false" style:shrink-to-fit="false" fo:min-height="3.181cm" fo:padding-top="0.035cm" fo:padding-bottom="0cm" fo:padding-left="0cm" fo:padding-right="0cm" fo:wrap-option="wrap"/>
    </style:style>
    <style:style style:name="pr19" style:family="presentation" style:parent-style-name="Title_20_and_20_Content-notes" style:list-style-name="L3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Title_20_and_20_Content-outline1" style:list-style-name="L3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1" style:family="presentation" style:parent-style-name="Title_20_and_20_Content-outline1">
      <style:graphic-properties draw:stroke="none" svg:stroke-width="0cm" draw:fill="none" draw:textarea-vertical-align="top" draw:auto-grow-height="true" draw:fit-to-size="false" style:shrink-to-fit="false" fo:min-height="10.798cm" fo:padding-top="0.296cm" fo:padding-bottom="0cm" fo:padding-left="0cm" fo:padding-right="0cm" fo:wrap-option="wrap"/>
    </style:style>
    <style:style style:name="pr22" style:family="presentation" style:parent-style-name="Title_20_and_20_Content-outline1" style:list-style-name="L3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1.508cm" style:use-optimal-column-width="false"/>
    </style:style>
    <style:style style:name="co2" style:family="table-column">
      <style:table-column-properties style:column-width="1.569cm" style:use-optimal-column-width="false"/>
    </style:style>
    <style:style style:name="co3" style:family="table-column">
      <style:table-column-properties style:column-width="1.573cm" style:use-optimal-column-width="false"/>
    </style:style>
    <style:style style:name="ro1" style:family="table-row">
      <style:table-row-properties style:row-height="1.306cm"/>
    </style:style>
    <style:style style:name="ro2" style:family="table-row">
      <style:table-row-properties style:row-height="1.402cm"/>
    </style:style>
    <style:style style:name="ce1" style:family="table-cell">
      <loext:graphic-properties draw:fill="solid" draw:fill-color="#e6e7e8" draw:textarea-vertical-align="top" fo:padding-top="0.299cm" fo:padding-bottom="0cm" fo:padding-left="0cm" fo:padding-right="0cm"/>
      <style:paragraph-properties fo:border="0.37pt solid #231f20"/>
    </style:style>
    <style:style style:name="ce2" style:family="table-cell">
      <loext:graphic-properties draw:fill="solid" draw:fill-color="#e6e7e8" draw:textarea-vertical-align="top" fo:padding-top="0.052cm" fo:padding-bottom="0cm" fo:padding-left="0cm" fo:padding-right="0cm"/>
      <style:paragraph-properties fo:border="0.37pt solid #231f20"/>
    </style:style>
    <style:style style:name="ce3" style:family="table-cell">
      <loext:graphic-properties draw:fill="solid" draw:fill-color="#e6e7e8" draw:textarea-vertical-align="top" fo:padding-top="0.321cm" fo:padding-bottom="0cm" fo:padding-left="0cm" fo:padding-right="0cm"/>
      <style:paragraph-properties fo:border="0.37pt solid #231f20"/>
    </style:style>
    <style:style style:name="ce4" style:family="table-cell">
      <loext:graphic-properties draw:fill="solid" draw:fill-color="#e6e7e8" draw:textarea-vertical-align="top" fo:padding-top="0.054cm" fo:padding-bottom="0cm" fo:padding-left="0cm" fo:padding-right="0cm"/>
      <style:paragraph-properties fo:border="0.37pt solid #231f20"/>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left="0.035cm" fo:margin-right="0cm" fo:margin-top="0.035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205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9" style:family="paragraph">
      <style:paragraph-properties fo:margin-left="0cm" fo:margin-right="0cm" fo:margin-top="0.141cm" fo:margin-bottom="0cm" fo:line-height="100%" fo:text-align="start" fo:text-indent="0cm" style:punctuation-wrap="hanging" style:writing-mode="lr-tb">
        <style:tab-stops>
          <style:tab-stop style:position="2.097cm"/>
          <style:tab-stop style:position="2.099cm"/>
        </style:tab-stops>
      </style:paragraph-properties>
      <style:text-properties fo:font-size="18pt" fo:hyphenate="false"/>
    </style:style>
    <style:style style:name="P10" style:family="paragraph">
      <style:paragraph-properties fo:margin-left="0cm" fo:margin-right="0cm" fo:margin-top="0.21cm" fo:margin-bottom="0cm" fo:line-height="100%" fo:text-align="start" fo:text-indent="0cm" style:punctuation-wrap="hanging" style:writing-mode="lr-tb">
        <style:tab-stops>
          <style:tab-stop style:position="0.986cm"/>
          <style:tab-stop style:position="0.988cm"/>
          <style:tab-stop style:position="10.303cm"/>
        </style:tab-stops>
      </style:paragraph-properties>
      <style:text-properties fo:font-size="18pt" fo:hyphenate="false"/>
    </style:style>
    <style:style style:name="P11" style:family="paragraph">
      <style:paragraph-properties fo:margin-left="0cm" fo:margin-right="0cm" fo:margin-top="0.185cm" fo:margin-bottom="0cm" fo:line-height="100%" fo:text-align="start" fo:text-indent="0cm" style:punctuation-wrap="hanging" style:writing-mode="lr-tb">
        <style:tab-stops>
          <style:tab-stop style:position="2.097cm"/>
          <style:tab-stop style:position="2.099cm"/>
        </style:tab-stops>
      </style:paragraph-properties>
      <style:text-properties fo:font-size="18pt" fo:hyphenate="false"/>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256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14" style:family="paragraph">
      <style:paragraph-properties fo:margin-left="0cm" fo:margin-right="0cm" fo:margin-top="0.176cm" fo:margin-bottom="0cm" fo:line-height="100%" fo:text-align="start" fo:text-indent="0cm" style:punctuation-wrap="hanging" style:writing-mode="lr-tb">
        <style:tab-stops>
          <style:tab-stop style:position="2.097cm"/>
          <style:tab-stop style:position="2.099cm"/>
        </style:tab-stops>
      </style:paragraph-properties>
      <style:text-properties fo:font-size="18pt" fo:hyphenate="false"/>
    </style:style>
    <style:style style:name="P15" style:family="paragraph">
      <style:paragraph-properties fo:margin-left="0cm" fo:margin-right="0cm" fo:margin-top="0.176cm" fo:margin-bottom="0cm" fo:line-height="100%" fo:text-align="start" fo:text-indent="0cm" style:punctuation-wrap="hanging" style:writing-mode="lr-tb">
        <style:tab-stops>
          <style:tab-stop style:position="3.209cm"/>
          <style:tab-stop style:position="3.21cm"/>
        </style:tab-stops>
      </style:paragraph-properties>
      <style:text-properties fo:font-size="18pt" fo:hyphenate="false"/>
    </style:style>
    <style:style style:name="P16" style:family="paragraph">
      <loext:graphic-properties draw:fill="solid" draw:fill-color="#eff0ff"/>
      <style:paragraph-properties fo:text-align="start" style:font-independent-line-spacing="true"/>
      <style:text-properties fo:font-size="18pt"/>
    </style:style>
    <style:style style:name="P17" style:family="paragraph">
      <loext:graphic-properties draw:fill="solid" draw:fill-color="#000000"/>
      <style:paragraph-properties fo:text-align="start" style:font-independent-line-spacing="true"/>
      <style:text-properties fo:font-size="18pt"/>
    </style:style>
    <style:style style:name="P18" style:family="paragraph">
      <style:paragraph-properties fo:margin-left="0.035cm" fo:margin-right="0cm" fo:margin-top="0.041cm" fo:margin-bottom="0cm" fo:line-height="100%" fo:text-align="start" fo:text-indent="0cm" style:punctuation-wrap="hanging" style:writing-mode="lr-tb"/>
      <style:text-properties fo:font-size="18pt" fo:hyphenate="false"/>
    </style:style>
    <style:style style:name="P19" style:family="paragraph">
      <style:paragraph-properties fo:margin-left="0.249cm" fo:margin-right="0cm" fo:margin-top="0cm" fo:margin-bottom="0cm" fo:line-height="0.503cm" fo:text-align="start" fo:text-indent="0cm" style:punctuation-wrap="hanging" style:writing-mode="lr-tb"/>
      <style:text-properties fo:font-size="18pt" fo:hyphenate="false"/>
    </style:style>
    <style:style style:name="P20" style:family="paragraph">
      <style:paragraph-properties fo:margin-left="0.873cm" fo:margin-right="0cm" fo:margin-top="0.566cm" fo:margin-bottom="0cm" fo:line-height="100%" fo:text-align="start" fo:text-indent="0cm" style:punctuation-wrap="hanging" style:writing-mode="lr-tb"/>
      <style:text-properties fo:font-size="18pt" fo:hyphenate="false"/>
    </style:style>
    <style:style style:name="P21" style:family="paragraph">
      <style:paragraph-properties fo:margin-top="0cm" fo:margin-bottom="0cm" fo:line-height="100%" fo:text-align="start"/>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top="0cm" fo:margin-bottom="0cm" fo:line-height="100%" fo:text-align="end"/>
      <style:text-properties fo:font-size="14pt" style:font-size-asian="14pt" style:font-size-complex="14pt"/>
    </style:style>
    <style:style style:name="P24" style:family="paragraph">
      <loext:graphic-properties draw:fill="none" draw:fill-color="#ffffff"/>
      <style:paragraph-properties fo:text-align="start" style:font-independent-line-spacing="true"/>
      <style:text-properties fo:font-size="12pt" style:font-size-asian="14pt" style:font-size-complex="14pt"/>
    </style:style>
    <style:style style:name="P25"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26" style:family="paragraph">
      <loext:graphic-properties draw:fill="solid" draw:fill-color="#ff2600"/>
      <style:paragraph-properties fo:text-align="start" style:font-independent-line-spacing="true"/>
      <style:text-properties fo:font-size="18pt"/>
    </style:style>
    <style:style style:name="P27" style:family="paragraph">
      <style:paragraph-properties fo:margin-left="1.771cm" fo:margin-right="1.769cm" fo:margin-top="0.339cm" fo:margin-bottom="0cm" fo:line-height="0.741cm" fo:text-align="start" fo:text-indent="1.341cm" style:punctuation-wrap="hanging" style:writing-mode="lr-tb">
        <style:tab-stops>
          <style:tab-stop style:position="0cm"/>
        </style:tab-stops>
      </style:paragraph-properties>
      <style:text-properties fo:font-size="18pt" fo:hyphenate="false"/>
    </style:style>
    <style:style style:name="P28" style:family="paragraph">
      <style:paragraph-properties fo:margin-left="1.665cm" fo:margin-right="1.662cm" fo:margin-top="0.339cm" fo:margin-bottom="0cm" fo:line-height="0.741cm" fo:text-align="start" fo:text-indent="0.706cm" style:punctuation-wrap="hanging" style:writing-mode="lr-tb">
        <style:tab-stops>
          <style:tab-stop style:position="0cm"/>
        </style:tab-stops>
      </style:paragraph-properties>
      <style:text-properties fo:font-size="18pt" fo:hyphenate="false"/>
    </style:style>
    <style:style style:name="P29" style:family="paragraph">
      <loext:graphic-properties draw:fill="solid" draw:fill-color="#ffe6e0"/>
      <style:paragraph-properties fo:text-align="start" style:font-independent-line-spacing="true"/>
      <style:text-properties fo:font-size="18pt"/>
    </style:style>
    <style:style style:name="P30" style:family="paragraph">
      <style:paragraph-properties fo:margin-left="0.014cm" fo:margin-right="0cm" fo:margin-top="0.296cm" fo:margin-bottom="0cm" fo:line-height="0.751cm" fo:text-align="center" fo:text-indent="0cm" style:punctuation-wrap="hanging" style:writing-mode="lr-tb"/>
      <style:text-properties fo:font-size="18pt" fo:hyphenate="false"/>
    </style:style>
    <style:style style:name="P31" style:family="paragraph">
      <style:paragraph-properties fo:margin-left="0cm" fo:margin-right="0cm" fo:margin-top="0cm" fo:margin-bottom="0cm" fo:line-height="0.751cm" fo:text-align="center" fo:text-indent="0cm" style:punctuation-wrap="hanging" style:writing-mode="lr-tb"/>
      <style:text-properties fo:font-size="18pt" fo:hyphenate="false"/>
    </style:style>
    <style:style style:name="P32" style:family="paragraph">
      <loext:graphic-properties draw:fill="solid" draw:fill-color="#eeeeee"/>
      <style:paragraph-properties fo:text-align="start" style:font-independent-line-spacing="true"/>
      <style:text-properties fo:font-size="18pt"/>
    </style:style>
    <style:style style:name="P33" style:family="paragraph">
      <loext:graphic-properties draw:fill="solid" draw:fill-color="#d4feff"/>
      <style:paragraph-properties fo:text-align="start" style:font-independent-line-spacing="true"/>
      <style:text-properties fo:font-size="18pt"/>
    </style:style>
    <style:style style:name="P34" style:family="paragraph">
      <style:paragraph-properties fo:margin-left="0.249cm" fo:margin-right="0cm" fo:margin-top="0cm" fo:margin-bottom="0cm" fo:line-height="0.503cm" fo:text-align="start" fo:text-indent="0cm" style:punctuation-wrap="hanging" style:writing-mode="lr-tb"/>
      <style:text-properties fo:font-size="14pt" style:font-size-asian="14pt" style:font-size-complex="14pt" fo:hyphenate="false"/>
    </style:style>
    <style:style style:name="P35" style:family="paragraph">
      <style:paragraph-properties fo:margin-left="0cm" fo:margin-right="0.189cm" fo:margin-top="0.092cm" fo:margin-bottom="0cm" fo:line-height="0.988cm"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36" style:family="paragraph">
      <style:paragraph-properties fo:margin-left="0cm" fo:margin-right="0.189cm" fo:margin-top="0.148cm" fo:margin-bottom="0cm" fo:line-height="100%" fo:text-align="start" fo:text-indent="0cm" style:punctuation-wrap="hanging" style:writing-mode="lr-tb">
        <style:tab-stops>
          <style:tab-stop style:position="2.097cm"/>
          <style:tab-stop style:position="2.099cm"/>
        </style:tab-stops>
      </style:paragraph-properties>
      <style:text-properties fo:font-size="18pt" fo:hyphenate="false"/>
    </style:style>
    <style:style style:name="P37" style:family="paragraph">
      <style:paragraph-properties fo:margin-left="0cm" fo:margin-right="0.189cm" fo:margin-top="0.176cm" fo:margin-bottom="0cm" fo:line-height="100%" fo:text-align="start" fo:text-indent="0cm" style:punctuation-wrap="hanging" style:writing-mode="lr-tb">
        <style:tab-stops>
          <style:tab-stop style:position="3.209cm"/>
          <style:tab-stop style:position="3.21cm"/>
        </style:tab-stops>
      </style:paragraph-properties>
      <style:text-properties fo:font-size="18pt" fo:hyphenate="false"/>
    </style:style>
    <style:style style:name="P38" style:family="paragraph">
      <style:paragraph-properties fo:margin-left="0cm" fo:margin-right="0.189cm" fo:margin-top="0.176cm" fo:margin-bottom="0cm" fo:line-height="100%" fo:text-align="start" fo:text-indent="0cm" style:punctuation-wrap="hanging" style:writing-mode="lr-tb">
        <style:tab-stops>
          <style:tab-stop style:position="2.097cm"/>
          <style:tab-stop style:position="2.099cm"/>
        </style:tab-stops>
      </style:paragraph-properties>
      <style:text-properties fo:font-size="18pt" fo:hyphenate="false"/>
    </style:style>
    <style:style style:name="P39" style:family="paragraph">
      <style:paragraph-properties fo:margin-left="0cm" fo:margin-right="0.014cm" fo:margin-top="0.134cm" fo:margin-bottom="0cm" fo:line-height="100%" fo:text-align="start" fo:text-indent="0cm" style:punctuation-wrap="hanging" style:writing-mode="lr-tb">
        <style:tab-stops>
          <style:tab-stop style:position="2.097cm"/>
          <style:tab-stop style:position="2.099cm"/>
        </style:tab-stops>
      </style:paragraph-properties>
      <style:text-properties fo:font-size="18pt" fo:hyphenate="false"/>
    </style:style>
    <style:style style:name="P40" style:family="paragraph">
      <style:paragraph-properties fo:margin-left="0cm" fo:margin-right="0.014cm" fo:margin-top="0.169cm" fo:margin-bottom="0cm" fo:line-height="100%" fo:text-align="start" fo:text-indent="0cm" style:punctuation-wrap="hanging" style:writing-mode="lr-tb">
        <style:tab-stops>
          <style:tab-stop style:position="3.209cm"/>
          <style:tab-stop style:position="3.21cm"/>
        </style:tab-stops>
      </style:paragraph-properties>
      <style:text-properties fo:font-size="18pt" fo:hyphenate="false"/>
    </style:style>
    <style:style style:name="P41" style:family="paragraph">
      <style:paragraph-properties fo:margin-left="0cm" fo:margin-right="0.014cm" fo:margin-top="0.21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42" style:family="paragraph">
      <style:paragraph-properties fo:margin-left="0cm" fo:margin-right="0.014cm" fo:margin-top="0.15cm" fo:margin-bottom="0cm" fo:line-height="100%" fo:text-align="start" fo:text-indent="0cm" style:punctuation-wrap="hanging" style:writing-mode="lr-tb">
        <style:tab-stops>
          <style:tab-stop style:position="2.097cm"/>
          <style:tab-stop style:position="2.099cm"/>
        </style:tab-stops>
      </style:paragraph-properties>
      <style:text-properties fo:font-size="18pt" fo:hyphenate="false"/>
    </style:style>
    <style:style style:name="P43" style:family="paragraph">
      <style:paragraph-properties fo:margin-left="0cm" fo:margin-right="0.014cm" fo:margin-top="0.176cm" fo:margin-bottom="0cm" fo:line-height="100%" fo:text-align="start" fo:text-indent="0cm" style:punctuation-wrap="hanging" style:writing-mode="lr-tb">
        <style:tab-stops>
          <style:tab-stop style:position="2.097cm"/>
          <style:tab-stop style:position="2.099cm"/>
        </style:tab-stops>
      </style:paragraph-properties>
      <style:text-properties fo:font-size="18pt" fo:hyphenate="false"/>
    </style:style>
    <style:style style:name="P44"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P45" style:family="paragraph">
      <style:paragraph-properties fo:margin-left="0cm" fo:margin-right="0cm" fo:margin-top="0.169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46" style:family="paragraph">
      <style:paragraph-properties fo:margin-left="0cm" fo:margin-right="0cm" fo:margin-top="0.113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47" style:family="paragraph">
      <style:paragraph-properties fo:margin-left="0cm" fo:margin-right="0cm" fo:margin-top="0.071cm" fo:margin-bottom="0cm" fo:line-height="100%" fo:text-align="start" fo:text-indent="0cm" style:punctuation-wrap="hanging" style:writing-mode="lr-tb">
        <style:tab-stops>
          <style:tab-stop style:position="3.209cm"/>
          <style:tab-stop style:position="3.21cm"/>
        </style:tab-stops>
      </style:paragraph-properties>
      <style:text-properties fo:font-size="18pt" fo:hyphenate="false"/>
    </style:style>
    <style:style style:name="P48" style:family="paragraph">
      <style:paragraph-properties fo:margin-left="0cm" fo:margin-right="0cm" fo:margin-top="0.106cm" fo:margin-bottom="0cm" fo:line-height="100%" fo:text-align="start" fo:text-indent="0cm" style:punctuation-wrap="hanging" style:writing-mode="lr-tb">
        <style:tab-stops>
          <style:tab-stop style:position="3.209cm"/>
          <style:tab-stop style:position="3.21cm"/>
        </style:tab-stops>
      </style:paragraph-properties>
      <style:text-properties fo:font-size="18pt" fo:hyphenate="false"/>
    </style:style>
    <style:style style:name="P49" style:family="paragraph">
      <style:paragraph-properties fo:margin-left="0cm" fo:margin-right="0cm" fo:margin-top="0.071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50" style:family="paragraph">
      <style:paragraph-properties fo:margin-left="0cm" fo:margin-right="0cm" fo:margin-top="0.106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51" style:family="paragraph">
      <style:paragraph-properties fo:margin-left="0cm" fo:margin-right="0cm" fo:margin-top="0.106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52" style:family="paragraph">
      <style:paragraph-properties fo:margin-left="0cm" fo:margin-right="0cm" fo:margin-top="0.078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53" style:family="paragraph">
      <style:paragraph-properties fo:margin-left="0cm" fo:margin-right="0cm" fo:margin-top="0.086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54" style:family="paragraph">
      <style:paragraph-properties fo:margin-left="0cm" fo:margin-right="0cm" fo:margin-top="0.049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55"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44pt" fo:hyphenate="false"/>
    </style:style>
    <style:style style:name="P56" style:family="paragraph">
      <loext:graphic-properties draw:fill="solid" draw:fill-color="#231f20"/>
      <style:paragraph-properties fo:text-align="start" style:font-independent-line-spacing="true"/>
      <style:text-properties fo:font-size="18pt"/>
    </style:style>
    <style:style style:name="P57" style:family="paragraph">
      <style:paragraph-properties fo:margin-left="0cm" fo:margin-right="0cm" fo:margin-top="0.3cm" fo:margin-bottom="0cm" fo:line-height="100%" fo:text-align="center" fo:text-indent="0cm" style:punctuation-wrap="hanging" style:writing-mode="lr-tb"/>
      <style:text-properties fo:hyphenate="false"/>
    </style:style>
    <style:style style:name="P58" style:family="paragraph">
      <style:paragraph-properties fo:margin-left="0.423cm" fo:margin-right="0cm" fo:margin-top="0.053cm" fo:margin-bottom="0cm" fo:line-height="100%" fo:text-align="start" fo:text-indent="0cm" style:punctuation-wrap="hanging" style:writing-mode="lr-tb"/>
      <style:text-properties fo:hyphenate="false"/>
    </style:style>
    <style:style style:name="P59" style:family="paragraph">
      <style:paragraph-properties fo:margin-left="0cm" fo:margin-right="0cm" fo:margin-top="0.035cm" fo:margin-bottom="0cm" fo:line-height="100%" fo:text-align="start" fo:text-indent="0cm" style:punctuation-wrap="hanging" style:writing-mode="lr-tb">
        <style:tab-stops>
          <style:tab-stop style:position="1.409cm"/>
          <style:tab-stop style:position="1.411cm"/>
        </style:tab-stops>
      </style:paragraph-properties>
      <style:text-properties fo:font-size="18pt" fo:hyphenate="false"/>
    </style:style>
    <style:style style:name="P60" style:family="paragraph">
      <style:paragraph-properties fo:margin-left="0cm" fo:margin-right="0cm" fo:margin-top="0.018cm" fo:margin-bottom="0cm" fo:line-height="100%" fo:text-align="start" fo:text-indent="0cm" style:punctuation-wrap="hanging" style:writing-mode="lr-tb">
        <style:tab-stops>
          <style:tab-stop style:position="1.409cm"/>
          <style:tab-stop style:position="1.411cm"/>
        </style:tab-stops>
      </style:paragraph-properties>
      <style:text-properties fo:font-size="18pt" fo:hyphenate="false"/>
    </style:style>
    <style:style style:name="P61" style:family="paragraph">
      <style:paragraph-properties fo:margin-left="0cm" fo:margin-right="0cm" fo:margin-top="0.002cm" fo:margin-bottom="0cm" fo:line-height="100%" fo:text-align="start" fo:text-indent="0cm" style:punctuation-wrap="hanging" style:writing-mode="lr-tb">
        <style:tab-stops>
          <style:tab-stop style:position="1.409cm"/>
          <style:tab-stop style:position="1.411cm"/>
        </style:tab-stops>
      </style:paragraph-properties>
      <style:text-properties fo:font-size="18pt" fo:hyphenate="false"/>
    </style:style>
    <style:style style:name="P62" style:family="paragraph">
      <style:paragraph-properties fo:margin-left="0cm" fo:margin-right="0cm" fo:margin-top="0.007cm" fo:margin-bottom="0cm" fo:line-height="100%" fo:text-align="start" fo:text-indent="0cm" style:punctuation-wrap="hanging" style:writing-mode="lr-tb">
        <style:tab-stops>
          <style:tab-stop style:position="1.409cm"/>
          <style:tab-stop style:position="1.411cm"/>
        </style:tab-stops>
      </style:paragraph-properties>
      <style:text-properties fo:font-size="18pt" fo:hyphenate="false"/>
    </style:style>
    <style:style style:name="P63" style:family="paragraph">
      <style:paragraph-properties fo:margin-left="3.344cm" fo:margin-right="0cm" fo:margin-top="0cm" fo:margin-bottom="0cm" fo:line-height="100%" fo:text-align="start" fo:text-indent="0cm" style:punctuation-wrap="hanging" style:writing-mode="lr-tb">
        <style:tab-stops>
          <style:tab-stop style:position="1.409cm"/>
          <style:tab-stop style:position="1.411cm"/>
        </style:tab-stops>
      </style:paragraph-properties>
      <style:text-properties fo:font-size="18pt" fo:hyphenate="false"/>
    </style:style>
    <style:style style:name="P64" style:family="paragraph">
      <style:paragraph-properties fo:margin-left="0cm" fo:margin-right="3.29cm" fo:margin-top="0cm" fo:margin-bottom="0cm" fo:line-height="100%" fo:text-align="end" fo:text-indent="0cm" style:punctuation-wrap="hanging" style:writing-mode="lr-tb">
        <style:tab-stops>
          <style:tab-stop style:position="1.409cm"/>
          <style:tab-stop style:position="1.411cm"/>
        </style:tab-stops>
      </style:paragraph-properties>
      <style:text-properties fo:font-size="18pt" fo:hyphenate="false"/>
    </style:style>
    <style:style style:name="P65" style:family="paragraph">
      <style:paragraph-properties fo:margin-left="0cm" fo:margin-right="3.29cm" fo:margin-top="0cm" fo:margin-bottom="0cm" fo:line-height="100%" fo:text-align="start" fo:text-indent="0cm" style:punctuation-wrap="hanging" style:writing-mode="lr-tb">
        <style:tab-stops>
          <style:tab-stop style:position="1.409cm"/>
          <style:tab-stop style:position="1.411cm"/>
        </style:tab-stops>
      </style:paragraph-properties>
      <style:text-properties fo:font-size="18pt" fo:hyphenate="false"/>
    </style:style>
    <style:style style:name="P66" style:family="paragraph">
      <style:paragraph-properties fo:margin-left="0cm" fo:margin-right="3.29cm" fo:margin-top="0.011cm" fo:margin-bottom="0cm" fo:line-height="100%" fo:text-align="start" fo:text-indent="0cm" style:punctuation-wrap="hanging" style:writing-mode="lr-tb">
        <style:tab-stops>
          <style:tab-stop style:position="1.409cm"/>
          <style:tab-stop style:position="1.411cm"/>
        </style:tab-stops>
      </style:paragraph-properties>
      <style:text-properties fo:font-size="18pt" fo:hyphenate="false"/>
    </style:style>
    <style:style style:name="P67" style:family="paragraph">
      <style:paragraph-properties fo:margin-left="0cm" fo:margin-right="3.348cm" fo:margin-top="0.402cm" fo:margin-bottom="0cm" fo:line-height="100%" fo:text-align="center" fo:text-indent="0cm" style:punctuation-wrap="hanging" style:writing-mode="lr-tb">
        <style:tab-stops>
          <style:tab-stop style:position="1.409cm"/>
          <style:tab-stop style:position="1.411cm"/>
        </style:tab-stops>
      </style:paragraph-properties>
      <style:text-properties fo:font-size="18pt" fo:hyphenate="false"/>
    </style:style>
    <style:style style:name="P68" style:family="paragraph">
      <style:paragraph-properties fo:margin-left="0cm" fo:margin-right="0cm" fo:margin-top="0.321cm" fo:margin-bottom="0cm" fo:line-height="100%" fo:text-align="center" fo:text-indent="0cm" style:punctuation-wrap="hanging" style:writing-mode="lr-tb"/>
      <style:text-properties fo:hyphenate="false"/>
    </style:style>
    <style:style style:name="P69" style:family="paragraph">
      <style:paragraph-properties fo:margin-left="0.441cm" fo:margin-right="0cm" fo:margin-top="0.053cm" fo:margin-bottom="0cm" fo:line-height="100%" fo:text-align="start" fo:text-indent="0cm" style:punctuation-wrap="hanging" style:writing-mode="lr-tb"/>
      <style:text-properties fo:hyphenate="false"/>
    </style:style>
    <style:style style:name="P70" style:family="paragraph">
      <style:paragraph-properties fo:margin-left="0.441cm" fo:margin-right="0cm" fo:margin-top="0.055cm" fo:margin-bottom="0cm" fo:line-height="100%" fo:text-align="start" fo:text-indent="0cm" style:punctuation-wrap="hanging" style:writing-mode="lr-tb"/>
      <style:text-properties fo:hyphenate="false"/>
    </style:style>
    <style:style style:name="P71" style:family="paragraph">
      <style:paragraph-properties fo:margin-left="0.035cm" fo:margin-right="0cm" fo:margin-top="0.044cm" fo:margin-bottom="0cm" fo:line-height="100%" fo:text-align="start" fo:text-indent="0cm" style:punctuation-wrap="hanging" style:writing-mode="lr-tb"/>
      <style:text-properties fo:font-size="18pt" fo:hyphenate="false"/>
    </style:style>
    <style:style style:name="P72" style:family="paragraph">
      <style:paragraph-properties fo:margin-left="0.106cm" fo:margin-right="0cm" fo:margin-top="0cm" fo:margin-bottom="0cm" fo:line-height="0.503cm" fo:text-align="start" fo:text-indent="0cm" style:punctuation-wrap="hanging" style:writing-mode="lr-tb"/>
      <style:text-properties fo:font-size="18pt" fo:hyphenate="false"/>
    </style:style>
    <style:style style:name="P73" style:family="paragraph">
      <style:paragraph-properties fo:margin-left="0cm" fo:margin-right="0cm" fo:margin-top="0.254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74" style:family="paragraph">
      <style:paragraph-properties fo:margin-left="0cm" fo:margin-right="1.593cm" fo:margin-top="0.212cm" fo:margin-bottom="0cm" fo:line-height="100%" fo:text-align="start" fo:text-indent="0cm" style:punctuation-wrap="hanging" style:writing-mode="lr-tb">
        <style:tab-stops>
          <style:tab-stop style:position="0.986cm"/>
          <style:tab-stop style:position="0.988cm"/>
          <style:tab-stop style:position="17.709cm"/>
        </style:tab-stops>
      </style:paragraph-properties>
      <style:text-properties fo:font-size="18pt" fo:hyphenate="false"/>
    </style:style>
    <style:style style:name="P75" style:family="paragraph">
      <style:paragraph-properties fo:margin-left="0cm" fo:margin-right="0.014cm" fo:margin-top="0.148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76" style:family="paragraph">
      <style:paragraph-properties fo:margin-left="0cm" fo:margin-right="3.216cm" fo:margin-top="0.205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77" style:family="paragraph">
      <style:paragraph-properties fo:margin-left="0cm" fo:margin-right="1.452cm" fo:margin-top="0.183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78" style:family="paragraph">
      <style:paragraph-properties fo:margin-left="0cm" fo:margin-right="1.452cm" fo:margin-top="0.141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79" style:family="paragraph">
      <style:paragraph-properties fo:margin-left="0cm" fo:margin-right="0cm" fo:margin-top="0.182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80" style:family="paragraph">
      <style:paragraph-properties fo:margin-left="0cm" fo:margin-right="0cm" fo:margin-top="0.178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81" style:family="paragraph">
      <style:paragraph-properties fo:margin-left="0cm" fo:margin-right="0cm" fo:margin-top="0.176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82" style:family="paragraph">
      <style:paragraph-properties fo:margin-left="0cm" fo:margin-right="2.753cm" fo:margin-top="0.141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83" style:family="paragraph">
      <style:paragraph-properties fo:margin-left="0cm" fo:margin-right="2.753cm" fo:margin-top="0.21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84" style:family="paragraph">
      <style:paragraph-properties fo:margin-left="0cm" fo:margin-right="2.753cm" fo:margin-top="0.183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85" style:family="paragraph">
      <style:paragraph-properties fo:margin-left="0cm" fo:margin-right="2.753cm" fo:margin-top="0.176cm" fo:margin-bottom="0cm" fo:line-height="100%" fo:text-align="start" fo:text-indent="0cm" style:punctuation-wrap="hanging" style:writing-mode="lr-tb">
        <style:tab-stops>
          <style:tab-stop style:position="3.209cm"/>
          <style:tab-stop style:position="3.21cm"/>
        </style:tab-stops>
      </style:paragraph-properties>
      <style:text-properties fo:font-size="18pt" fo:hyphenate="false"/>
    </style:style>
    <style:style style:name="P86" style:family="paragraph">
      <style:paragraph-properties fo:margin-left="0cm" fo:margin-right="2.753cm" fo:margin-top="0.176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8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8" style:family="paragraph">
      <loext:graphic-properties draw:fill="solid" draw:fill-color="#d1d3d4"/>
      <style:paragraph-properties fo:text-align="start" style:font-independent-line-spacing="true"/>
      <style:text-properties fo:font-size="18pt"/>
    </style:style>
    <style:style style:name="P89" style:family="paragraph">
      <style:paragraph-properties fo:margin-left="0.134cm" fo:margin-right="0cm" fo:margin-top="0.166cm" fo:margin-bottom="0cm" fo:line-height="100%" fo:text-align="start" fo:text-indent="0cm" style:punctuation-wrap="hanging" style:writing-mode="lr-tb"/>
      <style:text-properties fo:font-size="18pt" fo:hyphenate="false"/>
    </style:style>
    <style:style style:name="P90" style:family="paragraph">
      <loext:graphic-properties draw:fill="solid" draw:fill-color="#ffffff"/>
      <style:paragraph-properties fo:text-align="start" style:font-independent-line-spacing="true"/>
      <style:text-properties fo:font-size="18pt"/>
    </style:style>
    <style:style style:name="P91" style:family="paragraph">
      <style:paragraph-properties fo:margin-left="0.559cm" fo:margin-right="0cm" fo:margin-top="0.166cm" fo:margin-bottom="0cm" fo:line-height="100%" fo:text-align="start" fo:text-indent="0cm" style:punctuation-wrap="hanging" style:writing-mode="lr-tb"/>
      <style:text-properties fo:font-size="18pt" fo:hyphenate="false"/>
    </style:style>
    <style:style style:name="P92" style:family="paragraph">
      <style:paragraph-properties fo:margin-left="0.616cm" fo:margin-right="0cm" fo:margin-top="0.166cm" fo:margin-bottom="0cm" fo:line-height="100%" fo:text-align="start" fo:text-indent="0cm" style:punctuation-wrap="hanging" style:writing-mode="lr-tb"/>
      <style:text-properties fo:font-size="18pt" fo:hyphenate="false"/>
    </style:style>
    <style:style style:name="P93" style:family="paragraph">
      <style:paragraph-properties fo:margin-left="0.658cm" fo:margin-right="0cm" fo:margin-top="0.166cm" fo:margin-bottom="0cm" fo:line-height="100%" fo:text-align="start" fo:text-indent="0cm" style:punctuation-wrap="hanging" style:writing-mode="lr-tb"/>
      <style:text-properties fo:font-size="18pt" fo:hyphenate="false"/>
    </style:style>
    <style:style style:name="P94" style:family="paragraph">
      <style:paragraph-properties fo:margin-left="0.517cm" fo:margin-right="0cm" fo:margin-top="0.166cm" fo:margin-bottom="0cm" fo:line-height="100%" fo:text-align="start" fo:text-indent="0cm" style:punctuation-wrap="hanging" style:writing-mode="lr-tb"/>
      <style:text-properties fo:font-size="18pt" fo:hyphenate="false"/>
    </style:style>
    <style:style style:name="P95" style:family="paragraph">
      <style:paragraph-properties fo:margin-left="0cm" fo:margin-right="0cm" fo:margin-top="0.044cm" fo:margin-bottom="0cm" fo:line-height="100%" fo:text-align="start" fo:text-indent="0cm" style:punctuation-wrap="hanging" style:writing-mode="lr-tb"/>
      <style:text-properties fo:font-size="18pt" fo:hyphenate="false"/>
    </style:style>
    <style:style style:name="P96" style:family="paragraph">
      <style:paragraph-properties fo:margin-left="0cm" fo:margin-right="0cm" fo:margin-top="0.256cm" fo:margin-bottom="0cm" fo:line-height="100%" fo:text-align="start" fo:text-indent="0cm" style:punctuation-wrap="hanging" style:writing-mode="lr-tb">
        <style:tab-stops>
          <style:tab-stop style:position="0.986cm"/>
          <style:tab-stop style:position="0.988cm"/>
          <style:tab-stop style:position="12.171cm"/>
        </style:tab-stops>
      </style:paragraph-properties>
      <style:text-properties fo:font-size="18pt" fo:hyphenate="false"/>
    </style:style>
    <style:style style:name="P97" style:family="paragraph">
      <style:paragraph-properties fo:margin-left="0cm" fo:margin-right="0cm" fo:margin-top="0.176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98" style:family="paragraph">
      <style:paragraph-properties fo:margin-left="0cm" fo:margin-right="0.014cm" fo:margin-top="0.222cm" fo:margin-bottom="0cm" fo:line-height="99%"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99" style:family="paragraph">
      <style:paragraph-properties fo:margin-left="0cm" fo:margin-right="0.014cm" fo:margin-top="0.183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100" style:family="paragraph">
      <style:paragraph-properties fo:margin-left="0cm" fo:margin-right="0.014cm" fo:margin-top="0.176cm" fo:margin-bottom="0cm" fo:line-height="100%" fo:text-align="start" fo:text-indent="0cm" style:punctuation-wrap="hanging" style:writing-mode="lr-tb">
        <style:tab-stops>
          <style:tab-stop style:position="2.115cm"/>
          <style:tab-stop style:position="2.117cm"/>
        </style:tab-stops>
      </style:paragraph-properties>
      <style:text-properties fo:font-size="18pt" fo:hyphenate="false"/>
    </style:style>
    <style:style style:name="P101" style:family="paragraph">
      <loext:graphic-properties draw:fill="bitmap" draw:fill-image-name="msFillBitmap_20_1" style:repeat="stretch"/>
      <style:paragraph-properties fo:text-align="start" style:font-independent-line-spacing="true"/>
      <style:text-properties fo:font-size="18pt"/>
    </style:style>
    <style:style style:name="P102" style:family="paragraph">
      <loext:graphic-properties draw:fill="bitmap" draw:fill-image-name="msFillBitmap_20_2" style:repeat="stretch"/>
      <style:paragraph-properties fo:text-align="start" style:font-independent-line-spacing="true"/>
      <style:text-properties fo:font-size="18pt"/>
    </style:style>
    <style:style style:name="P103" style:family="paragraph">
      <loext:graphic-properties draw:fill="bitmap" draw:fill-image-name="msFillBitmap_20_3" style:repeat="stretch"/>
      <style:paragraph-properties fo:text-align="start" style:font-independent-line-spacing="true"/>
      <style:text-properties fo:font-size="18pt"/>
    </style:style>
    <style:style style:name="P104" style:family="paragraph">
      <loext:graphic-properties draw:fill="bitmap" draw:fill-image-name="msFillBitmap_20_4" style:repeat="stretch"/>
      <style:paragraph-properties fo:text-align="start" style:font-independent-line-spacing="true"/>
      <style:text-properties fo:font-size="18pt"/>
    </style:style>
    <style:style style:name="P105" style:family="paragraph">
      <loext:graphic-properties draw:fill="bitmap" draw:fill-image-name="msFillBitmap_20_5" style:repeat="stretch"/>
      <style:paragraph-properties fo:text-align="start" style:font-independent-line-spacing="true"/>
      <style:text-properties fo:font-size="18pt"/>
    </style:style>
    <style:style style:name="P106" style:family="paragraph">
      <loext:graphic-properties draw:fill="bitmap" draw:fill-image-name="msFillBitmap_20_6" style:repeat="stretch"/>
      <style:paragraph-properties fo:text-align="start" style:font-independent-line-spacing="true"/>
      <style:text-properties fo:font-size="18pt"/>
    </style:style>
    <style:style style:name="P107" style:family="paragraph">
      <loext:graphic-properties draw:fill="bitmap" draw:fill-image-name="msFillBitmap_20_7" style:repeat="stretch"/>
      <style:paragraph-properties fo:text-align="start" style:font-independent-line-spacing="true"/>
      <style:text-properties fo:font-size="18pt"/>
    </style:style>
    <style:style style:name="P108" style:family="paragraph">
      <loext:graphic-properties draw:fill="bitmap" draw:fill-image-name="msFillBitmap_20_8" style:repeat="stretch"/>
      <style:paragraph-properties fo:text-align="start" style:font-independent-line-spacing="true"/>
      <style:text-properties fo:font-size="18pt"/>
    </style:style>
    <style:style style:name="P109" style:family="paragraph">
      <loext:graphic-properties draw:fill="bitmap" draw:fill-image-name="msFillBitmap_20_9" style:repeat="stretch"/>
      <style:paragraph-properties fo:text-align="start" style:font-independent-line-spacing="true"/>
      <style:text-properties fo:font-size="18pt"/>
    </style:style>
    <style:style style:name="P110" style:family="paragraph">
      <loext:graphic-properties draw:fill="bitmap" draw:fill-image-name="msFillBitmap_20_10" style:repeat="stretch"/>
      <style:paragraph-properties fo:text-align="start" style:font-independent-line-spacing="true"/>
      <style:text-properties fo:font-size="18pt"/>
    </style:style>
    <style:style style:name="P111" style:family="paragraph">
      <loext:graphic-properties draw:fill="bitmap" draw:fill-image-name="msFillBitmap_20_11" style:repeat="stretch"/>
      <style:paragraph-properties fo:text-align="start" style:font-independent-line-spacing="true"/>
      <style:text-properties fo:font-size="18pt"/>
    </style:style>
    <style:style style:name="P112" style:family="paragraph">
      <loext:graphic-properties draw:fill="bitmap" draw:fill-image-name="msFillBitmap_20_12" style:repeat="stretch"/>
      <style:paragraph-properties fo:text-align="start" style:font-independent-line-spacing="true"/>
      <style:text-properties fo:font-size="18pt"/>
    </style:style>
    <style:style style:name="P113" style:family="paragraph">
      <loext:graphic-properties draw:fill="bitmap" draw:fill-image-name="msFillBitmap_20_13" style:repeat="stretch"/>
      <style:paragraph-properties fo:text-align="start" style:font-independent-line-spacing="true"/>
      <style:text-properties fo:font-size="18pt"/>
    </style:style>
    <style:style style:name="P114" style:family="paragraph">
      <loext:graphic-properties draw:fill="bitmap" draw:fill-image-name="msFillBitmap_20_14" style:repeat="stretch"/>
      <style:paragraph-properties fo:text-align="start" style:font-independent-line-spacing="true"/>
      <style:text-properties fo:font-size="18pt"/>
    </style:style>
    <style:style style:name="P115" style:family="paragraph">
      <loext:graphic-properties draw:fill="bitmap" draw:fill-image-name="msFillBitmap_20_15" style:repeat="stretch"/>
      <style:paragraph-properties fo:text-align="start" style:font-independent-line-spacing="true"/>
      <style:text-properties fo:font-size="18pt"/>
    </style:style>
    <style:style style:name="P116" style:family="paragraph">
      <loext:graphic-properties draw:fill="bitmap" draw:fill-image-name="msFillBitmap_20_16" style:repeat="stretch"/>
      <style:paragraph-properties fo:text-align="start" style:font-independent-line-spacing="true"/>
      <style:text-properties fo:font-size="18pt"/>
    </style:style>
    <style:style style:name="P117" style:family="paragraph">
      <loext:graphic-properties draw:fill="bitmap" draw:fill-image-name="msFillBitmap_20_17" style:repeat="stretch"/>
      <style:paragraph-properties fo:text-align="start" style:font-independent-line-spacing="true"/>
      <style:text-properties fo:font-size="18pt"/>
    </style:style>
    <style:style style:name="P118" style:family="paragraph">
      <loext:graphic-properties draw:fill="bitmap" draw:fill-image-name="msFillBitmap_20_18" style:repeat="stretch"/>
      <style:paragraph-properties fo:text-align="start" style:font-independent-line-spacing="true"/>
      <style:text-properties fo:font-size="18pt"/>
    </style:style>
    <style:style style:name="P119" style:family="paragraph">
      <style:paragraph-properties fo:margin-left="0.035cm" fo:margin-right="0cm" fo:margin-top="0.035cm" fo:margin-bottom="0cm" fo:line-height="100%" fo:text-align="start" fo:text-indent="0cm" style:punctuation-wrap="hanging" style:writing-mode="lr-tb">
        <style:tab-stops>
          <style:tab-stop style:position="1.568cm"/>
        </style:tab-stops>
      </style:paragraph-properties>
      <style:text-properties fo:font-size="18pt" fo:hyphenate="false"/>
    </style:style>
    <style:style style:name="P120" style:family="paragraph">
      <style:paragraph-properties fo:margin-left="0.035cm" fo:margin-right="0cm" fo:margin-top="0.445cm" fo:margin-bottom="0cm" fo:line-height="100%" fo:text-align="start" fo:text-indent="0cm" style:punctuation-wrap="hanging" style:writing-mode="lr-tb"/>
      <style:text-properties fo:font-size="18pt" fo:hyphenate="false"/>
    </style:style>
    <style:style style:name="P121" style:family="paragraph">
      <style:paragraph-properties fo:margin-left="2.78cm" fo:margin-right="0cm" fo:margin-top="0.552cm" fo:margin-bottom="0cm" fo:line-height="100%" fo:text-align="start" fo:text-indent="0cm" style:punctuation-wrap="hanging" style:writing-mode="lr-tb">
        <style:tab-stops>
          <style:tab-stop style:position="4.314cm"/>
          <style:tab-stop style:position="7.221cm"/>
          <style:tab-stop style:position="8.735cm"/>
        </style:tab-stops>
      </style:paragraph-properties>
      <style:text-properties fo:font-size="18pt" fo:hyphenate="false"/>
    </style:style>
    <style:style style:name="P122" style:family="paragraph">
      <style:paragraph-properties fo:margin-left="0.106cm" fo:margin-right="0cm" fo:margin-top="0cm" fo:margin-bottom="0cm" fo:line-height="0.503cm" fo:text-align="start" fo:text-indent="0cm" style:punctuation-wrap="hanging" style:writing-mode="lr-tb"/>
      <style:text-properties fo:font-size="14pt" style:font-size-asian="14pt" style:font-size-complex="14pt" fo:hyphenate="false"/>
    </style:style>
    <style:style style:name="P123" style:family="paragraph">
      <style:paragraph-properties fo:margin-left="0cm" fo:margin-right="0cm" fo:margin-top="0.212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124" style:family="paragraph">
      <style:paragraph-properties fo:margin-left="0cm" fo:margin-right="0cm" fo:margin-top="0.148cm" fo:margin-bottom="0cm" fo:line-height="100%"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25" style:family="paragraph">
      <style:paragraph-properties fo:margin-left="0cm" fo:margin-right="0cm" fo:margin-top="0.141cm" fo:margin-bottom="0cm" fo:line-height="100%"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26" style:family="paragraph">
      <style:paragraph-properties fo:margin-left="0cm" fo:margin-right="0cm" fo:margin-top="0.106cm" fo:margin-bottom="0cm" fo:line-height="100%"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27" style:family="paragraph">
      <style:paragraph-properties fo:margin-left="0cm" fo:margin-right="0cm" fo:margin-top="0.009cm" fo:margin-bottom="0cm" fo:line-height="100%"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28" style:family="paragraph">
      <style:paragraph-properties fo:margin-left="0cm" fo:margin-right="0cm" fo:margin-top="0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129" style:family="paragraph">
      <style:paragraph-properties fo:margin-left="0cm" fo:margin-right="0.014cm" fo:margin-top="0.092cm" fo:margin-bottom="0cm" fo:line-height="0.988cm"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130" style:family="paragraph">
      <style:paragraph-properties fo:margin-left="0cm" fo:margin-right="0.014cm" fo:margin-top="0.12cm" fo:margin-bottom="0cm" fo:line-height="100%"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31" style:family="paragraph">
      <style:paragraph-properties fo:margin-left="0cm" fo:margin-right="0.014cm" fo:margin-top="0.012cm" fo:margin-bottom="0cm" fo:line-height="100%"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32" style:family="paragraph">
      <style:paragraph-properties fo:margin-left="0cm" fo:margin-right="0.014cm" fo:margin-top="0cm" fo:margin-bottom="0cm" fo:line-height="100%" fo:text-align="start" fo:text-indent="0cm" style:punctuation-wrap="hanging" style:writing-mode="lr-tb">
        <style:tab-stops>
          <style:tab-stop style:position="0.986cm"/>
          <style:tab-stop style:position="0.988cm"/>
        </style:tab-stops>
      </style:paragraph-properties>
      <style:text-properties fo:font-size="18pt" fo:hyphenate="false"/>
    </style:style>
    <style:style style:name="P133" style:family="paragraph">
      <style:paragraph-properties fo:margin-left="0cm" fo:margin-right="0.09cm" fo:margin-top="0.205cm" fo:margin-bottom="0cm" fo:line-height="0.811cm"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34" style:family="paragraph">
      <style:paragraph-properties fo:margin-left="0cm" fo:margin-right="0.09cm" fo:margin-top="0.176cm" fo:margin-bottom="0cm" fo:line-height="0.811cm"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35" style:family="paragraph">
      <style:paragraph-properties fo:margin-left="0cm" fo:margin-right="0cm" fo:margin-top="0.176cm" fo:margin-bottom="0cm" fo:line-height="100%"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36" style:family="paragraph">
      <style:paragraph-properties fo:margin-left="0.988cm" fo:margin-right="0.014cm" fo:margin-top="0.205cm" fo:margin-bottom="0cm" fo:line-height="104%" fo:text-align="start" fo:text-indent="0cm" style:punctuation-wrap="hanging" style:writing-mode="lr-tb">
        <style:tab-stops>
          <style:tab-stop style:position="2.08cm"/>
          <style:tab-stop style:position="2.081cm"/>
        </style:tab-stops>
      </style:paragraph-properties>
      <style:text-properties fo:font-size="18pt" fo:hyphenate="false"/>
    </style:style>
    <style:style style:name="P137" style:family="paragraph">
      <style:paragraph-properties fo:margin-left="0cm" fo:margin-right="0.014cm" fo:margin-top="0.183cm" fo:margin-bottom="0cm" fo:line-height="100%" fo:text-align="start" fo:text-indent="0cm" style:punctuation-wrap="hanging" style:writing-mode="lr-tb">
        <style:tab-stops>
          <style:tab-stop style:position="0.986cm"/>
          <style:tab-stop style:position="0.988cm"/>
          <style:tab-stop style:position="3.48cm"/>
          <style:tab-stop style:position="11.058cm"/>
        </style:tab-stops>
      </style:paragraph-properties>
      <style:text-properties fo:font-size="18pt" fo:hyphenate="false"/>
    </style:style>
    <style:style style:name="P138" style:family="paragraph">
      <style:paragraph-properties fo:margin-left="0cm" fo:margin-right="0cm" fo:margin-top="0.007cm" fo:margin-bottom="0cm" fo:line-height="100%" fo:text-align="start" fo:text-indent="0cm" style:punctuation-wrap="hanging" style:writing-mode="lr-tb"/>
      <style:text-properties fo:font-size="18pt" fo:hyphenate="false"/>
    </style:style>
    <style:style style:name="P139" style:family="paragraph">
      <loext:graphic-properties draw:fill="bitmap" draw:fill-image-name="msFillBitmap_20_19" style:repeat="stretch"/>
      <style:paragraph-properties fo:text-align="start" style:font-independent-line-spacing="true"/>
      <style:text-properties fo:font-size="18pt"/>
    </style:style>
    <style:style style:name="P140" style:family="paragraph">
      <loext:graphic-properties draw:fill="bitmap" draw:fill-image-name="msFillBitmap_20_20" style:repeat="stretch"/>
      <style:paragraph-properties fo:text-align="start" style:font-independent-line-spacing="true"/>
      <style:text-properties fo:font-size="18pt"/>
    </style:style>
    <style:style style:name="P141" style:family="paragraph">
      <loext:graphic-properties draw:fill="bitmap" draw:fill-image-name="msFillBitmap_20_21" style:repeat="stretch"/>
      <style:paragraph-properties fo:text-align="start" style:font-independent-line-spacing="true"/>
      <style:text-properties fo:font-size="18pt"/>
    </style:style>
    <style:style style:name="P142" style:family="paragraph">
      <style:paragraph-properties fo:margin-left="0.035cm" fo:margin-right="0cm" fo:margin-top="0.034cm" fo:margin-bottom="0cm" fo:line-height="100%" fo:text-align="start" fo:text-indent="0cm" style:punctuation-wrap="hanging" style:writing-mode="lr-tb"/>
      <style:text-properties fo:font-size="18pt" fo:hyphenate="false"/>
    </style:style>
    <style:style style:name="P143" style:family="paragraph">
      <loext:graphic-properties draw:fill="bitmap" draw:fill-image-name="msFillBitmap_20_22" style:repeat="stretch"/>
      <style:paragraph-properties fo:text-align="start" style:font-independent-line-spacing="true"/>
      <style:text-properties fo:font-size="18pt"/>
    </style:style>
    <style:style style:name="P144" style:family="paragraph">
      <style:paragraph-properties fo:margin-left="0cm" fo:margin-right="0.014cm" fo:margin-top="0.034cm" fo:margin-bottom="0cm" fo:line-height="100%" fo:text-align="end" fo:text-indent="0cm" style:punctuation-wrap="hanging" style:writing-mode="lr-tb"/>
      <style:text-properties fo:font-size="18pt" fo:hyphenate="false"/>
    </style:style>
    <style:style style:name="P145" style:family="paragraph">
      <style:paragraph-properties fo:margin-left="0cm" fo:margin-right="0.014cm" fo:margin-top="0cm" fo:margin-bottom="0cm" fo:line-height="100%" fo:text-align="start" fo:text-indent="0cm" style:punctuation-wrap="hanging" style:writing-mode="lr-tb"/>
      <style:text-properties fo:font-size="18pt" fo:hyphenate="false"/>
    </style:style>
    <style:style style:name="P146" style:family="paragraph">
      <style:paragraph-properties fo:margin-left="0.035cm" fo:margin-right="0.014cm" fo:margin-top="0.633cm" fo:margin-bottom="0cm" fo:line-height="100%" fo:text-align="start" fo:text-indent="0cm" style:punctuation-wrap="hanging" style:writing-mode="lr-tb"/>
      <style:text-properties fo:font-size="18pt" fo:hyphenate="false"/>
    </style:style>
    <style:style style:name="P147" style:family="paragraph">
      <loext:graphic-properties draw:fill="bitmap" draw:fill-image-name="msFillBitmap_20_23" style:repeat="stretch"/>
      <style:paragraph-properties fo:text-align="start" style:font-independent-line-spacing="true"/>
      <style:text-properties fo:font-size="18pt"/>
    </style:style>
    <style:style style:name="P148" style:family="paragraph">
      <loext:graphic-properties draw:fill="bitmap" draw:fill-image-name="msFillBitmap_20_24" style:repeat="stretch"/>
      <style:paragraph-properties fo:text-align="start" style:font-independent-line-spacing="true"/>
      <style:text-properties fo:font-size="18pt"/>
    </style:style>
    <style:style style:name="P149" style:family="paragraph">
      <style:paragraph-properties fo:margin-left="0cm" fo:margin-right="0cm" fo:margin-top="0cm" fo:margin-bottom="0cm" fo:line-height="0.612cm" fo:text-align="start" fo:text-indent="0cm" style:punctuation-wrap="hanging" style:writing-mode="lr-tb"/>
      <style:text-properties fo:font-size="18pt" fo:hyphenate="false"/>
    </style:style>
    <style:style style:name="P150" style:family="paragraph">
      <style:paragraph-properties fo:margin-left="0cm" fo:margin-right="0cm" fo:margin-top="0.03cm" fo:margin-bottom="0cm" fo:line-height="100%" fo:text-align="start" fo:text-indent="0cm" style:punctuation-wrap="hanging" style:writing-mode="lr-tb"/>
      <style:text-properties fo:font-size="18pt" fo:hyphenate="false"/>
    </style:style>
    <style:style style:name="P151" style:family="paragraph">
      <style:paragraph-properties fo:margin-left="0cm" fo:margin-right="0cm" fo:margin-top="0.005cm" fo:margin-bottom="0cm" fo:line-height="100%" fo:text-align="start" fo:text-indent="0cm" style:punctuation-wrap="hanging" style:writing-mode="lr-tb"/>
      <style:text-properties fo:font-size="18pt" fo:hyphenate="false"/>
    </style:style>
    <style:style style:name="P152" style:family="paragraph">
      <loext:graphic-properties draw:fill="solid" draw:fill-color="#0000ff"/>
      <style:paragraph-properties fo:text-align="start" style:font-independent-line-spacing="true"/>
      <style:text-properties fo:font-size="18pt"/>
    </style:style>
    <style:style style:name="P153" style:family="paragraph">
      <style:paragraph-properties fo:margin-left="0.035cm" fo:margin-right="0cm" fo:margin-top="0.035cm" fo:margin-bottom="0cm" fo:line-height="100%" fo:text-align="start" fo:text-indent="0cm" style:punctuation-wrap="hanging" style:writing-mode="lr-tb">
        <style:tab-stops>
          <style:tab-stop style:position="3.925cm"/>
        </style:tab-stops>
      </style:paragraph-properties>
      <style:text-properties fo:hyphenate="false"/>
    </style:style>
    <style:style style:name="P154" style:family="paragraph">
      <style:paragraph-properties fo:margin-left="0cm" fo:margin-right="0cm" fo:margin-top="0.296cm" fo:margin-bottom="0cm" fo:line-height="100%" fo:text-align="start" fo:text-indent="0cm" style:punctuation-wrap="hanging" style:writing-mode="lr-tb"/>
      <style:text-properties fo:hyphenate="false"/>
    </style:style>
    <style:style style:name="P155" style:family="paragraph">
      <style:paragraph-properties fo:margin-left="0cm" fo:margin-right="0cm" fo:margin-top="0.22cm" fo:margin-bottom="0cm" fo:line-height="100%" fo:text-align="start" fo:text-indent="0cm" style:punctuation-wrap="hanging" style:writing-mode="lr-tb">
        <style:tab-stops>
          <style:tab-stop style:position="2.08cm"/>
          <style:tab-stop style:position="2.081cm"/>
        </style:tab-stops>
      </style:paragraph-properties>
      <style:text-properties fo:hyphenate="false"/>
    </style:style>
    <style:style style:name="P156" style:family="paragraph">
      <style:paragraph-properties fo:margin-left="0cm" fo:margin-right="0cm" fo:margin-top="0.176cm" fo:margin-bottom="0cm" fo:line-height="100%" fo:text-align="start" fo:text-indent="0cm" style:punctuation-wrap="hanging" style:writing-mode="lr-tb">
        <style:tab-stops>
          <style:tab-stop style:position="2.08cm"/>
          <style:tab-stop style:position="2.081cm"/>
        </style:tab-stops>
      </style:paragraph-properties>
      <style:text-properties fo:hyphenate="false"/>
    </style:style>
    <style:style style:name="P157" style:family="paragraph">
      <style:paragraph-properties fo:margin-left="0cm" fo:margin-right="0cm" fo:margin-top="0.212cm" fo:margin-bottom="0cm" fo:line-height="100%" fo:text-align="start" fo:text-indent="0cm" style:punctuation-wrap="hanging" style:writing-mode="lr-tb">
        <style:tab-stops>
          <style:tab-stop style:position="3.209cm"/>
          <style:tab-stop style:position="3.21cm"/>
        </style:tab-stops>
      </style:paragraph-properties>
      <style:text-properties fo:hyphenate="false"/>
    </style:style>
    <style:style style:name="P158" style:family="paragraph">
      <style:paragraph-properties fo:margin-left="0cm" fo:margin-right="0cm" fo:margin-top="0.176cm" fo:margin-bottom="0cm" fo:line-height="100%" fo:text-align="start" fo:text-indent="0cm" style:punctuation-wrap="hanging" style:writing-mode="lr-tb">
        <style:tab-stops>
          <style:tab-stop style:position="0.986cm"/>
          <style:tab-stop style:position="0.988cm"/>
        </style:tab-stops>
      </style:paragraph-properties>
      <style:text-properties fo:hyphenate="false"/>
    </style:style>
    <style:style style:name="P159" style:family="paragraph">
      <style:paragraph-properties fo:margin-left="0cm" fo:margin-right="0cm" fo:margin-top="0.146cm" fo:margin-bottom="0cm" fo:line-height="100%" fo:text-align="start" fo:text-indent="0cm" style:punctuation-wrap="hanging" style:writing-mode="lr-tb">
        <style:tab-stops>
          <style:tab-stop style:position="2.08cm"/>
          <style:tab-stop style:position="2.081cm"/>
        </style:tab-stops>
      </style:paragraph-properties>
      <style:text-properties fo:hyphenate="false"/>
    </style:style>
    <style:style style:name="P160" style:family="paragraph">
      <style:paragraph-properties fo:margin-left="0cm" fo:margin-right="0cm" fo:margin-top="0.141cm" fo:margin-bottom="0cm" fo:line-height="100%" fo:text-align="start" fo:text-indent="0cm" style:punctuation-wrap="hanging" style:writing-mode="lr-tb">
        <style:tab-stops>
          <style:tab-stop style:position="0.986cm"/>
          <style:tab-stop style:position="0.988cm"/>
        </style:tab-stops>
      </style:paragraph-properties>
      <style:text-properties fo:hyphenate="false"/>
    </style:style>
    <style:style style:name="P161" style:family="paragraph">
      <style:paragraph-properties fo:margin-left="0cm" fo:margin-right="0.014cm" fo:margin-top="0.205cm" fo:margin-bottom="0cm" fo:line-height="0.811cm" fo:text-align="start" fo:text-indent="0cm" style:punctuation-wrap="hanging" style:writing-mode="lr-tb">
        <style:tab-stops>
          <style:tab-stop style:position="2.08cm"/>
          <style:tab-stop style:position="2.081cm"/>
        </style:tab-stops>
      </style:paragraph-properties>
      <style:text-properties fo:hyphenate="false"/>
    </style:style>
    <style:style style:name="P162" style:family="paragraph">
      <style:paragraph-properties fo:margin-left="0cm" fo:margin-right="0.014cm" fo:margin-top="0.155cm" fo:margin-bottom="0cm" fo:line-height="100%" fo:text-align="start" fo:text-indent="0cm" style:punctuation-wrap="hanging" style:writing-mode="lr-tb">
        <style:tab-stops>
          <style:tab-stop style:position="0.986cm"/>
          <style:tab-stop style:position="0.988cm"/>
        </style:tab-stops>
      </style:paragraph-properties>
      <style:text-properties fo:hyphenate="false"/>
    </style:style>
    <style:style style:name="P163" style:family="paragraph">
      <loext:graphic-properties draw:fill="none"/>
      <style:paragraph-properties fo:text-align="start" style:font-independent-line-spacing="true"/>
      <style:text-properties fo:font-size="28pt"/>
    </style:style>
    <style:style style:name="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35pt" fo:letter-spacing="-0.001cm" fo:font-style="normal" style:text-underline-style="none" fo:font-weight="bold" style:font-size-asian="35pt" style:font-style-asian="normal" style:font-weight-asian="bold" style:font-size-complex="35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Light" fo:font-size="35pt" fo:letter-spacing="normal" fo:font-style="normal" style:text-underline-style="none" fo:font-weight="bold" style:font-size-asian="35pt" style:font-style-asian="normal" style:font-weight-asian="bold" style:font-size-complex="35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Light" fo:font-size="35pt" fo:letter-spacing="-0.031cm" fo:font-style="normal" style:text-underline-style="none" fo:font-weight="bold" style:font-size-asian="35pt" style:font-style-asian="normal" style:font-weight-asian="bold" style:font-size-complex="35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4pt" fo:letter-spacing="-0.001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4pt" fo:letter-spacing="-0.004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4pt" fo:letter-spacing="0.011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0pt" fo:letter-spacing="-0.048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0pt" fo:letter-spacing="-0.001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Arial" fo:font-size="24pt" fo:letter-spacing="-0.001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Arial" fo:font-size="24pt" fo:letter-spacing="-0.006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5"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20pt" fo:letter-spacing="-0.006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0pt" fo:letter-spacing="-0.033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4pt" fo:letter-spacing="-0.048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20pt" fo:letter-spacing="-0.003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0pt" fo:letter-spacing="-0.004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20pt" fo:letter-spacing="-0.02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 fo:font-size="18.5pt" fo:letter-spacing="-0.017cm" fo:font-style="normal" style:text-underline-style="none" fo:font-weight="normal" style:font-size-asian="18.5pt" style:font-style-asian="normal" style:font-weight-asian="normal" style:font-name-complex="Courier New" style:font-size-complex="18.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8.5pt" fo:letter-spacing="-0.063cm" fo:font-style="normal" style:text-underline-style="none" fo:font-weight="normal" style:font-size-asian="18.5pt" style:font-style-asian="normal" style:font-weight-asian="normal" style:font-name-complex="Courier New" style:font-size-complex="18.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 fo:font-size="18.5pt" fo:letter-spacing="-0.02cm" fo:font-style="normal" style:text-underline-style="none" fo:font-weight="normal" style:font-size-asian="18.5pt" style:font-style-asian="normal" style:font-weight-asian="normal" style:font-name-complex="Courier New" style:font-size-complex="18.5pt" style:font-style-complex="normal" style:font-weight-complex="normal"/>
    </style:style>
    <style:style style:name="T25" style:family="text">
      <style:text-properties fo:font-variant="normal" fo:text-transform="none" fo:color="#898989"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Light" fo:font-size="35pt" fo:letter-spacing="-0.003cm" fo:font-style="normal" style:text-underline-style="none" fo:font-weight="bold" style:font-size-asian="35pt" style:font-style-asian="normal" style:font-weight-asian="bold" style:font-size-complex="35pt" style:font-style-complex="normal" style:font-weight-complex="bold"/>
    </style:style>
    <style:style style:name="T29" style:family="text">
      <style:text-properties fo:font-variant="normal" fo:text-transform="none" fo:color="#000000" style:text-line-through-style="none" style:text-line-through-type="none" style:text-position="0% 100%" style:font-name="Calibri Light" fo:font-size="35pt" fo:letter-spacing="-0.087cm" fo:font-style="normal" style:text-underline-style="none" fo:font-weight="bold" style:font-size-asian="35pt" style:font-style-asian="normal" style:font-weight-asian="bold" style:font-size-complex="35pt" style:font-style-complex="normal" style:font-weight-complex="bold"/>
    </style:style>
    <style:style style:name="T30" style:family="text">
      <style:text-properties fo:font-variant="normal" fo:text-transform="none" fo:color="#ff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1" style:family="text">
      <style:text-properties fo:font-variant="normal" fo:text-transform="none" fo:color="#ff0000" style:text-line-through-style="none" style:text-line-through-type="none" style:text-position="0% 100%" style:font-name="Arial" fo:font-size="18pt" fo:letter-spacing="-0.001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2" style:family="text">
      <style:text-properties fo:font-variant="normal" fo:text-transform="none" fo:color="#ff0000" style:text-line-through-style="none" style:text-line-through-type="none" style:text-position="0% 100%" style:font-name="Arial" fo:font-size="18pt" fo:letter-spacing="-0.031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 fo:font-size="18pt" fo:letter-spacing="-0.001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18pt" fo:letter-spacing="-0.017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18pt" fo:letter-spacing="-0.015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 fo:font-size="18pt" fo:letter-spacing="-0.013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8" style:family="text">
      <style:text-properties fo:font-variant="normal" fo:text-transform="none" fo:color="#b0b0b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Light" fo:font-size="35pt" fo:letter-spacing="-0.015cm" fo:font-style="normal" style:text-underline-style="none" fo:font-weight="bold" style:font-size-asian="35pt" style:font-style-asian="normal" style:font-weight-asian="bold" style:font-size-complex="35pt" style:font-style-complex="normal" style:font-weight-complex="bold"/>
    </style:style>
    <style:style style:name="T40" style:family="text">
      <style:text-properties fo:font-variant="normal" fo:text-transform="none" fo:color="#ff0000" style:text-line-through-style="none" style:text-line-through-type="none" style:text-position="0% 100%" style:font-name="Arial" fo:font-size="20pt" fo:letter-spacing="-0.001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20pt" fo:letter-spacing="0.004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20pt" fo:letter-spacing="-0.011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43" style:family="text">
      <style:text-properties fo:font-variant="normal" fo:text-transform="none" fo:color="#ff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44" style:family="text">
      <style:text-properties fo:font-variant="normal" fo:text-transform="none" fo:color="#ff0000"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 fo:font-size="20pt" fo:letter-spacing="-0.025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 fo:font-size="20pt" fo:letter-spacing="0.002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 fo:font-size="20pt" fo:letter-spacing="-0.01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48"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9" style:family="text">
      <style:text-properties fo:font-variant="normal" fo:text-transform="none" fo:color="#000000" style:text-line-through-style="none" style:text-line-through-type="none" style:text-position="0% 100%" style:font-name="Calibri Light" fo:font-size="35pt" fo:letter-spacing="-0.004cm" fo:font-style="normal" style:text-underline-style="none" fo:font-weight="bold" style:font-size-asian="35pt" style:font-style-asian="normal" style:font-weight-asian="bold" style:font-size-complex="35pt" style:font-style-complex="normal" style:font-weight-complex="bold"/>
    </style:style>
    <style:style style:name="T50" style:family="text">
      <style:text-properties fo:font-variant="normal" fo:text-transform="none" fo:color="#000000" style:text-line-through-style="none" style:text-line-through-type="none" style:text-position="0% 100%" style:font-name="Calibri Light" fo:font-size="35pt" fo:letter-spacing="0.002cm" fo:font-style="normal" style:text-underline-style="none" fo:font-weight="bold" style:font-size-asian="35pt" style:font-style-asian="normal" style:font-weight-asian="bold" style:font-size-complex="35pt" style:font-style-complex="normal" style:font-weight-complex="bold"/>
    </style:style>
    <style:style style:name="T51" style:family="text">
      <style:text-properties fo:font-variant="normal" fo:text-transform="none" fo:color="#000000" style:text-line-through-style="none" style:text-line-through-type="none" style:text-position="0% 100%" style:font-name="Calibri Light" fo:font-size="35pt" fo:letter-spacing="-0.027cm" fo:font-style="normal" style:text-underline-style="none" fo:font-weight="bold" style:font-size-asian="35pt" style:font-style-asian="normal" style:font-weight-asian="bold" style:font-size-complex="35pt" style:font-style-complex="normal" style:font-weight-complex="bold"/>
    </style:style>
    <style:style style:name="T52" style:family="text">
      <style:text-properties fo:font-variant="normal" fo:text-transform="none" fo:color="#000000" style:text-line-through-style="none" style:text-line-through-type="none" style:text-position="0% 100%" style:font-name="Calibri Light" fo:font-size="35pt" fo:letter-spacing="0.004cm" fo:font-style="normal" style:text-underline-style="none" fo:font-weight="bold" style:font-size-asian="35pt" style:font-style-asian="normal" style:font-weight-asian="bold" style:font-size-complex="35pt" style:font-style-complex="normal" style:font-weight-complex="bold"/>
    </style:style>
    <style:style style:name="T53" style:family="text">
      <style:text-properties fo:font-variant="normal" fo:text-transform="none" fo:color="#000000" style:text-line-through-style="none" style:text-line-through-type="none" style:text-position="0% 100%" style:font-name="Arial" fo:font-size="24pt" fo:letter-spacing="-0.003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 fo:font-size="24pt" fo:letter-spacing="-0.006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24pt" fo:letter-spacing="0.055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6" style:family="text">
      <style:text-properties fo:font-variant="normal" fo:text-transform="none" fo:color="#ff0000" style:text-line-through-style="none" style:text-line-through-type="none" style:text-position="0% 100%" style:font-name="Arial" fo:font-size="20pt" fo:letter-spacing="-0.003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20pt" fo:letter-spacing="0.026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20pt" fo:letter-spacing="-0.043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9" style:family="text">
      <style:text-properties fo:font-variant="normal" fo:text-transform="none" fo:color="#ff0000" style:text-line-through-style="none" style:text-line-through-type="none" style:text-position="0% 100%" style:font-name="Arial" fo:font-size="20pt" fo:letter-spacing="0.002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20pt" fo:letter-spacing="0.016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fo:font-size="20pt" fo:letter-spacing="0.058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 fo:font-size="20pt" fo:letter-spacing="-0.008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 fo:font-size="20pt" fo:letter-spacing="0.034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Arial" fo:font-size="20pt" fo:letter-spacing="0.007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5" style:family="text">
      <style:text-properties fo:font-variant="normal" fo:text-transform="none" fo:color="#ff0000" style:text-line-through-style="none" style:text-line-through-type="none" style:text-position="0% 100%" style:font-name="Arial" fo:font-size="20pt" fo:letter-spacing="-0.071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 fo:font-size="20pt" fo:letter-spacing="0.109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 fo:font-size="24pt" fo:letter-spacing="0.067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 fo:font-size="18pt" fo:letter-spacing="-0.003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18pt" fo:letter-spacing="-0.006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 fo:font-size="18pt" fo:letter-spacing="0.026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alibri Light" fo:font-size="35pt" fo:letter-spacing="0.011cm" fo:font-style="normal" style:text-underline-style="none" fo:font-weight="bold" style:font-size-asian="35pt" style:font-style-asian="normal" style:font-weight-asian="bold" style:font-size-complex="35pt" style:font-style-complex="normal" style:font-weight-complex="bold"/>
    </style:style>
    <style:style style:name="T72" style:family="text">
      <style:text-properties fo:font-variant="normal" fo:text-transform="none" fo:color="#231f20" style:text-line-through-style="none" style:text-line-through-type="none" style:text-position="0% 100%" style:font-name="Arial" fo:font-size="13.5pt" fo:letter-spacing="-0.022cm" fo:font-style="normal" style:text-underline-style="none" fo:font-weight="normal" style:font-size-asian="13.5pt" style:font-style-asian="normal" style:font-weight-asian="normal" style:font-name-complex="Arial" style:font-size-complex="13.5pt" style:font-style-complex="normal" style:font-weight-complex="normal"/>
    </style:style>
    <style:style style:name="T73" style:family="text">
      <style:text-properties fo:font-variant="normal" fo:text-transform="none" fo:color="#231f20" style:text-line-through-style="none" style:text-line-through-type="none" style:text-position="-12% 58%" style:font-name="Arial" fo:font-size="16.5pt" fo:letter-spacing="-0.033cm" fo:font-style="normal" style:text-underline-style="none" fo:font-weight="normal" style:font-size-asian="16.5pt" style:font-style-asian="normal" style:font-weight-asian="normal" style:font-name-complex="Arial" style:font-size-complex="16.5pt" style:font-style-complex="normal" style:font-weight-complex="normal"/>
    </style:style>
    <style:style style:name="T74" style:family="text">
      <style:text-properties fo:font-variant="normal" fo:text-transform="none" fo:color="#231f20" style:text-line-through-style="none" style:text-line-through-type="none" style:text-position="0% 100%" style:font-name="Arial" fo:font-size="20.5pt" fo:letter-spacing="normal" fo:font-style="normal" style:text-underline-style="none" fo:font-weight="normal" style:font-size-asian="20.5pt" style:font-style-asian="normal" style:font-weight-asian="normal" style:font-name-complex="Arial" style:font-size-complex="20.5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Verdana" fo:font-size="18pt" fo:letter-spacing="-0.001cm" fo:font-style="normal" style:text-underline-style="none" fo:font-weight="normal" style:font-size-asian="18pt" style:font-style-asian="normal" style:font-weight-asian="normal" style:font-name-complex="Verdana" style:font-size-complex="18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Verdana" fo:font-size="18pt" fo:letter-spacing="0.005cm" fo:font-style="normal" style:text-underline-style="none" fo:font-weight="normal" style:font-size-asian="18pt" style:font-style-asian="normal" style:font-weight-asian="normal" style:font-name-complex="Verdana" style:font-size-complex="18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Verdana" fo:font-size="18pt" fo:letter-spacing="-0.003cm" fo:font-style="normal" style:text-underline-style="none" fo:font-weight="normal" style:font-size-asian="18pt" style:font-style-asian="normal" style:font-weight-asian="normal" style:font-name-complex="Verdana" style:font-size-complex="1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Verdana" fo:font-size="18pt" fo:letter-spacing="-0.004cm" fo:font-style="normal" style:text-underline-style="none" fo:font-weight="normal" style:font-size-asian="18pt" style:font-style-asian="normal" style:font-weight-asian="normal" style:font-name-complex="Verdana" style:font-size-complex="18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Verdana" fo:font-size="18pt" fo:letter-spacing="0.049cm" fo:font-style="normal" style:text-underline-style="none" fo:font-weight="normal" style:font-size-asian="18pt" style:font-style-asian="normal" style:font-weight-asian="normal" style:font-name-complex="Verdana" style:font-size-complex="18pt" style:font-style-complex="normal" style:font-weight-complex="normal"/>
    </style:style>
    <style:style style:name="T80" style:family="text">
      <style:text-properties fo:font-variant="normal" fo:text-transform="none" fo:color="#ff0000" style:text-line-through-style="none" style:text-line-through-type="none" style:text-position="0% 100%" style:font-name="Verdana" fo:font-size="18pt" fo:letter-spacing="normal" fo:font-style="normal" style:text-underline-style="none" fo:font-weight="normal" style:font-size-asian="18pt" style:font-style-asian="normal" style:font-weight-asian="normal" style:font-name-complex="Verdana" style:font-size-complex="18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Verdana" fo:font-size="29.5pt" fo:letter-spacing="normal" fo:font-style="normal" style:text-underline-style="none" fo:font-weight="normal" style:font-size-asian="29.5pt" style:font-style-asian="normal" style:font-weight-asian="normal" style:font-name-complex="Verdana" style:font-size-complex="29.5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 fo:font-size="18pt" fo:letter-spacing="-0.001cm" fo:font-style="normal" style:text-underline-style="none" fo:font-weight="bold" style:font-size-asian="18pt" style:font-style-asian="normal" style:font-weight-asian="bold" style:font-name-complex="Arial" style:font-size-complex="18pt" style:font-style-complex="normal" style:font-weight-complex="bold"/>
    </style:style>
    <style:style style:name="T8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T84" style:family="text">
      <style:text-properties fo:font-variant="normal" fo:text-transform="none" fo:color="#000000" style:text-line-through-style="none" style:text-line-through-type="none" style:text-position="0% 100%" style:font-name="Arial" fo:font-size="24.5pt" fo:letter-spacing="normal" fo:font-style="normal" style:text-underline-style="none" fo:font-weight="normal" style:font-size-asian="24.5pt" style:font-style-asian="normal" style:font-weight-asian="normal" style:font-name-complex="Arial" style:font-size-complex="24.5pt" style:font-style-complex="normal" style:font-weight-complex="normal"/>
    </style:style>
    <style:style style:name="T85" style:family="text">
      <style:text-properties fo:font-variant="normal" fo:text-transform="none" fo:color="#231f20" style:text-line-through-style="none" style:text-line-through-type="none" style:text-position="0% 100%" style:font-name="Arial" fo:font-size="12pt" fo:letter-spacing="-0.011cm"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86" style:family="text">
      <style:text-properties fo:font-variant="normal" fo:text-transform="none" fo:color="#231f20" style:text-line-through-style="none" style:text-line-through-type="none" style:text-position="0% 100%" style:font-name="Arial" fo:font-size="12pt" fo:letter-spacing="-0.01cm"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87" style:family="text">
      <style:text-properties fo:font-variant="normal" fo:text-transform="none" fo:color="#231f20" style:text-line-through-style="none" style:text-line-through-type="none" style:text-position="0% 100%" style:font-name="Arial" fo:font-size="12pt" fo:letter-spacing="-0.013cm"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 fo:font-size="13.5pt" fo:letter-spacing="normal" fo:font-style="normal" style:text-underline-style="none" fo:font-weight="normal" style:font-size-asian="13.5pt" style:font-style-asian="normal" style:font-weight-asian="normal" style:font-name-complex="Arial" style:font-size-complex="13.5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 fo:font-size="16.5pt" fo:letter-spacing="normal" fo:font-style="normal" style:text-underline-style="none" fo:font-weight="normal" style:font-size-asian="16.5pt" style:font-style-asian="normal" style:font-weight-asian="normal" style:font-name-complex="Arial" style:font-size-complex="16.5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 fo:font-size="18pt" fo:letter-spacing="-0.008cm" fo:font-style="normal" style:text-underline-style="none" fo:font-weight="bold" style:font-size-asian="18pt" style:font-style-asian="normal" style:font-weight-asian="bold" style:font-name-complex="Arial" style:font-size-complex="18pt" style:font-style-complex="normal" style:font-weight-complex="bold"/>
    </style:style>
    <style:style style:name="T92" style:family="text">
      <style:text-properties fo:font-variant="normal" fo:text-transform="none" fo:color="#231f20" style:text-line-through-style="none" style:text-line-through-type="none" style:text-position="0% 100%" style:font-name="Arial" fo:font-size="13pt" fo:letter-spacing="-0.024cm" fo:font-style="normal" style:text-underline-style="none" fo:font-weight="normal" style:font-size-asian="13pt" style:font-style-asian="normal" style:font-weight-asian="normal" style:font-name-complex="Arial" style:font-size-complex="13pt" style:font-style-complex="normal" style:font-weight-complex="normal"/>
    </style:style>
    <style:style style:name="T93" style:family="text">
      <style:text-properties fo:font-variant="normal" fo:text-transform="none" fo:color="#231f20" style:text-line-through-style="none" style:text-line-through-type="none" style:text-position="0% 100%" style:font-name="Arial" fo:font-size="13pt" fo:letter-spacing="-0.015cm" fo:font-style="normal" style:text-underline-style="none" fo:font-weight="normal" style:font-size-asian="13pt" style:font-style-asian="normal" style:font-weight-asian="normal" style:font-name-complex="Arial" style:font-size-complex="13pt" style:font-style-complex="normal" style:font-weight-complex="normal"/>
    </style:style>
    <style:style style:name="T94" style:family="text">
      <style:text-properties fo:font-variant="normal" fo:text-transform="none" fo:color="#231f20" style:text-line-through-style="none" style:text-line-through-type="none" style:text-position="0% 100%" style:font-name="Arial" fo:font-size="13pt" fo:letter-spacing="-0.025cm" fo:font-style="normal" style:text-underline-style="none" fo:font-weight="normal" style:font-size-asian="13pt" style:font-style-asian="normal" style:font-weight-asian="normal" style:font-name-complex="Arial" style:font-size-complex="13pt" style:font-style-complex="normal" style:font-weight-complex="normal"/>
    </style:style>
    <style:style style:name="T95" style:family="text">
      <style:text-properties fo:font-variant="normal" fo:text-transform="none" fo:color="#231f20" style:text-line-through-style="none" style:text-line-through-type="none" style:text-position="0% 100%" style:font-name="Arial" fo:font-size="14.5pt" fo:letter-spacing="-0.027cm" fo:font-style="normal" style:text-underline-style="none" fo:font-weight="normal" style:font-size-asian="14.5pt" style:font-style-asian="normal" style:font-weight-asian="normal" style:font-name-complex="Arial" style:font-size-complex="14.5pt" style:font-style-complex="normal" style:font-weight-complex="normal"/>
    </style:style>
    <style:style style:name="T96" style:family="text">
      <style:text-properties fo:font-variant="normal" fo:text-transform="none" fo:color="#231f20" style:text-line-through-style="none" style:text-line-through-type="none" style:text-position="-14% 58%" style:font-name="Arial" fo:font-size="17.2999992370605pt" fo:letter-spacing="-0.041cm" fo:font-style="normal" style:text-underline-style="none" fo:font-weight="normal" style:font-size-asian="17.2999992370605pt" style:font-style-asian="normal" style:font-weight-asian="normal" style:font-name-complex="Arial" style:font-size-complex="17.2999992370605pt" style:font-style-complex="normal" style:font-weight-complex="normal"/>
    </style:style>
    <style:style style:name="T97" style:family="text">
      <style:text-properties fo:font-variant="normal" fo:text-transform="none" fo:color="#231f2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98" style:family="text">
      <style:text-properties fo:font-variant="normal" fo:text-transform="none" fo:color="#231f20" style:text-line-through-style="none" style:text-line-through-type="none" style:text-position="0% 100%" style:font-name="Arial" fo:font-size="13pt" fo:letter-spacing="-0.036cm" fo:font-style="normal" style:text-underline-style="none" fo:font-weight="normal" style:font-size-asian="13pt" style:font-style-asian="normal" style:font-weight-asian="normal" style:font-name-complex="Arial" style:font-size-complex="13pt" style:font-style-complex="normal" style:font-weight-complex="normal"/>
    </style:style>
    <style:style style:name="T99" style:family="text">
      <style:text-properties fo:font-variant="normal" fo:text-transform="none" fo:color="#231f20" style:text-line-through-style="none" style:text-line-through-type="none" style:text-position="0% 100%" style:font-name="Arial" fo:font-size="13pt" fo:letter-spacing="-0.022cm" fo:font-style="normal" style:text-underline-style="none" fo:font-weight="normal" style:font-size-asian="13pt" style:font-style-asian="normal" style:font-weight-asian="normal" style:font-name-complex="Arial" style:font-size-complex="13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Arial" fo:font-size="24pt" fo:letter-spacing="-0.01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 fo:font-size="24pt" fo:letter-spacing="-0.008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2" style:family="text">
      <style:text-properties fo:font-variant="normal" fo:text-transform="none" fo:color="#ff0000" style:text-line-through-style="none" style:text-line-through-type="none" style:text-position="0% 100%" style:font-name="Arial" fo:font-size="24pt" fo:letter-spacing="-0.01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 fo:font-size="24pt" fo:letter-spacing="0.005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Arial" fo:font-size="24pt" fo:letter-spacing="0.153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Arial" fo:font-size="24pt" fo:letter-spacing="0.004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Arial" fo:font-size="24pt" fo:letter-spacing="-0.013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Arial" fo:font-size="20pt" fo:letter-spacing="0.007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Arial" fo:font-size="20pt" fo:letter-spacing="0.012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Calibri Light" fo:font-size="35pt" fo:letter-spacing="-0.024cm" fo:font-style="normal" style:text-underline-style="none" fo:font-weight="bold" style:font-size-asian="35pt" style:font-style-asian="normal" style:font-weight-asian="bold" style:font-size-complex="35pt" style:font-style-complex="normal" style:font-weight-complex="bold"/>
    </style:style>
    <style:style style:name="T110" style:family="text">
      <style:text-properties fo:font-variant="normal" fo:text-transform="none" fo:color="#000000" style:text-line-through-style="none" style:text-line-through-type="none" style:text-position="0% 100%" style:font-name="Calibri Light" fo:font-size="35pt" fo:letter-spacing="0.005cm" fo:font-style="normal" style:text-underline-style="none" fo:font-weight="bold" style:font-size-asian="35pt" style:font-style-asian="normal" style:font-weight-asian="bold" style:font-size-complex="35pt" style:font-style-complex="normal" style:font-weight-complex="bold"/>
    </style:style>
    <style:style style:name="T111" style:family="text">
      <style:text-properties fo:font-variant="normal" fo:text-transform="none" fo:color="#000000" style:text-line-through-style="none" style:text-line-through-type="none" style:text-position="0% 100%" style:font-name="Arial" fo:font-size="24pt" fo:letter-spacing="0.002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Arial" fo:font-size="20pt" fo:letter-spacing="-0.039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Arial" fo:font-size="20pt" fo:letter-spacing="-0.017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Arial" fo:font-size="20pt" fo:letter-spacing="0.028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Arial" fo:font-size="24pt" fo:letter-spacing="0.085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16" style:family="text">
      <style:text-properties fo:font-variant="normal" fo:text-transform="none" fo:color="#000000" style:text-line-through-style="none" style:text-line-through-type="none" style:text-position="0% 100%" style:font-name="Arial" fo:font-size="20pt" fo:letter-spacing="0.019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Arial" fo:font-size="20pt" fo:letter-spacing="-0.027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8" style:family="text">
      <style:text-properties fo:font-variant="normal" fo:text-transform="none" fo:color="#000000" style:text-line-through-style="none" style:text-line-through-type="none" style:text-position="0% 100%" style:font-name="Arial" fo:font-size="20pt" fo:letter-spacing="0.032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9" style:family="text">
      <style:text-properties fo:font-variant="normal" fo:text-transform="none" fo:color="#000000" style:text-line-through-style="none" style:text-line-through-type="none" style:text-position="0% 100%" style:font-name="Calibri Light" fo:font-size="35pt" fo:letter-spacing="-0.01cm" fo:font-style="normal" style:text-underline-style="none" fo:font-weight="bold" style:font-size-asian="35pt" style:font-style-asian="normal" style:font-weight-asian="bold" style:font-size-complex="35pt" style:font-style-complex="normal" style:font-weight-complex="bold"/>
    </style:style>
    <style:style style:name="T120" style:family="text">
      <style:text-properties fo:font-variant="normal" fo:text-transform="none" fo:color="#000000" style:text-line-through-style="none" style:text-line-through-type="none" style:text-position="0% 100%" style:font-name="Calibri Light" fo:font-size="35pt" fo:letter-spacing="0.115cm" fo:font-style="normal" style:text-underline-style="none" fo:font-weight="bold" style:font-size-asian="35pt" style:font-style-asian="normal" style:font-weight-asian="bold" style:font-size-complex="35pt" style:font-style-complex="normal" style:font-weight-complex="bold"/>
    </style:style>
    <style:style style:name="T121" style:family="text">
      <style:text-properties fo:font-variant="normal" fo:text-transform="none" fo:color="#231f20" style:text-line-through-style="none" style:text-line-through-type="none" style:text-position="0% 100%" style:font-name="Arial" fo:font-size="16pt" fo:letter-spacing="-0.024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22" style:family="text">
      <style:text-properties fo:font-variant="normal" fo:text-transform="none" fo:color="#231f20" style:text-line-through-style="none" style:text-line-through-type="none" style:text-position="0% 100%" style:font-name="Arial" fo:font-size="16pt" fo:letter-spacing="-0.029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23" style:family="text">
      <style:text-properties fo:font-variant="normal" fo:text-transform="none" fo:color="#231f20" style:text-line-through-style="none" style:text-line-through-type="none" style:text-position="0% 100%" style:font-name="Arial" fo:font-size="16pt" fo:letter-spacing="-0.027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24" style:family="text">
      <style:text-properties fo:font-variant="normal" fo:text-transform="none" fo:color="#231f20" style:text-line-through-style="none" style:text-line-through-type="none" style:text-position="0% 100%" style:font-name="Arial" fo:font-size="16pt" fo:letter-spacing="-0.02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25" style:family="text">
      <style:text-properties fo:font-variant="normal" fo:text-transform="none" fo:color="#231f20" style:text-line-through-style="none" style:text-line-through-type="none" style:text-position="0% 100%" style:font-name="Arial" fo:font-size="16pt" fo:letter-spacing="-0.025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26" style:family="text">
      <style:text-properties fo:font-variant="normal" fo:text-transform="none" fo:color="#231f20" style:text-line-through-style="none" style:text-line-through-type="none" style:text-position="0% 100%" style:font-name="Arial" fo:font-size="16pt" fo:letter-spacing="-0.033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Calibri Light" fo:font-size="35pt" fo:letter-spacing="-0.08cm" fo:font-style="normal" style:text-underline-style="none" fo:font-weight="bold" style:font-size-asian="35pt" style:font-style-asian="normal" style:font-weight-asian="bold" style:font-size-complex="35pt" style:font-style-complex="normal" style:font-weight-complex="bold"/>
    </style:style>
    <style:style style:name="T128" style:family="text">
      <style:text-properties fo:font-variant="normal" fo:text-transform="none" fo:color="#000000" style:text-line-through-style="none" style:text-line-through-type="none" style:text-position="0% 100%" style:font-name="Arial" fo:font-size="24pt" fo:letter-spacing="0.086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29" style:family="text">
      <style:text-properties fo:font-variant="normal" fo:text-transform="none" fo:color="#000000" style:text-line-through-style="none" style:text-line-through-type="none" style:text-position="0% 100%" style:font-name="Arial" fo:font-size="24pt" fo:letter-spacing="0.016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Arial" fo:font-size="20pt" fo:letter-spacing="0.035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Arial" fo:font-size="20pt" fo:letter-spacing="-0.077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2" style:family="text">
      <style:text-properties fo:font-variant="normal" fo:text-transform="none" fo:color="#ff0000" style:text-line-through-style="none" style:text-line-through-type="none" style:text-position="0% 100%" style:font-name="Arial" fo:font-size="24pt" fo:letter-spacing="-0.004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Arial" fo:font-size="24pt" fo:letter-spacing="0.007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 fo:font-size="20pt" fo:letter-spacing="0.037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Arial" fo:font-size="20pt" fo:letter-spacing="-0.07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Times New Roman" fo:font-size="22.5pt" fo:letter-spacing="-0.061cm"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37" style:family="text">
      <style:text-properties fo:font-variant="normal" fo:text-transform="none" fo:color="#000000" style:text-line-through-style="none" style:text-line-through-type="none" style:text-position="0% 100%" style:font-name="Times New Roman" fo:font-size="22.5pt" fo:letter-spacing="-0.055cm"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38" style:family="text">
      <style:text-properties fo:font-variant="normal" fo:text-transform="none" fo:color="#000000" style:text-line-through-style="none" style:text-line-through-type="none" style:text-position="0% 100%" style:font-name="Times New Roman" fo:font-size="22.5pt" fo:letter-spacing="-0.059cm"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39" style:family="text">
      <style:text-properties fo:font-variant="normal" fo:text-transform="none" fo:color="#000000" style:text-line-through-style="none" style:text-line-through-type="none" style:text-position="0% 100%" style:font-name="Times New Roman" fo:font-size="22.5pt" fo:letter-spacing="-0.105cm"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Times New Roman" fo:font-size="22.5pt" fo:letter-spacing="-0.073cm"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Times New Roman" fo:font-size="22.5pt" fo:letter-spacing="-0.043cm"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42" style:family="text">
      <style:text-properties fo:font-variant="normal" fo:text-transform="none" fo:color="#000000" style:text-line-through-style="none" style:text-line-through-type="none" style:text-position="0% 100%" style:font-name="Times New Roman" fo:font-size="22.5pt" fo:letter-spacing="-0.071cm"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43" style:family="text">
      <style:text-properties fo:font-variant="normal" fo:text-transform="none" fo:color="#000000" style:text-line-through-style="none" style:text-line-through-type="none" style:text-position="0% 100%" style:font-name="Times New Roman" fo:font-size="22.5pt" fo:letter-spacing="-0.041cm"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Times New Roman" fo:font-size="22.5pt" fo:letter-spacing="-0.082cm"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45" style:family="text">
      <style:text-properties fo:font-variant="normal" fo:text-transform="none" fo:color="#000000" style:text-line-through-style="none" style:text-line-through-type="none" style:text-position="0% 100%" style:font-name="Times New Roman" fo:font-size="22.5pt" fo:letter-spacing="normal" fo:font-style="normal" style:text-underline-style="none" fo:font-weight="normal" style:font-size-asian="22.5pt" style:font-style-asian="normal" style:font-weight-asian="normal" style:font-name-complex="Times New Roman" style:font-size-complex="22.5pt" style:font-style-complex="normal" style:font-weight-complex="normal"/>
    </style:style>
    <style:style style:name="T146" style:family="text">
      <style:text-properties fo:font-variant="normal" fo:text-transform="none" fo:color="#000000" style:text-line-through-style="none" style:text-line-through-type="none" style:text-position="0% 100%" style:font-name="Courier New" fo:font-size="17pt" fo:letter-spacing="-0.073cm" fo:font-style="italic" style:text-underline-style="none" fo:font-weight="normal" style:font-size-asian="17pt" style:font-style-asian="italic" style:font-weight-asian="normal" style:font-name-complex="Courier New" style:font-size-complex="17pt" style:font-style-complex="italic" style:font-weight-complex="normal"/>
    </style:style>
    <style:style style:name="T147" style:family="text">
      <style:text-properties fo:font-variant="normal" fo:text-transform="none" fo:color="#000000" style:text-line-through-style="none" style:text-line-through-type="none" style:text-position="0% 100%" style:font-name="Courier New" fo:font-size="17pt" fo:letter-spacing="-0.075cm" fo:font-style="italic" style:text-underline-style="none" fo:font-weight="normal" style:font-size-asian="17pt" style:font-style-asian="italic" style:font-weight-asian="normal" style:font-name-complex="Courier New" style:font-size-complex="17pt" style:font-style-complex="italic" style:font-weight-complex="normal"/>
    </style:style>
    <style:style style:name="T148" style:family="text">
      <style:text-properties fo:font-variant="normal" fo:text-transform="none" fo:color="#000000" style:text-line-through-style="none" style:text-line-through-type="none" style:text-position="0% 100%" style:font-name="Courier New" fo:font-size="17pt" fo:letter-spacing="-0.077cm" fo:font-style="italic" style:text-underline-style="none" fo:font-weight="normal" style:font-size-asian="17pt" style:font-style-asian="italic" style:font-weight-asian="normal" style:font-name-complex="Courier New" style:font-size-complex="17pt" style:font-style-complex="italic" style:font-weight-complex="normal"/>
    </style:style>
    <style:style style:name="T149" style:family="text">
      <style:text-properties fo:font-variant="normal" fo:text-transform="none" fo:color="#000000" style:text-line-through-style="none" style:text-line-through-type="none" style:text-position="0% 100%" style:font-name="Courier New" fo:font-size="17pt" fo:letter-spacing="-0.124cm" fo:font-style="italic" style:text-underline-style="none" fo:font-weight="normal" style:font-size-asian="17pt" style:font-style-asian="italic" style:font-weight-asian="normal" style:font-name-complex="Courier New" style:font-size-complex="17pt" style:font-style-complex="italic" style:font-weight-complex="normal"/>
    </style:style>
    <style:style style:name="T150" style:family="text">
      <style:text-properties fo:font-variant="normal" fo:text-transform="none" fo:color="#000000" style:text-line-through-style="none" style:text-line-through-type="none" style:text-position="0% 100%" style:font-name="Arial" fo:font-size="28.5pt" fo:letter-spacing="normal" fo:font-style="normal" style:text-underline-style="none" fo:font-weight="normal" style:font-size-asian="28.5pt" style:font-style-asian="normal" style:font-weight-asian="normal" style:font-name-complex="Arial" style:font-size-complex="28.5pt" style:font-style-complex="normal" style:font-weight-complex="normal"/>
    </style:style>
    <style:style style:name="T151" style:family="text">
      <style:text-properties fo:font-variant="normal" fo:text-transform="none" fo:color="#000000" style:text-line-through-style="none" style:text-line-through-type="none" style:text-position="0% 100%" style:font-name="Arial" fo:font-size="20pt" fo:letter-spacing="-0.022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52" style:family="text">
      <style:text-properties fo:font-variant="normal" fo:text-transform="none" fo:color="#000000" style:text-line-through-style="none" style:text-line-through-type="none" style:text-position="0% 100%" style:font-name="Calibri Light" fo:font-size="35pt" fo:letter-spacing="-0.017cm" fo:font-style="normal" style:text-underline-style="none" fo:font-weight="bold" style:font-size-asian="35pt" style:font-style-asian="normal" style:font-weight-asian="bold" style:font-size-complex="35pt" style:font-style-complex="normal" style:font-weight-complex="bold"/>
    </style:style>
    <style:style style:name="T153" style:family="text">
      <style:text-properties fo:font-variant="normal" fo:text-transform="none" fo:color="#000000" style:text-line-through-style="none" style:text-line-through-type="none" style:text-position="0% 100%" style:font-name="Arial" fo:font-size="24pt" fo:letter-spacing="-0.066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54" style:family="text">
      <style:text-properties fo:font-variant="normal" fo:text-transform="none" fo:color="#000000" style:text-line-through-style="none" style:text-line-through-type="none" style:text-position="0% 100%" style:font-name="Arial" fo:font-size="27.5pt" fo:letter-spacing="normal" fo:font-style="normal" style:text-underline-style="none" fo:font-weight="normal" style:font-size-asian="27.5pt" style:font-style-asian="normal" style:font-weight-asian="normal" style:font-name-complex="Arial" style:font-size-complex="27.5pt" style:font-style-complex="normal" style:font-weight-complex="normal"/>
    </style:style>
    <style:style style:name="T155" style:family="text">
      <style:text-properties fo:font-variant="normal" fo:text-transform="none" fo:color="#000000" style:text-line-through-style="none" style:text-line-through-type="none" style:text-position="0% 100%" style:font-name="Arial" fo:font-size="24pt" fo:letter-spacing="-0.055cm"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56" style:family="text">
      <style:text-properties fo:font-variant="normal" fo:text-transform="none" fo:color="#ff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57"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158" style:family="text">
      <style:text-properties fo:font-variant="normal" fo:text-transform="none" fo:color="#ff0000" style:text-line-through-style="none" style:text-line-through-type="none" style:text-position="0% 100%" style:font-name="Courier New" fo:font-size="24pt" fo:letter-spacing="-0.269cm"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159" style:family="text">
      <style:text-properties fo:font-variant="normal" fo:text-transform="none" fo:color="#006b6b" style:text-line-through-style="none" style:text-line-through-type="none" style:text-position="0% 100%" style:font-name="Tahoma" fo:font-size="32pt" fo:letter-spacing="-0.001cm"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160" style:family="text">
      <style:text-properties fo:font-variant="normal" fo:text-transform="none" fo:color="#006b6b"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161" style:family="text">
      <style:text-properties fo:font-variant="normal" fo:text-transform="none" fo:color="#006b6b" style:text-line-through-style="none" style:text-line-through-type="none" style:text-position="0% 100%" style:font-name="Tahoma" fo:font-size="32pt" fo:letter-spacing="-0.036cm"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162" style:family="text">
      <style:text-properties fo:font-variant="normal" fo:text-transform="none" fo:color="#006b6b" style:text-line-through-style="none" style:text-line-through-type="none" style:text-position="0% 100%" style:font-name="Tahoma" fo:font-size="32pt" fo:letter-spacing="0.004cm"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163" style:family="text">
      <style:text-properties fo:font-variant="normal" fo:text-transform="none" fo:color="#ff0000" style:text-line-through-style="none" style:text-line-through-type="none" style:text-position="0% 100%" style:font-name="Courier New" fo:font-size="18pt" fo:letter-spacing="-0.011cm"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64" style:family="text">
      <style:text-properties fo:font-variant="normal" fo:text-transform="none" fo:color="#ff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65"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66" style:family="text">
      <style:text-properties fo:font-variant="normal" fo:text-transform="none" fo:color="#0000ff" style:text-line-through-style="none" style:text-line-through-type="none" style:text-position="0% 100%" style:font-name="Arial" fo:font-size="15.5pt" fo:letter-spacing="0.004cm" fo:font-style="normal" style:text-underline-style="none" fo:font-weight="normal" style:font-size-asian="15.5pt" style:font-style-asian="normal" style:font-weight-asian="normal" style:font-name-complex="Arial" style:font-size-complex="15.5pt" style:font-style-complex="normal" style:font-weight-complex="normal"/>
    </style:style>
    <style:style style:name="T167" style:family="text">
      <style:text-properties fo:font-variant="normal" fo:text-transform="none" fo:color="#0000ff" style:text-line-through-style="none" style:text-line-through-type="none" style:text-position="0% 100%" style:font-name="Arial" fo:font-size="15.5pt" fo:letter-spacing="0.011cm" fo:font-style="normal" style:text-underline-style="none" fo:font-weight="normal" style:font-size-asian="15.5pt" style:font-style-asian="normal" style:font-weight-asian="normal" style:font-name-complex="Arial" style:font-size-complex="15.5pt" style:font-style-complex="normal" style:font-weight-complex="normal"/>
    </style:style>
    <style:style style:name="T168" style:family="text">
      <style:text-properties fo:font-variant="normal" fo:text-transform="none" fo:color="#0000ff" style:text-line-through-style="none" style:text-line-through-type="none" style:text-position="0% 100%" style:font-name="Arial" fo:font-size="15.5pt" fo:letter-spacing="0.012cm" fo:font-style="normal" style:text-underline-style="none" fo:font-weight="normal" style:font-size-asian="15.5pt" style:font-style-asian="normal" style:font-weight-asian="normal" style:font-name-complex="Arial" style:font-size-complex="15.5pt" style:font-style-complex="normal" style:font-weight-complex="normal"/>
    </style:style>
    <style:style style:name="T169" style:family="text">
      <style:text-properties fo:font-variant="normal" fo:text-transform="none" fo:color="#000000" style:text-line-through-style="none" style:text-line-through-type="none" style:text-position="5% 58%" style:font-name="Times New Roman" fo:font-size="23.2999992370605pt" fo:letter-spacing="0.002cm" fo:font-style="normal" style:text-underline-style="none" fo:font-weight="normal" style:font-size-asian="23.2999992370605pt" style:font-style-asian="normal" style:font-weight-asian="normal" style:font-name-complex="Times New Roman" style:font-size-complex="23.2999992370605pt" style:font-style-complex="normal" style:font-weight-complex="normal"/>
    </style:style>
    <style:style style:name="T170" style:family="text">
      <style:text-properties fo:font-variant="normal" fo:text-transform="none" fo:color="#000000" style:text-line-through-style="none" style:text-line-through-type="none" style:text-position="5% 58%" style:font-name="Times New Roman" fo:font-size="23.2999992370605pt" fo:letter-spacing="0.055cm" fo:font-style="normal" style:text-underline-style="none" fo:font-weight="normal" style:font-size-asian="23.2999992370605pt" style:font-style-asian="normal" style:font-weight-asian="normal" style:font-name-complex="Times New Roman" style:font-size-complex="23.2999992370605pt" style:font-style-complex="normal" style:font-weight-complex="normal"/>
    </style:style>
    <style:style style:name="T171" style:family="text">
      <style:text-properties fo:font-variant="normal" fo:text-transform="none" fo:color="#0000ff" style:text-line-through-style="none" style:text-line-through-type="none" style:text-position="0% 100%" style:font-name="Arial" fo:font-size="15.5pt" fo:letter-spacing="0.007cm" fo:font-style="normal" style:text-underline-style="none" fo:font-weight="normal" style:font-size-asian="15.5pt" style:font-style-asian="normal" style:font-weight-asian="normal" style:font-name-complex="Arial" style:font-size-complex="15.5pt" style:font-style-complex="normal" style:font-weight-complex="normal"/>
    </style:style>
    <style:style style:name="T172" style:family="text">
      <style:text-properties fo:font-variant="normal" fo:text-transform="none" fo:color="#000000" style:text-line-through-style="none" style:text-line-through-type="none" style:text-position="1% 58%" style:font-name="Times New Roman" fo:font-size="23.2999992370605pt" fo:letter-spacing="0.002cm" fo:font-style="normal" style:text-underline-style="none" fo:font-weight="normal" style:font-size-asian="23.2999992370605pt" style:font-style-asian="normal" style:font-weight-asian="normal" style:font-name-complex="Times New Roman" style:font-size-complex="23.2999992370605pt" style:font-style-complex="normal" style:font-weight-complex="normal"/>
    </style:style>
    <style:style style:name="T173" style:family="text">
      <style:text-properties fo:font-variant="normal" fo:text-transform="none" fo:color="#000000" style:text-line-through-style="none" style:text-line-through-type="none" style:text-position="1% 58%" style:font-name="Times New Roman" fo:font-size="23.2999992370605pt" fo:letter-spacing="0.055cm" fo:font-style="normal" style:text-underline-style="none" fo:font-weight="normal" style:font-size-asian="23.2999992370605pt" style:font-style-asian="normal" style:font-weight-asian="normal" style:font-name-complex="Times New Roman" style:font-size-complex="23.2999992370605pt" style:font-style-complex="normal" style:font-weight-complex="normal"/>
    </style:style>
    <style:style style:name="T174" style:family="text">
      <style:text-properties fo:font-variant="normal" fo:text-transform="none" fo:color="#0000ff" style:text-line-through-style="none" style:text-line-through-type="none" style:text-position="0% 100%" style:font-name="Arial" fo:font-size="15.5pt" fo:letter-spacing="0.009cm" fo:font-style="normal" style:text-underline-style="none" fo:font-weight="normal" style:font-size-asian="15.5pt" style:font-style-asian="normal" style:font-weight-asian="normal" style:font-name-complex="Arial" style:font-size-complex="15.5pt" style:font-style-complex="normal" style:font-weight-complex="normal"/>
    </style:style>
    <style:style style:name="T175" style:family="text">
      <style:text-properties fo:font-variant="normal" fo:text-transform="none" fo:color="#000000" style:text-line-through-style="none" style:text-line-through-type="none" style:text-position="1% 58%" style:font-name="Times New Roman" fo:font-size="23.2999992370605pt" fo:letter-spacing="0.024cm" fo:font-style="normal" style:text-underline-style="none" fo:font-weight="normal" style:font-size-asian="23.2999992370605pt" style:font-style-asian="normal" style:font-weight-asian="normal" style:font-name-complex="Times New Roman" style:font-size-complex="23.2999992370605pt" style:font-style-complex="normal" style:font-weight-complex="normal"/>
    </style:style>
    <style:style style:name="T176" style:family="text">
      <style:text-properties fo:font-variant="normal" fo:text-transform="none" fo:color="#000000" style:text-line-through-style="none" style:text-line-through-type="none" style:text-position="0% 100%" style:font-name="Calibri" fo:font-size="28pt" fo:letter-spacing="-0.001cm" fo:font-style="normal" style:text-underline-style="none" fo:font-weight="normal" style:font-size-asian="28pt" style:font-style-asian="normal" style:font-weight-asian="normal" style:font-size-complex="28pt" style:font-style-complex="normal" style:font-weight-complex="normal"/>
    </style:style>
    <style:style style:name="T177"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8"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179" style:family="text">
      <style:text-properties fo:font-variant="normal" fo:text-transform="none" fo:color="#000000" style:text-line-through-style="none" style:text-line-through-type="none" style:text-position="0% 100%" style:font-name="Courier New" fo:font-size="28pt" fo:letter-spacing="-0.285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180" style:family="text">
      <style:text-properties fo:font-variant="normal" fo:text-transform="none" fo:color="#000000" style:text-line-through-style="none" style:text-line-through-type="none" style:text-position="0% 100%" style:font-name="Calibri" fo:font-size="28pt" fo:letter-spacing="-0.001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181" style:family="text">
      <style:text-properties fo:font-variant="normal" fo:text-transform="none" fo:color="#000000" style:text-line-through-style="none" style:text-line-through-type="none" style:text-position="0% 100%" style:font-name="Courier New" fo:font-size="28pt" fo:letter-spacing="-0.001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182" style:family="text">
      <style:text-properties fo:font-variant="normal" fo:text-transform="none" fo:color="#000000" style:text-line-through-style="none" style:text-line-through-type="none" style:text-position="0% 100%" style:font-name="Calibri" fo:font-size="20pt" fo:letter-spacing="-0.001cm"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83" style:family="text">
      <style:text-properties fo:font-variant="normal" fo:text-transform="none" fo:color="#000000" style:text-line-through-style="none" style:text-line-through-type="none" style:text-position="0% 100%" style:font-name="Courier New" fo:font-size="20pt" fo:letter-spacing="-0.001cm"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8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85" style:family="text">
      <style:text-properties fo:font-variant="normal" fo:text-transform="none" fo:color="#ff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86" style:family="text">
      <style:text-properties fo:font-variant="normal" fo:text-transform="none" fo:color="#000000" style:text-line-through-style="none" style:text-line-through-type="none" style:text-position="0% 100%" style:font-name="Courier New" fo:font-size="20pt" fo:letter-spacing="-0.241cm"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87" style:family="text">
      <style:text-properties fo:font-variant="normal" fo:text-transform="none" fo:color="#000000" style:text-line-through-style="none" style:text-line-through-type="none" style:text-position="0% 100%" style:font-name="Calibri" fo:font-size="28pt" fo:letter-spacing="-0.001cm"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88"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89" style:family="text">
      <style:text-properties fo:font-variant="normal" fo:text-transform="none" fo:color="#000000" style:text-line-through-style="none" style:text-line-through-type="none" style:text-position="0% 100%" style:font-name="Calibri" fo:font-size="28pt" fo:letter-spacing="-0.01cm"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90" style:family="text">
      <style:text-properties fo:font-variant="normal" fo:text-transform="none" fo:color="#000000" style:text-line-through-style="none" style:text-line-through-type="none" style:text-position="0% 100%" style:font-name="Calibri" fo:font-size="28pt" fo:letter-spacing="-0.003cm"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91" style:family="text">
      <style:text-properties fo:font-variant="normal" fo:text-transform="none" fo:color="#000000" style:text-line-through-style="none" style:text-line-through-type="none" style:text-position="0% 100%" style:font-name="Arial" fo:font-size="20pt" fo:letter-spacing="-0.045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92" style:family="text">
      <style:text-properties fo:font-variant="normal" fo:text-transform="none" fo:color="#000000" style:text-line-through-style="none" style:text-line-through-type="none" style:text-position="0% 100%" style:font-name="Calibri" fo:font-size="28pt" fo:letter-spacing="-0.004cm" fo:font-style="normal" style:text-underline-style="none" fo:font-weight="normal" style:font-size-asian="28pt" style:font-style-asian="normal" style:font-weight-asian="normal" style:font-name-complex="Ari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6cm" text:min-label-width="0.79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6cm" text:min-label-width="0.793cm"/>
        <style:text-properties fo:font-family="StarSymbol" fo:color="#000000" fo:font-size="100%"/>
      </text:list-level-style-bullet>
      <text:list-level-style-bullet text:level="3" text:bullet-char="•">
        <style:list-level-properties text:space-before="2.574cm" text:min-label-width="0.63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89898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b0b0b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6cm" text:min-label-width="0.793cm"/>
        <style:text-properties fo:font-family="StarSymbol" fo:color="#ff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6cm" text:min-label-width="0.793cm"/>
        <style:text-properties fo:font-family="StarSymbol" fo:color="#ff0000" fo:font-size="100%"/>
      </text:list-level-style-bullet>
      <text:list-level-style-bullet text:level="3" text:bullet-char="•">
        <style:list-level-properties text:space-before="2.574cm" text:min-label-width="0.63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6cm" text:min-label-width="0.775cm"/>
        <style:text-properties fo:font-family="StarSymbol" fo:color="#ff0000" fo:font-size="100%"/>
      </text:list-level-style-bullet>
      <text:list-level-style-bullet text:level="3" text:bullet-char="•">
        <style:list-level-properties text:space-before="2.574cm" text:min-label-width="0.63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7cm" text:min-label-width="0.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7cm" text:min-label-width="0.81cm"/>
        <style:text-properties fo:font-family="StarSymbol" fo:color="#000000" fo:font-size="100%"/>
      </text:list-level-style-bullet>
      <text:list-level-style-bullet text:level="3" text:bullet-char="•">
        <style:list-level-properties text:space-before="2.574cm" text:min-label-width="0.63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7cm" text:min-label-width="0.81cm"/>
        <style:text-properties fo:font-family="StarSymbol" fo:color="#ff0000" fo:font-size="100%"/>
      </text:list-level-style-bullet>
      <text:list-level-style-bullet text:level="3" text:bullet-char="•">
        <style:list-level-properties text:space-before="2.574cm" text:min-label-width="0.63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231f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36cm" text:min-label-width="1.375cm"/>
        <style:text-properties style:font-name="Arial" fo:color="#993300" fo:font-size="88%"/>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1.375cm" text:min-label-width="1.375cm"/>
        <style:text-properties style:font-name="Arial" fo:color="#99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1.375cm" text:min-label-width="1.375cm"/>
        <style:text-properties style:font-name="Arial" fo:color="#231f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1.375cm" text:min-label-width="1.37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36cm" text:min-label-width="1.37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36cm" text:min-label-width="1.375cm"/>
        <style:text-properties style:font-name="Arial" fo:color="#231f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6cm" text:min-label-width="0.775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0.495cm" text:min-label-width="0.77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6cm" text:min-label-width="0.77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36cm" text:min-label-width="0.952cm"/>
        <style:text-properties fo:font-family="StarSymbol" fo:color="#000000" fo:font-size="100%"/>
      </text:list-level-style-bullet>
      <text:list-level-style-bullet text:level="2" text:bullet-char="–">
        <style:list-level-properties text:space-before="1.306cm" text:min-label-width="0.775cm"/>
        <style:text-properties style:font-name="Arial" fo:color="#ff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36cm" text:min-label-width="0.952cm"/>
        <style:text-properties fo:font-family="StarSymbol" fo:color="#ff0000" fo:font-size="100%"/>
      </text:list-level-style-bullet>
      <text:list-level-style-bullet text:level="2" text:bullet-char="–">
        <style:list-level-properties text:space-before="1.306cm" text:min-label-width="0.775cm"/>
        <style:text-properties style:font-name="Arial" fo:color="#ff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006b6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54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1.306cm" text:min-label-width="0.77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1.306cm" text:min-label-width="0.775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1.306cm" text:min-label-width="0.775cm"/>
        <style:text-properties style:font-name="Arial" fo:color="#000000" fo:font-size="100%"/>
      </text:list-level-style-bullet>
      <text:list-level-style-bullet text:level="2" text:bullet-char="•">
        <style:list-level-properties text:space-before="2.576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36cm" text:min-label-width="0.952cm"/>
        <style:text-properties fo:font-family="Arial" style:font-family-generic="swiss" style:font-pitch="variable" fo:color="#000000" fo:font-size="100%"/>
      </text:list-level-style-bullet>
      <text:list-level-style-bullet text:level="2" text:bullet-char="•">
        <style:list-level-properties text:space-before="2.576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036cm" text:min-label-width="0.952cm"/>
        <style:text-properties fo:font-family="Arial" style:font-family-generic="swiss" style:font-pitch="variable" fo:color="#000000" fo:font-size="100%"/>
      </text:list-level-style-bullet>
      <text:list-level-style-bullet text:level="2" text:bullet-char="–">
        <style:list-level-properties text:space-before="1.306cm" text:min-label-width="0.77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6.631cm" svg:x="1.905cm" svg:y="3.118cm" presentation:class="title" presentation:user-transformed="true">
          <draw:text-box>
            <text:p text:style-name="P1"><text:span text:style-name="T1">HYPED</text:span><text:span text:style-name="T1"><text:line-break/></text:span><text:span text:style-name="T1">multithreading workshop</text:span></text:p>
          </draw:text-box>
        </draw:frame>
        <draw:frame draw:name="Subtitle 2" presentation:style-name="pr2" draw:text-style-name="P4" draw:layer="layout" svg:width="19.049cm" svg:height="1.31cm" svg:x="3.175cm" svg:y="13.294cm" presentation:class="subtitle" presentation:user-transformed="true">
          <draw:text-box>
            <text:p text:style-name="P3"><text:span text:style-name="T2">Kornelija Sukyte, Martin Kristien</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What is a “process”?" draw:style-name="dp1" draw:master-page-name="Title_20_and_20_Content" presentation:presentation-page-layout-name="AL2T11">
        <office:forms form:automatic-focus="false" form:apply-design-mode="false"/>
        <draw:frame draw:name="object 2" presentation:style-name="pr4" draw:text-style-name="P7" draw:layer="layout" svg:width="10.422cm" svg:height="3.216cm" svg:x="7.497cm" svg:y="0.335cm" presentation:class="title" presentation:user-transformed="true">
          <draw:text-box>
            <text:p text:style-name="P6"><text:span text:style-name="T3">What </text:span><text:span text:style-name="T4">is a</text:span><text:span text:style-name="T5"> </text:span><text:span text:style-name="T4">“process”?</text:span></text:p>
          </draw:text-box>
        </draw:frame>
        <draw:custom-shape draw:name="object 3" draw:style-name="gr2" draw:text-style-name="P12" draw:layer="layout" svg:width="19.548cm" svg:height="5.456cm" svg:x="0.927cm" svg:y="4.061cm">
          <text:list text:style-name="L3">
            <text:list-item>
              <text:p text:style-name="P8"><text:span text:style-name="T6">The </text:span><text:span text:style-name="T7">process is </text:span><text:span text:style-name="T6">the </text:span><text:span text:style-name="T8">OS’s </text:span><text:span text:style-name="T6">abstraction for</text:span><text:span text:style-name="T9"> </text:span><text:span text:style-name="T6">execution</text:span></text:p>
            </text:list-item>
          </text:list>
          <text:list text:style-name="L4">
            <text:list-item>
              <text:list>
                <text:list-item>
                  <text:p text:style-name="P9"><text:span text:style-name="T10">A process is a program in</text:span><text:span text:style-name="T11"> </text:span><text:span text:style-name="T12">execution</text:span></text:p>
                </text:list-item>
              </text:list>
            </text:list-item>
            <text:list-item>
              <text:p text:style-name="P10"><text:span text:style-name="T7">Simplest</text:span><text:span text:style-name="T6"> </text:span><text:span text:style-name="T7">(classic)</text:span><text:span text:style-name="T6"> </text:span><text:span text:style-name="T7">case:</text:span><text:span text:style-name="T7"><text:tab/></text:span><text:span text:style-name="T7">a </text:span><text:span text:style-name="T13">sequential</text:span><text:span text:style-name="T14"> </text:span><text:span text:style-name="T15">process</text:span></text:p>
              <text:list>
                <text:list-item>
                  <text:p text:style-name="P11"><text:span text:style-name="T10">An address space (an </text:span><text:span text:style-name="T12">abstraction </text:span><text:span text:style-name="T10">of</text:span><text:span text:style-name="T16"> </text:span><text:span text:style-name="T10">memory)</text:span></text:p>
                </text:list-item>
                <text:list-item>
                  <text:p text:style-name="P9"><text:span text:style-name="T10">A single </text:span><text:span text:style-name="T12">thread </text:span><text:span text:style-name="T10">of </text:span><text:span text:style-name="T12">execution </text:span><text:span text:style-name="T10">(an </text:span><text:span text:style-name="T12">abstraction </text:span><text:span text:style-name="T10">of </text:span><text:span text:style-name="T12">the</text:span><text:span text:style-name="T17"> </text:span><text:span text:style-name="T10">CPU)</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 draw:text-style-name="P12" draw:layer="layout" svg:width="17.442cm" svg:height="5.339cm" svg:x="0.927cm" svg:y="9.468cm">
          <text:list text:style-name="L3">
            <text:list-item>
              <text:p text:style-name="P13"><text:span text:style-name="T7">A </text:span><text:span text:style-name="T6">sequential </text:span><text:span text:style-name="T7">process</text:span><text:span text:style-name="T18"> </text:span><text:span text:style-name="T7">is:</text:span></text:p>
            </text:list-item>
          </text:list>
          <text:list text:style-name="L4">
            <text:list-item>
              <text:list>
                <text:list-item>
                  <text:p text:style-name="P11"><text:span text:style-name="T12">The </text:span><text:span text:style-name="T10">unit of</text:span><text:span text:style-name="T19"> </text:span><text:span text:style-name="T12">execution</text:span></text:p>
                </text:list-item>
                <text:list-item>
                  <text:p text:style-name="P14"><text:span text:style-name="T12">The </text:span><text:span text:style-name="T10">unit of</text:span><text:span text:style-name="T20"> </text:span><text:span text:style-name="T10">scheduling</text:span></text:p>
                </text:list-item>
                <text:list-item>
                  <text:p text:style-name="P9"><text:span text:style-name="T12">The </text:span><text:span text:style-name="T10">dynamic </text:span><text:span text:style-name="T12">(active) execution</text:span><text:span text:style-name="T10"> </text:span><text:span text:style-name="T12">context</text:span></text:p>
                </text:list-item>
              </text:list>
            </text:list-item>
          </text:list>
          <text:list text:style-name="L5">
            <text:list-item>
              <text:list>
                <text:list-item>
                  <text:list>
                    <text:list-item>
                      <text:p text:style-name="P15"><text:span text:style-name="T10">vs. </text:span><text:span text:style-name="T12">the </text:span><text:span text:style-name="T10">program – </text:span><text:span text:style-name="T12">static, </text:span><text:span text:style-name="T10">just a bunch of</text:span><text:span text:style-name="T21"> </text:span><text:span text:style-name="T12">byte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
          <draw:custom-shape draw:name="object 6" draw:style-name="gr4" draw:text-style-name="P16" draw:layer="layout" svg:width="4.232cm" svg:height="5.502cm" svg:x="19.473cm" svg:y="9.948cm">
            <text:p/>
            <draw:enhanced-geometry draw:mirror-horizontal="false" draw:mirror-vertical="false" drawooo:sub-view-size="1524000 1981200" draw:text-areas="0 0 ?f0 ?f1" svg:viewBox="0 0 0 0" draw:type="ooxml-non-primitive" draw:enhanced-path="M 1524000 0 L 0 0 0 1981200 1524000 1981200 1524000 0 Z N">
              <draw:equation draw:name="f0" draw:formula="logwidth"/>
              <draw:equation draw:name="f1" draw:formula="logheight"/>
            </draw:enhanced-geometry>
          </draw:custom-shape>
          <draw:custom-shape draw:name="object 7" draw:style-name="gr5" draw:text-style-name="P12" draw:layer="layout" svg:width="0.627cm" svg:height="2.37cm" svg:x="21.378cm" svg:y="11.43cm">
            <text:p/>
            <draw:enhanced-geometry draw:mirror-horizontal="false" draw:mirror-vertical="false" drawooo:sub-view-size="226059 853439" draw:text-areas="0 0 ?f0 ?f1" svg:viewBox="0 0 0 0" draw:type="ooxml-non-primitive" draw:enhanced-path="M 0 0 L 0 0 0 153345 9831 182116 9831 201399 9831 230170 9831 249135 9831 268430 19661 287713 19661 306677 19661 325973 29493 345256 29493 354744 29493 374027 39323 383516 39323 392991 39323 402480 49155 412287 49155 421763 58986 431251 58986 441058 68816 450547 68816 469830 78647 479318 88161 488794 97993 498601 117654 517565 127485 527372 137316 536861 147152 546337 156976 565632 166813 575108 176637 584915 176637 594404 186473 603879 186473 613686 186473 623175 196297 632651 196297 642458 196297 661422 206134 670911 206134 690193 206134 709489 215957 718978 215957 738260 215957 757225 215957 776520 225794 805292 225794 824574 225794 853346 N">
              <draw:equation draw:name="f0" draw:formula="logwidth"/>
              <draw:equation draw:name="f1" draw:formula="logheight"/>
            </draw:enhanced-geometry>
          </draw:custom-shape>
          <draw:custom-shape draw:name="object 8" draw:style-name="gr6" draw:text-style-name="P17" draw:layer="layout" svg:width="0.278cm" svg:height="0.435cm" svg:x="21.842cm" svg:y="13.72cm">
            <text:p/>
            <draw:enhanced-geometry draw:mirror-horizontal="false" draw:mirror-vertical="false" drawooo:sub-view-size="100329 156845" draw:text-areas="0 0 ?f0 ?f1" svg:viewBox="0 0 0 0" draw:type="ooxml-non-primitive" draw:enhanced-path="M 99885 0 L 0 0 56687 156502 60876 156502 99885 26460 99885 0 Z N">
              <draw:equation draw:name="f0" draw:formula="logwidth"/>
              <draw:equation draw:name="f1" draw:formula="logheight"/>
            </draw:enhanced-geometry>
          </draw:custom-shape>
        </draw:g>
        <draw:custom-shape draw:name="object 9" draw:style-name="gr7" draw:text-style-name="P12" draw:layer="layout" svg:width="4.91cm" svg:height="1.606cm" svg:x="19.043cm" svg:y="15.554cm">
          <text:p text:style-name="P18"><text:span text:style-name="T22">address</text:span><text:span text:style-name="T23"> </text:span><text:span text:style-name="T24">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8" draw:text-style-name="P12" draw:layer="layout" svg:width="0.592cm" svg:height="0.504cm" svg:x="24.106cm" svg:y="18.102cm">
          <text:p text:style-name="P19"><text:span text:style-name="T2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9" draw:text-style-name="P12" draw:layer="layout" svg:width="4.232cm" svg:height="1.35cm" svg:x="19.473cm" svg:y="9.948cm">
          <text:p text:style-name="P20"><text:span text:style-name="T24">thr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2"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Normally, we start with sequential execution, one instruction/statement after another. We can track how values in variables change. No value can change without us knowing about it.</text:span></text:p>
              <text:p text:style-name="P21"><text:span text:style-name="T26"/></text:p>
              <text:p text:style-name="P21"><text:span text:style-name="T26">Stress:</text:span></text:p>
              <text:p text:style-name="P21"><text:span text:style-name="T26">- Each process has an isolated address space, i.e. no process can access other process’ data.</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A process’s address space (idealized)" draw:style-name="dp1" draw:master-page-name="Title_20_and_20_Content" presentation:presentation-page-layout-name="AL2T11">
        <draw:frame draw:name="object 2" presentation:style-name="pr4" draw:text-style-name="P7" draw:layer="layout" svg:width="19.001cm" svg:height="3.216cm" svg:x="3.207cm" svg:y="0.335cm" presentation:class="title" presentation:user-transformed="true">
          <draw:text-box>
            <text:p text:style-name="P6"><text:span text:style-name="T4">A </text:span><text:span text:style-name="T28">process’s </text:span><text:span text:style-name="T4">address space</text:span><text:span text:style-name="T29"> </text:span><text:span text:style-name="T4">(idealized)</text:span></text:p>
          </draw:text-box>
        </draw:frame>
        <draw:custom-shape draw:name="object 3" draw:style-name="gr10" draw:text-style-name="P12" draw:layer="layout" svg:width="3.567cm" svg:height="0.798cm" svg:x="3.605cm" svg:y="14.485cm">
          <text:p text:style-name="P25"><text:span text:style-name="T30">0x00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0" draw:text-style-name="P12" draw:layer="layout" svg:width="3.844cm" svg:height="0.798cm" svg:x="3.464cm" svg:y="4.537cm">
          <text:p text:style-name="P25"><text:span text:style-name="T31">0xFFFFF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0" draw:text-style-name="P12" draw:layer="layout" svg:width="4.201cm" svg:height="0.798cm" svg:x="3.288cm" svg:y="9.193cm">
          <text:p text:style-name="P25"><text:span text:style-name="T30">address</text:span><text:span text:style-name="T32"> </text:span><text:span text:style-name="T30">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6">
          <draw:custom-shape draw:name="object 7" draw:style-name="gr11" draw:text-style-name="P12" draw:layer="layout" svg:width="0.001cm" svg:height="3.315cm" svg:x="5.292cm" svg:y="5.786cm">
            <text:p/>
            <draw:enhanced-geometry draw:mirror-horizontal="false" draw:mirror-vertical="false" drawooo:sub-view-size="0 1193800" draw:text-areas="0 0 ?f0 ?f1" svg:viewBox="0 0 0 0" draw:type="ooxml-non-primitive" draw:enhanced-path="M 0 1193799 L 0 0 N">
              <draw:equation draw:name="f0" draw:formula="logwidth"/>
              <draw:equation draw:name="f1" draw:formula="logheight"/>
            </draw:enhanced-geometry>
          </draw:custom-shape>
          <draw:custom-shape draw:name="object 8" draw:style-name="gr12" draw:text-style-name="P26" draw:layer="layout" svg:width="0.211cm" svg:height="0.211cm" svg:x="5.186cm" svg:y="5.715cm">
            <text:p/>
            <draw:enhanced-geometry draw:mirror-horizontal="false" draw:mirror-vertical="false" drawooo:sub-view-size="76200 76200" draw:text-areas="0 0 ?f0 ?f1" svg:viewBox="0 0 0 0" draw:type="ooxml-non-primitive" draw:enhanced-path="M 38100 0 L 0 76200 76200 76200 38100 0 Z N">
              <draw:equation draw:name="f0" draw:formula="logwidth"/>
              <draw:equation draw:name="f1" draw:formula="logheight"/>
            </draw:enhanced-geometry>
          </draw:custom-shape>
        </draw:g>
        <draw:g draw:name="object 9">
          <draw:custom-shape draw:name="object 10" draw:style-name="gr11" draw:text-style-name="P12" draw:layer="layout" svg:width="0.001cm" svg:height="3.527cm" svg:x="5.292cm" svg:y="10.583cm">
            <text:p/>
            <draw:enhanced-geometry draw:mirror-horizontal="false" draw:mirror-vertical="false" drawooo:sub-view-size="0 1270000" draw:text-areas="0 0 ?f0 ?f1" svg:viewBox="0 0 0 0" draw:type="ooxml-non-primitive" draw:enhanced-path="M 0 1269999 L 0 0 N">
              <draw:equation draw:name="f0" draw:formula="logwidth"/>
              <draw:equation draw:name="f1" draw:formula="logheight"/>
            </draw:enhanced-geometry>
          </draw:custom-shape>
          <draw:custom-shape draw:name="object 11" draw:style-name="gr12" draw:text-style-name="P26" draw:layer="layout" svg:width="0.211cm" svg:height="0.211cm" svg:x="5.186cm" svg:y="13.97cm">
            <text:p/>
            <draw:enhanced-geometry draw:mirror-horizontal="false" draw:mirror-vertical="false" drawooo:sub-view-size="76200 76200" draw:text-areas="0 0 ?f0 ?f1" svg:viewBox="0 0 0 0" draw:type="ooxml-non-primitive" draw:enhanced-path="M 76200 0 L 0 0 38100 76200 76200 0 Z N">
              <draw:equation draw:name="f0" draw:formula="logwidth"/>
              <draw:equation draw:name="f1" draw:formula="logheight"/>
            </draw:enhanced-geometry>
          </draw:custom-shape>
        </draw:g>
        <draw:custom-shape draw:name="object 12" draw:style-name="gr13" draw:text-style-name="P16" draw:layer="layout" svg:width="7.619cm" svg:height="1.822cm" svg:x="10.583cm" svg:y="13.123cm">
          <text:p text:style-name="P27"><text:span text:style-name="T33">code <text:s/></text:span><text:span text:style-name="T34">(text</text:span><text:span text:style-name="T35"> </text:span><text:span text:style-name="T34">seg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4" draw:text-style-name="P29" draw:layer="layout" svg:width="7.619cm" svg:height="1.822cm" svg:x="10.583cm" svg:y="11.007cm">
          <text:p text:style-name="P28"><text:span text:style-name="T34">static data <text:s/>(data</text:span><text:span text:style-name="T36"> </text:span><text:span text:style-name="T34">seg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5" draw:text-style-name="P32" draw:layer="layout" svg:width="7.619cm" svg:height="1.799cm" svg:x="10.583cm" svg:y="8.89cm">
          <text:p text:style-name="P30"><text:span text:style-name="T34">heap</text:span></text:p>
          <text:p text:style-name="P31"><text:span text:style-name="T33">(dynamic </text:span><text:span text:style-name="T34">allocated</text:span><text:span text:style-name="T37"> </text:span><text:span text:style-name="T33">m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6" draw:text-style-name="P12" draw:layer="layout" svg:width="7.619cm" svg:height="2.116cm" svg:x="10.583cm" svg:y="6.773cm">
          <text:p/>
          <draw:enhanced-geometry draw:mirror-horizontal="false" draw:mirror-vertical="false" drawooo:sub-view-size="2743200 762000" draw:text-areas="0 0 ?f0 ?f1" svg:viewBox="0 0 0 0" draw:type="ooxml-non-primitive" draw:enhanced-path="M 0 0 L 2743198 0 2743198 761999 0 761999 0 0 Z N">
            <draw:equation draw:name="f0" draw:formula="logwidth"/>
            <draw:equation draw:name="f1" draw:formula="logheight"/>
          </draw:enhanced-geometry>
        </draw:custom-shape>
        <draw:custom-shape draw:name="object 16" draw:style-name="gr17" draw:text-style-name="P33" draw:layer="layout" svg:width="7.619cm" svg:height="1.799cm" svg:x="10.583cm" svg:y="4.657cm">
          <text:p text:style-name="P30"><text:span text:style-name="T34">stack</text:span></text:p>
          <text:p text:style-name="P31"><text:span text:style-name="T33">(dynamic </text:span><text:span text:style-name="T34">allocated</text:span><text:span text:style-name="T37"> </text:span><text:span text:style-name="T33">m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7">
          <draw:custom-shape draw:name="object 18" draw:style-name="gr16" draw:text-style-name="P12" draw:layer="layout" svg:width="0.001cm" svg:height="0.563cm" svg:x="14.393cm" svg:y="6.773cm">
            <text:p/>
            <draw:enhanced-geometry draw:mirror-horizontal="false" draw:mirror-vertical="false" drawooo:sub-view-size="0 203200" draw:text-areas="0 0 ?f0 ?f1" svg:viewBox="0 0 0 0" draw:type="ooxml-non-primitive" draw:enhanced-path="M 0 0 L 0 203199 N">
              <draw:equation draw:name="f0" draw:formula="logwidth"/>
              <draw:equation draw:name="f1" draw:formula="logheight"/>
            </draw:enhanced-geometry>
          </draw:custom-shape>
          <draw:custom-shape draw:name="object 19" draw:style-name="gr6" draw:text-style-name="P17" draw:layer="layout" svg:width="0.211cm" svg:height="0.211cm" svg:x="14.288cm" svg:y="7.197cm">
            <text:p/>
            <draw:enhanced-geometry draw:mirror-horizontal="false" draw:mirror-vertical="false" drawooo:sub-view-size="76200 76200" draw:text-areas="0 0 ?f0 ?f1" svg:viewBox="0 0 0 0" draw:type="ooxml-non-primitive" draw:enhanced-path="M 76200 0 L 0 0 38100 76200 76200 0 Z N">
              <draw:equation draw:name="f0" draw:formula="logwidth"/>
              <draw:equation draw:name="f1" draw:formula="logheight"/>
            </draw:enhanced-geometry>
          </draw:custom-shape>
          <draw:custom-shape draw:name="object 20" draw:style-name="gr16" draw:text-style-name="P12" draw:layer="layout" svg:width="0.001cm" svg:height="0.563cm" svg:x="14.393cm" svg:y="8.326cm">
            <text:p/>
            <draw:enhanced-geometry draw:mirror-horizontal="false" draw:mirror-vertical="false" drawooo:sub-view-size="0 203200" draw:text-areas="0 0 ?f0 ?f1" svg:viewBox="0 0 0 0" draw:type="ooxml-non-primitive" draw:enhanced-path="M 0 0 L 0 203199 N">
              <draw:equation draw:name="f0" draw:formula="logwidth"/>
              <draw:equation draw:name="f1" draw:formula="logheight"/>
            </draw:enhanced-geometry>
          </draw:custom-shape>
          <draw:custom-shape draw:name="object 21" draw:style-name="gr6" draw:text-style-name="P17" draw:layer="layout" svg:width="0.211cm" svg:height="0.211cm" svg:x="14.288cm" svg:y="8.255cm">
            <text:p/>
            <draw:enhanced-geometry draw:mirror-horizontal="false" draw:mirror-vertical="false" drawooo:sub-view-size="76200 76200" draw:text-areas="0 0 ?f0 ?f1" svg:viewBox="0 0 0 0" draw:type="ooxml-non-primitive" draw:enhanced-path="M 38100 0 L 0 76200 76200 76200 38100 0 Z N">
              <draw:equation draw:name="f0" draw:formula="logwidth"/>
              <draw:equation draw:name="f1" draw:formula="logheight"/>
            </draw:enhanced-geometry>
          </draw:custom-shape>
        </draw:g>
        <draw:g draw:name="object 22">
          <draw:custom-shape draw:name="object 23" draw:style-name="gr16" draw:text-style-name="P12" draw:layer="layout" svg:width="0.987cm" svg:height="0.001cm" svg:x="18.697cm" svg:y="6.773cm">
            <text:p/>
            <draw:enhanced-geometry draw:mirror-horizontal="false" draw:mirror-vertical="false" drawooo:sub-view-size="355600 0" draw:text-areas="0 0 ?f0 ?f1" svg:viewBox="0 0 0 0" draw:type="ooxml-non-primitive" draw:enhanced-path="M 355599 0 L 0 0 N">
              <draw:equation draw:name="f0" draw:formula="logwidth"/>
              <draw:equation draw:name="f1" draw:formula="logheight"/>
            </draw:enhanced-geometry>
          </draw:custom-shape>
          <draw:custom-shape draw:name="object 24" draw:style-name="gr6" draw:text-style-name="P17" draw:layer="layout" svg:width="0.211cm" svg:height="0.211cm" svg:x="18.627cm" svg:y="6.668cm">
            <text:p/>
            <draw:enhanced-geometry draw:mirror-horizontal="false" draw:mirror-vertical="false" drawooo:sub-view-size="76200 76200" draw:text-areas="0 0 ?f0 ?f1" svg:viewBox="0 0 0 0" draw:type="ooxml-non-primitive" draw:enhanced-path="M 76200 0 L 0 38100 76200 76200 76200 0 Z N">
              <draw:equation draw:name="f0" draw:formula="logwidth"/>
              <draw:equation draw:name="f1" draw:formula="logheight"/>
            </draw:enhanced-geometry>
          </draw:custom-shape>
        </draw:g>
        <draw:g draw:name="object 25">
          <draw:custom-shape draw:name="object 26" draw:style-name="gr16" draw:text-style-name="P12" draw:layer="layout" svg:width="0.987cm" svg:height="0.001cm" svg:x="18.697cm" svg:y="13.97cm">
            <text:p/>
            <draw:enhanced-geometry draw:mirror-horizontal="false" draw:mirror-vertical="false" drawooo:sub-view-size="355600 0" draw:text-areas="0 0 ?f0 ?f1" svg:viewBox="0 0 0 0" draw:type="ooxml-non-primitive" draw:enhanced-path="M 355599 0 L 0 0 N">
              <draw:equation draw:name="f0" draw:formula="logwidth"/>
              <draw:equation draw:name="f1" draw:formula="logheight"/>
            </draw:enhanced-geometry>
          </draw:custom-shape>
          <draw:custom-shape draw:name="object 27" draw:style-name="gr6" draw:text-style-name="P17" draw:layer="layout" svg:width="0.211cm" svg:height="0.211cm" svg:x="18.627cm" svg:y="13.864cm">
            <text:p/>
            <draw:enhanced-geometry draw:mirror-horizontal="false" draw:mirror-vertical="false" drawooo:sub-view-size="76200 76200" draw:text-areas="0 0 ?f0 ?f1" svg:viewBox="0 0 0 0" draw:type="ooxml-non-primitive" draw:enhanced-path="M 76200 0 L 0 38100 76200 76200 76200 0 Z N">
              <draw:equation draw:name="f0" draw:formula="logwidth"/>
              <draw:equation draw:name="f1" draw:formula="logheight"/>
            </draw:enhanced-geometry>
          </draw:custom-shape>
        </draw:g>
        <draw:custom-shape draw:name="object 28" draw:style-name="gr10" draw:text-style-name="P12" draw:layer="layout" svg:width="0.953cm" svg:height="0.798cm" svg:x="19.904cm" svg:y="13.678cm">
          <text:p text:style-name="P25"><text:span text:style-name="T33">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8" draw:text-style-name="P12" draw:layer="layout" svg:width="0.592cm" svg:height="0.504cm" svg:x="24.106cm" svg:y="18.102cm">
          <text:p text:style-name="P19"><text:span text:style-name="T2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0" draw:text-style-name="P12" draw:layer="layout" svg:width="0.918cm" svg:height="0.798cm" svg:x="19.904cm" svg:y="6.442cm">
          <text:p text:style-name="P25"><text:span text:style-name="T33">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3"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Stack – for function calls, function arguments, local variables</text:span></text:p>
              <text:p text:style-name="P21"><text:span text:style-name="T26">Heap - <text:s/>when we call malloc/new</text:span></text:p>
              <text:p text:style-name="P21"><text:span text:style-name="T26">PC = program counter, this is a value that points to the next instruction/statement to execute, i.e. it show where in program (static) the process (dynamic) is.</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Process execution states" draw:style-name="dp1" draw:master-page-name="Title_20_and_20_Content" presentation:presentation-page-layout-name="AL2T11">
        <draw:frame draw:name="object 4" presentation:style-name="pr7" draw:text-style-name="P24" draw:layer="layout" svg:width="0.826cm" svg:height="11.049cm" svg:x="23.871cm" svg:y="12.85cm" presentation:class="page-number" presentation:user-transformed="true">
          <draw:text-box>
            <text:p text:style-name="P34"><text:span text:style-name="T38"><text:page-number>&lt;number&gt;</text:page-number></text:span></text:p>
          </draw:text-box>
        </draw:frame>
        <draw:frame draw:name="object 2" presentation:style-name="pr4" draw:text-style-name="P7" draw:layer="layout" svg:width="12.621cm" svg:height="3.216cm" svg:x="6.397cm" svg:y="0.335cm" presentation:class="title" presentation:user-transformed="true">
          <draw:text-box>
            <text:p text:style-name="P6"><text:span text:style-name="T4">Process </text:span><text:span text:style-name="T3">execution</text:span><text:span text:style-name="T39"> </text:span><text:span text:style-name="T3">states</text:span></text:p>
          </draw:text-box>
        </draw:frame>
        <draw:custom-shape draw:name="object 3" draw:style-name="gr18" draw:text-style-name="P12" draw:layer="layout" svg:width="23.272cm" svg:height="12.223cm" svg:x="0.927cm" svg:y="4.23cm">
          <text:list text:style-name="L3">
            <text:list-item>
              <text:p text:style-name="P35"><text:span text:style-name="T7">Each process has an </text:span><text:span text:style-name="T13">execution state</text:span><text:span text:style-name="T6">, </text:span><text:span text:style-name="T7">which </text:span><text:span text:style-name="T6">indicates </text:span><text:span text:style-name="T7">what <text:s/></text:span><text:span text:style-name="T8">it’s </text:span><text:span text:style-name="T6">currently</text:span><text:span text:style-name="T7"> doing</text:span></text:p>
            </text:list-item>
          </text:list>
          <text:list text:style-name="L11">
            <text:list-item>
              <text:list>
                <text:list-item>
                  <text:p text:style-name="P36"><text:span text:style-name="T40">ready</text:span><text:span text:style-name="T12">: waiting to </text:span><text:span text:style-name="T10">be assigned </text:span><text:span text:style-name="T12">to </text:span><text:span text:style-name="T10">a</text:span><text:span text:style-name="T41"> </text:span><text:span text:style-name="T10">CPU</text:span></text:p>
                </text:list-item>
              </text:list>
            </text:list-item>
          </text:list>
          <text:list text:style-name="L12">
            <text:list-item>
              <text:list>
                <text:list-item>
                  <text:list>
                    <text:list-item>
                      <text:p text:style-name="P37"><text:span text:style-name="T10">could run, but </text:span><text:span text:style-name="T12">another </text:span><text:span text:style-name="T10">process has </text:span><text:span text:style-name="T12">the</text:span><text:span text:style-name="T42"> </text:span><text:span text:style-name="T10">CPU</text:span></text:p>
                    </text:list-item>
                  </text:list>
                </text:list-item>
                <text:list-item>
                  <text:p text:style-name="P38"><text:span text:style-name="T40">running</text:span><text:span text:style-name="T12">: executing </text:span><text:span text:style-name="T10">on a CPU</text:span></text:p>
                  <text:list>
                    <text:list-item>
                      <text:p text:style-name="P37"><text:span text:style-name="T20">it’s </text:span><text:span text:style-name="T12">the </text:span><text:span text:style-name="T10">process </text:span><text:span text:style-name="T12">that currently controls the</text:span><text:span text:style-name="T41"> </text:span><text:span text:style-name="T10">CPU</text:span></text:p>
                    </text:list-item>
                  </text:list>
                </text:list-item>
              </text:list>
            </text:list-item>
          </text:list>
          <text:list text:style-name="L13">
            <text:list-item>
              <text:list>
                <text:list-item>
                  <text:p text:style-name="P39"><text:span text:style-name="T43">waiting </text:span><text:span text:style-name="T10">(aka “blocked”): </text:span><text:span text:style-name="T12">waiting for </text:span><text:span text:style-name="T10">an </text:span><text:span text:style-name="T12">event, e.g., I/O completion, </text:span><text:span text:style-name="T10">or <text:s/>a message </text:span><text:span text:style-name="T12">from </text:span><text:span text:style-name="T10">(or </text:span><text:span text:style-name="T12">the completion of) another</text:span><text:span text:style-name="T10"> process</text:span></text:p>
                  <text:list>
                    <text:list-item>
                      <text:p text:style-name="P40"><text:span text:style-name="T10">cannot make progress </text:span><text:span text:style-name="T12">until the </text:span><text:span text:style-name="T10">event</text:span><text:span text:style-name="T16"> </text:span><text:span text:style-name="T10">happens</text:span></text:p>
                    </text:list-item>
                  </text:list>
                </text:list-item>
              </text:list>
            </text:list-item>
            <text:list-item>
              <text:p text:style-name="P41"><text:span text:style-name="T7">As a process </text:span><text:span text:style-name="T6">executes, </text:span><text:span text:style-name="T7">it moves </text:span><text:span text:style-name="T6">from state to</text:span><text:span text:style-name="T8"> </text:span><text:span text:style-name="T6">state</text:span></text:p>
            </text:list-item>
          </text:list>
          <text:list text:style-name="L5">
            <text:list-item>
              <text:list>
                <text:list-item>
                  <text:p text:style-name="P42"><text:span text:style-name="T12">UNIX: </text:span><text:span text:style-name="T10">run </text:span><text:span text:style-name="T44">top</text:span><text:span text:style-name="T10">, </text:span><text:span text:style-name="T45">STAT </text:span><text:span text:style-name="T10">column shows current</text:span><text:span text:style-name="T46"> </text:span><text:span text:style-name="T12">state</text:span></text:p>
                </text:list-item>
                <text:list-item>
                  <text:p text:style-name="P43"><text:span text:style-name="T10">which </text:span><text:span text:style-name="T12">state </text:span><text:span text:style-name="T10">is a process in most of </text:span><text:span text:style-name="T12">the</text:span><text:span text:style-name="T47"> </text:span><text:span text:style-name="T12">tim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4"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Especially in single-core (BBB), many processes want to run (i.e. ready) but only one is running. Waiting happens when we e.g. wait to receive data from a networking socket.</text:span></text:p>
              <text:p text:style-name="P21"><text:span text:style-name="T26"/></text:p>
              <text:p text:style-name="P21"><text:span text:style-name="T26">Sidenote, busy-waiting is </text:span><text:span text:style-name="T48">waiting</text:span><text:span text:style-name="T26"> for something by </text:span><text:span text:style-name="T48">running</text:span><text:span text:style-name="T26"> repeated check if that something has happened. This wastes CPU time compared to blocked waiting, i.e. something else that is useful could be </text:span><text:span text:style-name="T48">running</text:span><text:span text:style-name="T26"> on the CPU.</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Demo - processes" draw:style-name="dp1" draw:master-page-name="Title_20_and_20_Content" presentation:presentation-page-layout-name="AL2T11">
        <draw:frame draw:name="Title 1" presentation:style-name="pr8" draw:text-style-name="P7" draw:layer="layout" svg:width="21.907cm" svg:height="3.681cm" svg:x="1.746cm" svg:y="1.014cm" presentation:class="title" presentation:user-transformed="true">
          <draw:text-box>
            <text:p text:style-name="P1"><text:span text:style-name="T4">Demo - processes</text:span></text:p>
          </draw:text-box>
        </draw:frame>
        <draw:frame draw:name="Content Placeholder 2" presentation:style-name="pr9" draw:text-style-name="P44" draw:layer="layout" svg:width="21.907cm" svg:height="12.086cm" svg:x="1.746cm" svg:y="5.071cm" presentation:class="outlin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What’s “in” a process?" draw:style-name="dp1" draw:master-page-name="Title_20_and_20_Content" presentation:presentation-page-layout-name="AL2T11">
        <draw:custom-shape draw:name="object 4" draw:style-name="gr8" draw:text-style-name="P12" draw:layer="layout" svg:width="0.592cm" svg:height="0.504cm" svg:x="24.095cm" svg:y="18.102cm">
          <text:p text:style-name="P19"><text:span text:style-name="T2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presentation:style-name="pr4" draw:text-style-name="P7" draw:layer="layout" svg:width="11.318cm" svg:height="3.216cm" svg:x="7.031cm" svg:y="0.3cm" presentation:class="title" presentation:user-transformed="true">
          <draw:text-box>
            <text:p text:style-name="P6"><text:span text:style-name="T49">What’s </text:span><text:span text:style-name="T50">“in” </text:span><text:span text:style-name="T4">a</text:span><text:span text:style-name="T51"> </text:span><text:span text:style-name="T52">process?</text:span></text:p>
          </draw:text-box>
        </draw:frame>
        <draw:custom-shape draw:name="object 3" draw:style-name="gr19" draw:text-style-name="P12" draw:layer="layout" svg:width="20.959cm" svg:height="13.216cm" svg:x="0.927cm" svg:y="3.953cm">
          <text:list text:style-name="L3">
            <text:list-item>
              <text:p text:style-name="P45"><text:span text:style-name="T7">A </text:span><text:span text:style-name="T8">process </text:span><text:span text:style-name="T53">consists </text:span><text:span text:style-name="T54">of </text:span><text:span text:style-name="T8">(at</text:span><text:span text:style-name="T55"> </text:span><text:span text:style-name="T8">least):</text:span></text:p>
            </text:list-item>
          </text:list>
          <text:list text:style-name="L14">
            <text:list-item>
              <text:list>
                <text:list-item>
                  <text:p text:style-name="P46"><text:span text:style-name="T16">An </text:span><text:span text:style-name="T40">address </text:span><text:span text:style-name="T56">space</text:span><text:span text:style-name="T19">,</text:span><text:span text:style-name="T57"> </text:span><text:span text:style-name="T20">containing</text:span></text:p>
                </text:list-item>
              </text:list>
            </text:list-item>
          </text:list>
          <text:list text:style-name="L15">
            <text:list-item>
              <text:list>
                <text:list-item>
                  <text:list>
                    <text:list-item>
                      <text:p text:style-name="P47"><text:span text:style-name="T46">the </text:span><text:span text:style-name="T19">code </text:span><text:span text:style-name="T12">(instructions) </text:span><text:span text:style-name="T46">for the </text:span><text:span text:style-name="T20">running</text:span><text:span text:style-name="T58"> </text:span><text:span text:style-name="T10">program</text:span></text:p>
                    </text:list-item>
                    <text:list-item>
                      <text:p text:style-name="P48"><text:span text:style-name="T46">the </text:span><text:span text:style-name="T10">data </text:span><text:span text:style-name="T46">for the </text:span><text:span text:style-name="T20">running</text:span><text:span text:style-name="T58"> </text:span><text:span text:style-name="T10">program</text:span></text:p>
                    </text:list-item>
                  </text:list>
                </text:list-item>
              </text:list>
            </text:list-item>
          </text:list>
          <text:list text:style-name="L16">
            <text:list-item>
              <text:list>
                <text:list-item>
                  <text:p text:style-name="P49"><text:span text:style-name="T56">Thread </text:span><text:span text:style-name="T59">state</text:span><text:span text:style-name="T46">, </text:span><text:span text:style-name="T19">consisting</text:span><text:span text:style-name="T60"> </text:span><text:span text:style-name="T19">of</text:span></text:p>
                  <text:list>
                    <text:list-item>
                      <text:p text:style-name="P47"><text:span text:style-name="T20">The </text:span><text:span text:style-name="T10">program </text:span><text:span text:style-name="T12">counter (PC), </text:span><text:span text:style-name="T16">indicating </text:span><text:span text:style-name="T46">the </text:span><text:span text:style-name="T19">next</text:span><text:span text:style-name="T61"> </text:span><text:span text:style-name="T12">instruction</text:span></text:p>
                    </text:list-item>
                    <text:list-item>
                      <text:p text:style-name="P48"><text:span text:style-name="T20">The </text:span><text:span text:style-name="T46">stack </text:span><text:span text:style-name="T19">pointer </text:span><text:span text:style-name="T12">register </text:span><text:span text:style-name="T20">(implying </text:span><text:span text:style-name="T46">the stack </text:span><text:span text:style-name="T62">it </text:span><text:span text:style-name="T19">points</text:span><text:span text:style-name="T63"> </text:span><text:span text:style-name="T46">to)</text:span></text:p>
                    </text:list-item>
                    <text:list-item>
                      <text:p text:style-name="P47"><text:span text:style-name="T41">Other </text:span><text:span text:style-name="T19">general </text:span><text:span text:style-name="T12">purpose register</text:span><text:span text:style-name="T62"> </text:span><text:span text:style-name="T20">values</text:span></text:p>
                    </text:list-item>
                  </text:list>
                </text:list-item>
              </text:list>
            </text:list-item>
          </text:list>
          <text:list text:style-name="L15">
            <text:list-item>
              <text:list>
                <text:list-item>
                  <text:p text:style-name="P50"><text:span text:style-name="T10">A </text:span><text:span text:style-name="T12">set </text:span><text:span text:style-name="T19">of </text:span><text:span text:style-name="T64">OS</text:span><text:span text:style-name="T65"> </text:span><text:span text:style-name="T43">resources</text:span></text:p>
                  <text:list>
                    <text:list-item>
                      <text:p text:style-name="P47"><text:span text:style-name="T20">open files, </text:span><text:span text:style-name="T12">network </text:span><text:span text:style-name="T19">connections, sound </text:span><text:span text:style-name="T20">channels,</text:span><text:span text:style-name="T66"> </text:span><text:span text:style-name="T10">…</text:span></text:p>
                    </text:list-item>
                  </text:list>
                </text:list-item>
              </text:list>
            </text:list-item>
            <text:list-item>
              <text:p text:style-name="P51"><text:span text:style-name="T54">Decompose</text:span><text:span text:style-name="T67"> </text:span><text:span text:style-name="T7">…</text:span></text:p>
              <text:list>
                <text:list-item>
                  <text:p text:style-name="P52"><text:span text:style-name="T34">address</text:span><text:span text:style-name="T68"> </text:span><text:span text:style-name="T34">space</text:span></text:p>
                </text:list-item>
              </text:list>
            </text:list-item>
          </text:list>
          <text:list text:style-name="L16">
            <text:list-item>
              <text:list>
                <text:list-item>
                  <text:p text:style-name="P53"><text:span text:style-name="T31">thread of control </text:span><text:span text:style-name="T34">(stack, stack </text:span><text:span text:style-name="T69">pointer, </text:span><text:span text:style-name="T34">program </text:span><text:span text:style-name="T69">counter,</text:span><text:span text:style-name="T70"> </text:span><text:span text:style-name="T34">registers)</text:span></text:p>
                </text:list-item>
              </text:list>
            </text:list-item>
          </text:list>
          <text:list text:style-name="L15">
            <text:list-item>
              <text:list>
                <text:list-item>
                  <text:p text:style-name="P54"><text:span text:style-name="T33">OS</text:span><text:span text:style-name="T68"> </text:span><text:span text:style-name="T34">resourc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6"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Point out things that are relevant to the thread of execution.</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Concurrency vs. Parallelism" draw:style-name="dp1" draw:master-page-name="Title_20_and_20_Content" presentation:presentation-page-layout-name="AL2T11">
        <office:forms form:automatic-focus="false" form:apply-design-mode="false"/>
        <draw:frame draw:name="object 2" presentation:style-name="pr11" draw:text-style-name="P55" draw:layer="layout" svg:width="20.4cm" svg:height="3.216cm" svg:x="3.2cm" svg:y="0.108cm" presentation:class="title" presentation:user-transformed="true">
          <draw:text-box>
            <text:p text:style-name="P6"><text:span text:style-name="T50">Concurrency v</text:span><text:span text:style-name="T71">s. </text:span><text:span text:style-name="T49">Parallelism</text:span></text:p>
          </draw:text-box>
        </draw:frame>
        <draw:g draw:name="object 3">
          <draw:custom-shape draw:name="object 4" draw:style-name="gr20" draw:text-style-name="P12" draw:layer="layout" svg:width="12.703cm" svg:height="0.001cm" svg:x="7.886cm" svg:y="8.832cm">
            <text:p/>
            <draw:enhanced-geometry draw:mirror-horizontal="false" draw:mirror-vertical="false" drawooo:sub-view-size="4573270 0" draw:text-areas="0 0 ?f0 ?f1" svg:viewBox="0 0 0 0" draw:type="ooxml-non-primitive" draw:enhanced-path="M 4572848 0 L 0 0 N">
              <draw:equation draw:name="f0" draw:formula="logwidth"/>
              <draw:equation draw:name="f1" draw:formula="logheight"/>
            </draw:enhanced-geometry>
          </draw:custom-shape>
          <draw:custom-shape draw:name="object 5" draw:style-name="gr21" draw:text-style-name="P56" draw:layer="layout" svg:width="0.202cm" svg:height="0.188cm" svg:x="20.504cm" svg:y="8.738cm">
            <text:p/>
            <draw:enhanced-geometry draw:mirror-horizontal="false" draw:mirror-vertical="false" drawooo:sub-view-size="73025 67944" draw:text-areas="0 0 ?f0 ?f1" svg:viewBox="0 0 0 0" draw:type="ooxml-non-primitive" draw:enhanced-path="M 0 0 L 13004 33743 0 67500 72593 33743 0 0 Z N">
              <draw:equation draw:name="f0" draw:formula="logwidth"/>
              <draw:equation draw:name="f1" draw:formula="logheight"/>
            </draw:enhanced-geometry>
          </draw:custom-shape>
        </draw:g>
        <draw:frame draw:name="object 6" draw:style-name="standard" draw:layer="layout" svg:width="15.079cm" svg:height="1.305cm" svg:x="7.12cm" svg:y="6.774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ext:p text:style-name="P57"><text:span text:style-name="T72">T</text:span><text:span text:style-name="T73">1</text:span></text:p>
              </table:table-cell>
              <table:table-cell>
                <text:p text:style-name="P57"><text:span text:style-name="T72">T</text:span><text:span text:style-name="T73">2</text:span></text:p>
              </table:table-cell>
              <table:table-cell>
                <text:p text:style-name="P57"><text:span text:style-name="T72">T</text:span><text:span text:style-name="T73">3</text:span></text:p>
              </table:table-cell>
              <table:table-cell>
                <text:p text:style-name="P57"><text:span text:style-name="T72">T</text:span><text:span text:style-name="T73">4</text:span></text:p>
              </table:table-cell>
              <table:table-cell>
                <text:p text:style-name="P57"><text:span text:style-name="T72">T</text:span><text:span text:style-name="T73">1</text:span></text:p>
              </table:table-cell>
              <table:table-cell>
                <text:p text:style-name="P57"><text:span text:style-name="T72">T</text:span><text:span text:style-name="T73">2</text:span></text:p>
              </table:table-cell>
              <table:table-cell>
                <text:p text:style-name="P57"><text:span text:style-name="T72">T</text:span><text:span text:style-name="T73">3</text:span></text:p>
              </table:table-cell>
              <table:table-cell>
                <text:p text:style-name="P57"><text:span text:style-name="T72">T</text:span><text:span text:style-name="T73">4</text:span></text:p>
              </table:table-cell>
              <table:table-cell>
                <text:p text:style-name="P57"><text:span text:style-name="T72">T</text:span><text:span text:style-name="T73">1</text:span></text:p>
              </table:table-cell>
              <table:table-cell table:style-name="ce2">
                <text:p text:style-name="P58"><text:span text:style-name="T74">…</text:span></text:p>
              </table:table-cell>
            </table:table-row>
          </table:table>
          <draw:image xlink:href="Pictures/TablePreview1.svm" xlink:type="simple" xlink:show="embed" xlink:actuate="onLoad"/>
        </draw:frame>
        <draw:custom-shape draw:name="object 7" draw:style-name="gr10" draw:text-style-name="P12" draw:layer="layout" svg:width="19.926cm" svg:height="9.833cm" svg:x="1.489cm" svg:y="3.324cm">
          <text:list text:style-name="L18">
            <text:list-item>
              <text:p text:style-name="P59"><text:span text:style-name="T75">Multi-tasking is</text:span><text:span text:style-name="T76"> </text:span><text:span text:style-name="T77">about </text:span><text:span text:style-name="T78">concurrency </text:span><text:span text:style-name="T77">and</text:span><text:span text:style-name="T79"> </text:span><text:span text:style-name="T80">parallelism</text:span></text:p>
            </text:list-item>
          </text:list>
          <text:p text:style-name="P60"><text:span text:style-name="T81"/></text:p>
          <text:list text:continue-numbering="true" text:style-name="L18">
            <text:list-item>
              <text:p text:style-name="P61"><text:span text:style-name="T82">Concurrent execution </text:span><text:span text:style-name="T83">on </text:span><text:span text:style-name="T82">single-core system:</text:span></text:p>
            </text:list-item>
          </text:list>
          <text:p text:style-name="P62"><text:span text:style-name="T84"/></text:p>
          <text:p text:style-name="P63"><text:span text:style-name="T85">single</text:span><text:span text:style-name="T86"> </text:span><text:span text:style-name="T87">core</text:span></text:p>
          <text:p text:style-name="P62"><text:span text:style-name="T88"/></text:p>
          <text:p text:style-name="P64"><text:span text:style-name="T87">time</text:span></text:p>
          <text:p text:style-name="P65"><text:span text:style-name="T89"/></text:p>
          <text:p text:style-name="P65"><text:span text:style-name="T89"/></text:p>
          <text:p text:style-name="P66"><text:span text:style-name="T90"/></text:p>
          <text:list text:continue-numbering="true" text:style-name="L18">
            <text:list-item>
              <text:p text:style-name="P65"><text:span text:style-name="T82">Parallelism </text:span><text:span text:style-name="T83">on a </text:span><text:span text:style-name="T82">multi-core</text:span><text:span text:style-name="T91"> </text:span><text:span text:style-name="T82">system:</text:span></text:p>
            </text:list-item>
          </text:list>
          <text:p text:style-name="P65"><text:span text:style-name="T33"/></text:p>
          <text:p text:style-name="P67"><text:span text:style-name="T92">core</text:span><text:span text:style-name="T93"> </text:span><text:span text:style-name="T9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draw:style-name="standard" draw:layer="layout" svg:width="9.417cm" svg:height="1.401cm" svg:x="9.01cm" svg:y="12.03cm">
          <table:table>
            <table:table-column table:style-name="co2"/>
            <table:table-column table:style-name="co2"/>
            <table:table-column table:style-name="co2"/>
            <table:table-column table:style-name="co2"/>
            <table:table-column table:style-name="co2"/>
            <table:table-column table:style-name="co3"/>
            <table:table-row table:style-name="ro2" table:default-cell-style-name="ce3">
              <table:table-cell>
                <text:p text:style-name="P68"><text:span text:style-name="T95">T</text:span><text:span text:style-name="T96">1</text:span></text:p>
              </table:table-cell>
              <table:table-cell>
                <text:p text:style-name="P68"><text:span text:style-name="T95">T</text:span><text:span text:style-name="T96">3</text:span></text:p>
              </table:table-cell>
              <table:table-cell>
                <text:p text:style-name="P68"><text:span text:style-name="T95">T</text:span><text:span text:style-name="T96">1</text:span></text:p>
              </table:table-cell>
              <table:table-cell>
                <text:p text:style-name="P68"><text:span text:style-name="T95">T</text:span><text:span text:style-name="T96">3</text:span></text:p>
              </table:table-cell>
              <table:table-cell>
                <text:p text:style-name="P68"><text:span text:style-name="T95">T</text:span><text:span text:style-name="T96">1</text:span></text:p>
              </table:table-cell>
              <table:table-cell table:style-name="ce2">
                <text:p text:style-name="P69"><text:span text:style-name="T97">…</text:span></text:p>
              </table:table-cell>
            </table:table-row>
          </table:table>
          <draw:image xlink:href="Pictures/TablePreview2.svm" xlink:type="simple" xlink:show="embed" xlink:actuate="onLoad"/>
        </draw:frame>
        <draw:frame draw:name="object 9" draw:style-name="standard" draw:layer="layout" svg:width="9.417cm" svg:height="1.401cm" svg:x="9.01cm" svg:y="14.056cm">
          <table:table>
            <table:table-column table:style-name="co2"/>
            <table:table-column table:style-name="co2"/>
            <table:table-column table:style-name="co2"/>
            <table:table-column table:style-name="co2"/>
            <table:table-column table:style-name="co2"/>
            <table:table-column table:style-name="co3"/>
            <table:table-row table:style-name="ro2" table:default-cell-style-name="ce3">
              <table:table-cell>
                <text:p text:style-name="P68"><text:span text:style-name="T95">T</text:span><text:span text:style-name="T96">2</text:span></text:p>
              </table:table-cell>
              <table:table-cell>
                <text:p text:style-name="P68"><text:span text:style-name="T95">T</text:span><text:span text:style-name="T96">4</text:span></text:p>
              </table:table-cell>
              <table:table-cell>
                <text:p text:style-name="P68"><text:span text:style-name="T95">T</text:span><text:span text:style-name="T96">2</text:span></text:p>
              </table:table-cell>
              <table:table-cell>
                <text:p text:style-name="P68"><text:span text:style-name="T95">T</text:span><text:span text:style-name="T96">4</text:span></text:p>
              </table:table-cell>
              <table:table-cell>
                <text:p text:style-name="P68"><text:span text:style-name="T95">T</text:span><text:span text:style-name="T96">2</text:span></text:p>
              </table:table-cell>
              <table:table-cell table:style-name="ce4">
                <text:p text:style-name="P70"><text:span text:style-name="T97">…</text:span></text:p>
              </table:table-cell>
            </table:table-row>
          </table:table>
          <draw:image xlink:href="Pictures/TablePreview3.svm" xlink:type="simple" xlink:show="embed" xlink:actuate="onLoad"/>
        </draw:frame>
        <draw:custom-shape draw:name="object 10" draw:style-name="gr22" draw:text-style-name="P12" draw:layer="layout" svg:width="1.214cm" svg:height="1.143cm" svg:x="7.444cm" svg:y="14.432cm">
          <text:p text:style-name="P71"><text:span text:style-name="T92">core</text:span><text:span text:style-name="T98"> </text:span><text:span text:style-name="T9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2" draw:text-style-name="P12" draw:layer="layout" svg:width="0.847cm" svg:height="0.595cm" svg:x="13.307cm" svg:y="15.576cm">
          <text:p text:style-name="P71"><text:span text:style-name="T99">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2">
          <draw:custom-shape draw:name="object 13" draw:style-name="gr23" draw:text-style-name="P12" draw:layer="layout" svg:width="7.725cm" svg:height="0.001cm" svg:x="9.807cm" svg:y="16.268cm">
            <text:p/>
            <draw:enhanced-geometry draw:mirror-horizontal="false" draw:mirror-vertical="false" drawooo:sub-view-size="2781300 0" draw:text-areas="0 0 ?f0 ?f1" svg:viewBox="0 0 0 0" draw:type="ooxml-non-primitive" draw:enhanced-path="M 2780859 0 L 0 0 N">
              <draw:equation draw:name="f0" draw:formula="logwidth"/>
              <draw:equation draw:name="f1" draw:formula="logheight"/>
            </draw:enhanced-geometry>
          </draw:custom-shape>
          <draw:custom-shape draw:name="object 14" draw:style-name="gr21" draw:text-style-name="P56" draw:layer="layout" svg:width="0.209cm" svg:height="0.202cm" svg:x="17.444cm" svg:y="16.168cm">
            <text:p/>
            <draw:enhanced-geometry draw:mirror-horizontal="false" draw:mirror-vertical="false" drawooo:sub-view-size="75564 73025" draw:text-areas="0 0 ?f0 ?f1" svg:viewBox="0 0 0 0" draw:type="ooxml-non-primitive" draw:enhanced-path="M 0 0 L 13538 36229 0 72457 75539 36229 0 0 Z N">
              <draw:equation draw:name="f0" draw:formula="logwidth"/>
              <draw:equation draw:name="f1" draw:formula="logheight"/>
            </draw:enhanced-geometry>
          </draw:custom-shape>
        </draw:g>
        <draw:custom-shape draw:name="object 10" draw:style-name="gr22" draw:text-style-name="P12" draw:layer="layout" svg:width="1.214cm" svg:height="1.143cm" svg:x="7.444cm" svg:y="12.499cm">
          <text:p text:style-name="P71"><text:span text:style-name="T92">core</text:span><text:span text:style-name="T98"> </text:span><text:span text:style-name="T9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7"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Let all Ts stand for Tasks.</text:span></text:p>
              <text:p text:style-name="P21"><text:span text:style-name="T26"/></text:p>
              <text:p text:style-name="P21"><text:span text:style-name="T26">First, mention how crucial it is to multi-task. Otherwise, you could run only one program at a time.</text:span></text:p>
              <text:p text:style-name="P21"><text:span text:style-name="T26"/></text:p>
              <text:p text:style-name="P21"><text:span text:style-name="T26">Then, multi-core systems can actually do multiple tasks at the same time. Single-core systems have to switch between tasks. In practice, nobody waits for the tasks to finish. Instead, each tasks is run for a certain time (100ms), then OS steps in, pauses the task and runs a different task from the ready queue.</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Motivation" draw:style-name="dp1" draw:master-page-name="Title_20_and_20_Content" presentation:presentation-page-layout-name="AL2T11">
        <office:forms form:automatic-focus="false" form:apply-design-mode="false"/>
        <draw:custom-shape draw:name="object 4" draw:style-name="gr8" draw:text-style-name="P12" draw:layer="layout" svg:width="0.447cm" svg:height="0.504cm" svg:x="24.095cm" svg:y="18.102cm">
          <text:p text:style-name="P72"><text:span text:style-name="T2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presentation:style-name="pr12" draw:text-style-name="P55" draw:layer="layout" svg:width="8.535cm" svg:height="2.9cm" svg:x="10.065cm" svg:y="0.3cm" presentation:class="title" presentation:user-transformed="true">
          <draw:text-box>
            <text:p text:style-name="P6"><text:span text:style-name="T50">Motivation</text:span></text:p>
          </draw:text-box>
        </draw:frame>
        <draw:custom-shape draw:name="object 3" draw:style-name="gr24" draw:text-style-name="P12" draw:layer="layout" svg:width="22.476cm" svg:height="10.459cm" svg:x="0.927cm" svg:y="3.976cm">
          <text:list text:style-name="L3">
            <text:list-item>
              <text:p text:style-name="P73"><text:span text:style-name="T54">Threads </text:span><text:span text:style-name="T8">are </text:span><text:span text:style-name="T100">about </text:span><text:span text:style-name="T14">concurrency </text:span><text:span text:style-name="T100">and</text:span><text:span text:style-name="T101"> </text:span><text:span text:style-name="T102">parallelism</text:span></text:p>
            </text:list-item>
            <text:list-item>
              <text:p text:style-name="P74"><text:span text:style-name="T6">One </text:span><text:span text:style-name="T101">way </text:span><text:span text:style-name="T103">to </text:span><text:span text:style-name="T101">get </text:span><text:span text:style-name="T54">concurrency</text:span><text:span text:style-name="T104"> </text:span><text:span text:style-name="T101">and</text:span><text:span text:style-name="T105"> </text:span><text:span text:style-name="T100">parallelism</text:span><text:span text:style-name="T100"><text:tab/></text:span><text:span text:style-name="T54">is </text:span><text:span text:style-name="T103">to</text:span><text:span text:style-name="T106"> </text:span><text:span text:style-name="T8">use <text:s/></text:span><text:span text:style-name="T54">multiple</text:span><text:span text:style-name="T67"> </text:span><text:span text:style-name="T54">processes</text:span></text:p>
            </text:list-item>
          </text:list>
          <text:list text:style-name="L14">
            <text:list-item>
              <text:list>
                <text:list-item>
                  <text:p text:style-name="P75"><text:span text:style-name="T20">The </text:span><text:span text:style-name="T10">programs </text:span><text:span text:style-name="T12">(code) </text:span><text:span text:style-name="T19">of distinct </text:span><text:span text:style-name="T12">processes </text:span><text:span text:style-name="T46">are </text:span><text:span text:style-name="T20">isolated </text:span><text:span text:style-name="T41">from </text:span><text:span text:style-name="T19">each <text:s/></text:span><text:span text:style-name="T12">other</text:span></text:p>
                </text:list-item>
              </text:list>
            </text:list-item>
            <text:list-item>
              <text:p text:style-name="P76"><text:span text:style-name="T54">Threads </text:span><text:span text:style-name="T8">are </text:span><text:span text:style-name="T101">another way </text:span><text:span text:style-name="T103">to </text:span><text:span text:style-name="T101">get </text:span><text:span text:style-name="T54">concurrency </text:span><text:span text:style-name="T101">and <text:s/></text:span><text:span text:style-name="T100">parallelism</text:span></text:p>
              <text:list>
                <text:list-item>
                  <text:p text:style-name="P77"><text:span text:style-name="T19">Threads </text:span><text:span text:style-name="T46">“share </text:span><text:span text:style-name="T10">a </text:span><text:span text:style-name="T12">process” </text:span><text:span text:style-name="T10">– same </text:span><text:span text:style-name="T12">address </text:span><text:span text:style-name="T19">space, </text:span><text:span text:style-name="T10">same </text:span><text:span text:style-name="T107">OS <text:s/></text:span><text:span text:style-name="T10">resources</text:span></text:p>
                </text:list-item>
                <text:list-item>
                  <text:p text:style-name="P78"><text:span text:style-name="T19">Threads have </text:span><text:span text:style-name="T12">private </text:span><text:span text:style-name="T10">stack, </text:span><text:span text:style-name="T47">CPU </text:span><text:span text:style-name="T41">state </text:span><text:span text:style-name="T10">– </text:span><text:span text:style-name="T46">are</text:span><text:span text:style-name="T108"> </text:span><text:span text:style-name="T16">schedulabl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8"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Stress: threads are like multiple programs running at the same time but everybody shares the same memory.</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What’s needed?" draw:style-name="dp1" draw:master-page-name="Title_20_and_20_Content" presentation:presentation-page-layout-name="AL2T11">
        <draw:custom-shape draw:name="object 4" draw:style-name="gr8" draw:text-style-name="P12" draw:layer="layout" svg:width="0.447cm" svg:height="0.504cm" svg:x="24.095cm" svg:y="18.102cm">
          <text:p text:style-name="P72"><text:span text:style-name="T2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presentation:style-name="pr4" draw:text-style-name="P7" draw:layer="layout" svg:width="8.247cm" svg:height="3.216cm" svg:x="8.548cm" svg:y="0.3cm" presentation:class="title" presentation:user-transformed="true">
          <draw:text-box>
            <text:p text:style-name="P6"><text:span text:style-name="T49">What’s</text:span><text:span text:style-name="T109"> </text:span><text:span text:style-name="T110">needed?</text:span></text:p>
          </draw:text-box>
        </draw:frame>
        <draw:custom-shape draw:name="object 3" draw:style-name="gr3" draw:text-style-name="P12" draw:layer="layout" svg:width="22.601cm" svg:height="13.336cm" svg:x="0.927cm" svg:y="3.974cm">
          <text:list text:style-name="L3">
            <text:list-item>
              <text:p text:style-name="P13"><text:span text:style-name="T103">In </text:span><text:span text:style-name="T54">many</text:span><text:span text:style-name="T111"> </text:span><text:span text:style-name="T8">cases</text:span></text:p>
            </text:list-item>
          </text:list>
          <text:list text:style-name="L14">
            <text:list-item>
              <text:list>
                <text:list-item>
                  <text:p text:style-name="P79"><text:span text:style-name="T19">Everybody wants </text:span><text:span text:style-name="T107">to </text:span><text:span text:style-name="T46">run the </text:span><text:span text:style-name="T10">same</text:span><text:span text:style-name="T112"> </text:span><text:span text:style-name="T19">code</text:span></text:p>
                </text:list-item>
                <text:list-item>
                  <text:p text:style-name="P80"><text:span text:style-name="T19">Everybody wants </text:span><text:span text:style-name="T107">to </text:span><text:span text:style-name="T12">access </text:span><text:span text:style-name="T46">the </text:span><text:span text:style-name="T10">same</text:span><text:span text:style-name="T17"> </text:span><text:span text:style-name="T10">data</text:span></text:p>
                </text:list-item>
                <text:list-item>
                  <text:p text:style-name="P81"><text:span text:style-name="T19">Everybody has </text:span><text:span text:style-name="T46">the </text:span><text:span text:style-name="T10">same</text:span><text:span text:style-name="T113"> </text:span><text:span text:style-name="T16">privileges</text:span></text:p>
                </text:list-item>
                <text:list-item>
                  <text:p text:style-name="P82"><text:span text:style-name="T19">Everybody uses </text:span><text:span text:style-name="T46">the </text:span><text:span text:style-name="T10">same resources </text:span><text:span text:style-name="T12">(open </text:span><text:span text:style-name="T20">files, </text:span><text:span text:style-name="T12">network <text:s/></text:span><text:span text:style-name="T19">connections,</text:span><text:span text:style-name="T114"> </text:span><text:span text:style-name="T41">etc.)</text:span></text:p>
                </text:list-item>
              </text:list>
            </text:list-item>
            <text:list-item>
              <text:p text:style-name="P83"><text:span text:style-name="T8">But </text:span><text:span text:style-name="T101">you’d </text:span><text:span text:style-name="T54">like </text:span><text:span text:style-name="T103">to </text:span><text:span text:style-name="T54">have multiple </text:span><text:span text:style-name="T101">hardware </text:span><text:span text:style-name="T54">execution</text:span><text:span text:style-name="T115"> </text:span><text:span text:style-name="T6">states:</text:span></text:p>
              <text:list>
                <text:list-item>
                  <text:p text:style-name="P84"><text:span text:style-name="T19">an execution </text:span><text:span text:style-name="T46">stack </text:span><text:span text:style-name="T19">and </text:span><text:span text:style-name="T46">stack </text:span><text:span text:style-name="T19">pointer</text:span><text:span text:style-name="T116"> </text:span><text:span text:style-name="T19">(SP)</text:span></text:p>
                </text:list-item>
              </text:list>
            </text:list-item>
          </text:list>
          <text:list text:style-name="L15">
            <text:list-item>
              <text:list>
                <text:list-item>
                  <text:list>
                    <text:list-item>
                      <text:p text:style-name="P85"><text:span text:style-name="T46">traces </text:span><text:span text:style-name="T41">state </text:span><text:span text:style-name="T19">of </text:span><text:span text:style-name="T12">procedure </text:span><text:span text:style-name="T62">calls</text:span><text:span text:style-name="T117"> </text:span><text:span text:style-name="T10">made</text:span></text:p>
                    </text:list-item>
                  </text:list>
                </text:list-item>
                <text:list-item>
                  <text:p text:style-name="P82"><text:span text:style-name="T46">the </text:span><text:span text:style-name="T10">program </text:span><text:span text:style-name="T12">counter (PC), </text:span><text:span text:style-name="T16">indicating </text:span><text:span text:style-name="T46">the </text:span><text:span text:style-name="T19">next</text:span><text:span text:style-name="T108"> </text:span><text:span text:style-name="T12">instruction</text:span></text:p>
                </text:list-item>
                <text:list-item>
                  <text:p text:style-name="P86"><text:span text:style-name="T10">a </text:span><text:span text:style-name="T12">set </text:span><text:span text:style-name="T19">of general-purpose </text:span><text:span text:style-name="T12">processor </text:span><text:span text:style-name="T10">registers </text:span><text:span text:style-name="T19">and their</text:span><text:span text:style-name="T118"> </text:span><text:span text:style-name="T20">valu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9" presentation:class="page"/>
          <draw:frame draw:name="Notes Placeholder 2" presentation:style-name="pr13" draw:text-style-name="P87" draw:layer="layout" svg:width="15.239cm" svg:height="10cm" svg:x="1.905cm" svg:y="12.224cm" presentation:class="notes" presentation:placeholder="true" presentation:user-transformed="true">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Single and Multithreaded Processes" draw:style-name="dp1" draw:master-page-name="Title_20_and_20_Content" presentation:presentation-page-layout-name="AL2T11">
        <draw:frame draw:name="object 2" presentation:style-name="pr4" draw:text-style-name="P7" draw:layer="layout" svg:width="17.624cm" svg:height="3.216cm" svg:x="4.932cm" svg:y="0.037cm" presentation:class="title" presentation:user-transformed="true">
          <draw:text-box>
            <text:p text:style-name="P6"><text:span text:style-name="T119">Single </text:span><text:span text:style-name="T28">and </text:span><text:span text:style-name="T49">Multithreaded</text:span><text:span text:style-name="T120"> </text:span><text:span text:style-name="T52">Processes</text:span></text:p>
          </draw:text-box>
        </draw:frame>
        <draw:g draw:name="object 3">
          <draw:custom-shape draw:name="object 4" draw:style-name="gr25" draw:text-style-name="P88" draw:layer="layout" svg:width="7.868cm" svg:height="3.626cm" svg:x="5.059cm" svg:y="3.614cm">
            <text:p/>
            <draw:enhanced-geometry draw:mirror-horizontal="false" draw:mirror-vertical="false" drawooo:sub-view-size="2832735 1305560" draw:text-areas="0 0 ?f0 ?f1" svg:viewBox="0 0 0 0" draw:type="ooxml-non-primitive" draw:enhanced-path="M 2832303 0 L 0 0 0 1305318 2832303 1305318 2832303 0 Z N">
              <draw:equation draw:name="f0" draw:formula="logwidth"/>
              <draw:equation draw:name="f1" draw:formula="logheight"/>
            </draw:enhanced-geometry>
          </draw:custom-shape>
          <draw:custom-shape draw:name="object 5" draw:style-name="gr26" draw:text-style-name="P12" draw:layer="layout" svg:width="7.868cm" svg:height="3.626cm" svg:x="5.059cm" svg:y="3.614cm">
            <text:p/>
            <draw:enhanced-geometry draw:mirror-horizontal="false" draw:mirror-vertical="false" drawooo:sub-view-size="2832735 1305560" draw:text-areas="0 0 ?f0 ?f1" svg:viewBox="0 0 0 0" draw:type="ooxml-non-primitive" draw:enhanced-path="M 2832293 1305318 L 0 1305318 0 0 2832293 0 2832293 1305318 Z N">
              <draw:equation draw:name="f0" draw:formula="logwidth"/>
              <draw:equation draw:name="f1" draw:formula="logheight"/>
            </draw:enhanced-geometry>
          </draw:custom-shape>
          <draw:custom-shape draw:name="object 6" draw:style-name="gr27" draw:text-style-name="P12" draw:layer="layout" svg:width="7.868cm" svg:height="11.318cm" svg:x="5.059cm" svg:y="3.614cm">
            <text:p/>
            <draw:enhanced-geometry draw:mirror-horizontal="false" draw:mirror-vertical="false" drawooo:sub-view-size="2832735 4074795" draw:text-areas="0 0 ?f0 ?f1" svg:viewBox="0 0 0 0" draw:type="ooxml-non-primitive" draw:enhanced-path="M 2832293 4074360 L 0 4074360 0 0 2832293 0 2832293 4074360 Z N">
              <draw:equation draw:name="f0" draw:formula="logwidth"/>
              <draw:equation draw:name="f1" draw:formula="logheight"/>
            </draw:enhanced-geometry>
          </draw:custom-shape>
        </draw:g>
        <draw:custom-shape draw:name="object 7" draw:style-name="gr28" draw:text-style-name="P90" draw:layer="layout" svg:width="2.244cm" svg:height="0.843cm" svg:x="5.342cm" svg:y="5.746cm">
          <text:p text:style-name="P89"><text:span text:style-name="T121">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8" draw:text-style-name="P90" draw:layer="layout" svg:width="2.244cm" svg:height="0.843cm" svg:x="5.342cm" svg:y="3.933cm">
          <text:p text:style-name="P91"><text:span text:style-name="T122">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28" draw:text-style-name="P90" draw:layer="layout" svg:width="2.244cm" svg:height="0.843cm" svg:x="7.87cm" svg:y="3.933cm">
          <text:p text:style-name="P92"><text:span text:style-name="T123">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8" draw:text-style-name="P90" draw:layer="layout" svg:width="2.244cm" svg:height="0.843cm" svg:x="10.398cm" svg:y="3.933cm">
          <text:p text:style-name="P93"><text:span text:style-name="T124">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8" draw:text-style-name="P90" draw:layer="layout" svg:width="2.244cm" svg:height="0.843cm" svg:x="10.398cm" svg:y="5.746cm">
          <text:p text:style-name="P94"><text:span text:style-name="T125">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2">
          <draw:custom-shape draw:name="object 13" draw:style-name="gr21" draw:text-style-name="P56" draw:layer="layout" svg:width="7.868cm" svg:height="0.033cm" svg:x="5.059cm" svg:y="5.411cm">
            <text:p/>
            <draw:enhanced-geometry draw:mirror-horizontal="false" draw:mirror-vertical="false" drawooo:sub-view-size="2832735 12064" draw:text-areas="0 0 ?f0 ?f1" svg:viewBox="0 0 0 0" draw:type="ooxml-non-primitive" draw:enhanced-path="M 0 11468 L 2832293 11468 2832293 0 0 0 0 11468 Z N">
              <draw:equation draw:name="f0" draw:formula="logwidth"/>
              <draw:equation draw:name="f1" draw:formula="logheight"/>
            </draw:enhanced-geometry>
          </draw:custom-shape>
          <draw:custom-shape draw:name="object 14" draw:style-name="gr29" draw:text-style-name="P12" draw:layer="layout" svg:width="0.274cm" svg:height="0.488cm" svg:x="8.719cm" svg:y="9.649cm">
            <text:p/>
            <draw:enhanced-geometry draw:mirror-horizontal="false" draw:mirror-vertical="false" drawooo:sub-view-size="99060 175895" draw:text-areas="0 0 ?f0 ?f1" svg:viewBox="0 0 0 0" draw:type="ooxml-non-primitive" draw:enhanced-path="M 98667 0 L 41625 18606 12333 33938 1541 54211 0 87643 15416 125387 49333 152851 83251 169627 98667 175310 N">
              <draw:equation draw:name="f0" draw:formula="logwidth"/>
              <draw:equation draw:name="f1" draw:formula="logheight"/>
            </draw:enhanced-geometry>
          </draw:custom-shape>
          <draw:custom-shape draw:name="object 15" draw:style-name="gr30" draw:text-style-name="P12" draw:layer="layout" svg:width="0.548cm" svg:height="0.974cm" svg:x="8.719cm" svg:y="10.136cm">
            <text:p/>
            <draw:enhanced-geometry draw:mirror-horizontal="false" draw:mirror-vertical="false" drawooo:sub-view-size="197485 351154 197485 351154" draw:text-areas="0 0 ?f0 ?f1" svg:viewBox="0 0 0 0" draw:type="ooxml-non-primitive" draw:enhanced-path="M 98667 175287 L 155710 156680 185002 141348 195794 121075 197336 87643 181919 49893 148001 22438 114084 5675 98667 0 N M 98667 175287 L 41625 193893 12333 209222 1541 229489 0 262907 15416 300648 49333 328104 83251 344872 98667 350551 N">
              <draw:equation draw:name="f0" draw:formula="logwidth"/>
              <draw:equation draw:name="f1" draw:formula="logheight"/>
            </draw:enhanced-geometry>
          </draw:custom-shape>
          <draw:custom-shape draw:name="object 16" draw:style-name="gr30" draw:text-style-name="P12" draw:layer="layout" svg:width="0.548cm" svg:height="0.974cm" svg:x="8.719cm" svg:y="11.109cm">
            <text:p/>
            <draw:enhanced-geometry draw:mirror-horizontal="false" draw:mirror-vertical="false" drawooo:sub-view-size="197485 351154 197485 351154" draw:text-areas="0 0 ?f0 ?f1" svg:viewBox="0 0 0 0" draw:type="ooxml-non-primitive" draw:enhanced-path="M 98667 175287 L 155710 156680 185002 141351 195794 121084 197336 87666 181919 49912 148001 22449 114084 5679 98667 0 N M 98667 175287 L 41625 193893 12333 209225 1541 229499 0 262930 15416 300671 49333 328127 83251 344895 98667 350574 N">
              <draw:equation draw:name="f0" draw:formula="logwidth"/>
              <draw:equation draw:name="f1" draw:formula="logheight"/>
            </draw:enhanced-geometry>
          </draw:custom-shape>
          <draw:custom-shape draw:name="object 17" draw:style-name="gr31" draw:text-style-name="P12" draw:layer="layout" svg:width="1.264cm" svg:height="0.001cm" svg:x="7.04cm" svg:y="10.866cm">
            <text:p/>
            <draw:enhanced-geometry draw:mirror-horizontal="false" draw:mirror-vertical="false" drawooo:sub-view-size="455294 0" draw:text-areas="0 0 ?f0 ?f1" svg:viewBox="0 0 0 0" draw:type="ooxml-non-primitive" draw:enhanced-path="M 0 0 L 454724 0 N">
              <draw:equation draw:name="f0" draw:formula="logwidth"/>
              <draw:equation draw:name="f1" draw:formula="logheight"/>
            </draw:enhanced-geometry>
          </draw:custom-shape>
          <draw:custom-shape draw:name="object 18" draw:style-name="gr21" draw:text-style-name="P56" draw:layer="layout" svg:width="0.26cm" svg:height="0.246cm" svg:x="8.176cm" svg:y="10.743cm">
            <text:p/>
            <draw:enhanced-geometry draw:mirror-horizontal="false" draw:mirror-vertical="false" drawooo:sub-view-size="93980 88900" draw:text-areas="0 0 ?f0 ?f1" svg:viewBox="0 0 0 0" draw:type="ooxml-non-primitive" draw:enhanced-path="M 0 0 L 16751 44437 0 88887 93535 44437 0 0 Z N">
              <draw:equation draw:name="f0" draw:formula="logwidth"/>
              <draw:equation draw:name="f1" draw:formula="logheight"/>
            </draw:enhanced-geometry>
          </draw:custom-shape>
        </draw:g>
        <draw:g draw:name="object 19">
          <draw:custom-shape draw:name="object 20" draw:style-name="gr25" draw:text-style-name="P88" draw:layer="layout" svg:width="7.868cm" svg:height="5.12cm" svg:x="14.341cm" svg:y="3.614cm">
            <text:p/>
            <draw:enhanced-geometry draw:mirror-horizontal="false" draw:mirror-vertical="false" drawooo:sub-view-size="2832734 1843405" draw:text-areas="0 0 ?f0 ?f1" svg:viewBox="0 0 0 0" draw:type="ooxml-non-primitive" draw:enhanced-path="M 2832277 0 L 0 0 0 1843290 2832277 1843290 2832277 0 Z N">
              <draw:equation draw:name="f0" draw:formula="logwidth"/>
              <draw:equation draw:name="f1" draw:formula="logheight"/>
            </draw:enhanced-geometry>
          </draw:custom-shape>
          <draw:custom-shape draw:name="object 21" draw:style-name="gr26" draw:text-style-name="P12" draw:layer="layout" svg:width="7.868cm" svg:height="5.12cm" svg:x="14.341cm" svg:y="3.614cm">
            <text:p/>
            <draw:enhanced-geometry draw:mirror-horizontal="false" draw:mirror-vertical="false" drawooo:sub-view-size="2832734 1843405" draw:text-areas="0 0 ?f0 ?f1" svg:viewBox="0 0 0 0" draw:type="ooxml-non-primitive" draw:enhanced-path="M 2832272 1843290 L 0 1843290 0 0 2832272 0 2832272 1843290 Z N">
              <draw:equation draw:name="f0" draw:formula="logwidth"/>
              <draw:equation draw:name="f1" draw:formula="logheight"/>
            </draw:enhanced-geometry>
          </draw:custom-shape>
          <draw:custom-shape draw:name="object 22" draw:style-name="gr27" draw:text-style-name="P12" draw:layer="layout" svg:width="7.868cm" svg:height="11.318cm" svg:x="14.341cm" svg:y="3.614cm">
            <text:p/>
            <draw:enhanced-geometry draw:mirror-horizontal="false" draw:mirror-vertical="false" drawooo:sub-view-size="2832734 4074795" draw:text-areas="0 0 ?f0 ?f1" svg:viewBox="0 0 0 0" draw:type="ooxml-non-primitive" draw:enhanced-path="M 2832272 4074360 L 0 4074360 0 0 2832272 0 2832272 4074360 Z N">
              <draw:equation draw:name="f0" draw:formula="logwidth"/>
              <draw:equation draw:name="f1" draw:formula="logheight"/>
            </draw:enhanced-geometry>
          </draw:custom-shape>
        </draw:g>
        <draw:custom-shape draw:name="object 23" draw:style-name="gr28" draw:text-style-name="P90" draw:layer="layout" svg:width="2.244cm" svg:height="0.843cm" svg:x="14.624cm" svg:y="5.746cm">
          <text:p text:style-name="P89"><text:span text:style-name="T121">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28" draw:text-style-name="P90" draw:layer="layout" svg:width="2.244cm" svg:height="0.843cm" svg:x="17.153cm" svg:y="5.746cm">
          <text:p text:style-name="P89"><text:span text:style-name="T121">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28" draw:text-style-name="P90" draw:layer="layout" svg:width="2.244cm" svg:height="0.843cm" svg:x="19.681cm" svg:y="5.746cm">
          <text:p text:style-name="P89"><text:span text:style-name="T121">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28" draw:text-style-name="P90" draw:layer="layout" svg:width="2.244cm" svg:height="0.843cm" svg:x="14.624cm" svg:y="3.933cm">
          <text:p text:style-name="P91"><text:span text:style-name="T122">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28" draw:text-style-name="P90" draw:layer="layout" svg:width="2.244cm" svg:height="0.843cm" svg:x="17.153cm" svg:y="3.933cm">
          <text:p text:style-name="P92"><text:span text:style-name="T123">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28" draw:text-style-name="P90" draw:layer="layout" svg:width="2.244cm" svg:height="0.843cm" svg:x="19.681cm" svg:y="3.933cm">
          <text:p text:style-name="P93"><text:span text:style-name="T124">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28" draw:text-style-name="P90" draw:layer="layout" svg:width="2.244cm" svg:height="0.843cm" svg:x="19.681cm" svg:y="7.24cm">
          <text:p text:style-name="P94"><text:span text:style-name="T125">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28" draw:text-style-name="P90" draw:layer="layout" svg:width="2.244cm" svg:height="0.843cm" svg:x="17.153cm" svg:y="7.24cm">
          <text:p text:style-name="P94"><text:span text:style-name="T125">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28" draw:text-style-name="P90" draw:layer="layout" svg:width="2.244cm" svg:height="0.843cm" svg:x="14.625cm" svg:y="7.24cm">
          <text:p text:style-name="P94"><text:span text:style-name="T125">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2">
          <draw:custom-shape draw:name="object 33" draw:style-name="gr21" draw:text-style-name="P56" draw:layer="layout" svg:width="7.868cm" svg:height="0.033cm" svg:x="14.341cm" svg:y="5.411cm">
            <text:p/>
            <draw:enhanced-geometry draw:mirror-horizontal="false" draw:mirror-vertical="false" drawooo:sub-view-size="2832734 12064" draw:text-areas="0 0 ?f0 ?f1" svg:viewBox="0 0 0 0" draw:type="ooxml-non-primitive" draw:enhanced-path="M 0 11468 L 2832273 11468 2832273 0 0 0 0 11468 Z N">
              <draw:equation draw:name="f0" draw:formula="logwidth"/>
              <draw:equation draw:name="f1" draw:formula="logheight"/>
            </draw:enhanced-geometry>
          </draw:custom-shape>
          <draw:custom-shape draw:name="object 34" draw:style-name="gr29" draw:text-style-name="P12" draw:layer="layout" svg:width="0.274cm" svg:height="0.488cm" svg:x="18.001cm" svg:y="9.649cm">
            <text:p/>
            <draw:enhanced-geometry draw:mirror-horizontal="false" draw:mirror-vertical="false" drawooo:sub-view-size="99059 175895" draw:text-areas="0 0 ?f0 ?f1" svg:viewBox="0 0 0 0" draw:type="ooxml-non-primitive" draw:enhanced-path="M 98667 0 L 41625 18606 12333 33938 1541 54211 0 87643 15416 125387 49333 152851 83251 169627 98667 175310 N">
              <draw:equation draw:name="f0" draw:formula="logwidth"/>
              <draw:equation draw:name="f1" draw:formula="logheight"/>
            </draw:enhanced-geometry>
          </draw:custom-shape>
          <draw:custom-shape draw:name="object 35" draw:style-name="gr30" draw:text-style-name="P12" draw:layer="layout" svg:width="0.548cm" svg:height="0.974cm" svg:x="18.001cm" svg:y="10.136cm">
            <text:p/>
            <draw:enhanced-geometry draw:mirror-horizontal="false" draw:mirror-vertical="false" drawooo:sub-view-size="197484 351154 197484 351154" draw:text-areas="0 0 ?f0 ?f1" svg:viewBox="0 0 0 0" draw:type="ooxml-non-primitive" draw:enhanced-path="M 98667 175287 L 155710 156680 185002 141348 195794 121075 197336 87643 181919 49893 148001 22438 114084 5675 98667 0 N M 98667 175287 L 41625 193893 12333 209222 1541 229489 0 262907 15416 300648 49333 328104 83251 344872 98667 350551 N">
              <draw:equation draw:name="f0" draw:formula="logwidth"/>
              <draw:equation draw:name="f1" draw:formula="logheight"/>
            </draw:enhanced-geometry>
          </draw:custom-shape>
          <draw:custom-shape draw:name="object 36" draw:style-name="gr30" draw:text-style-name="P12" draw:layer="layout" svg:width="0.548cm" svg:height="0.974cm" svg:x="18.001cm" svg:y="11.109cm">
            <text:p/>
            <draw:enhanced-geometry draw:mirror-horizontal="false" draw:mirror-vertical="false" drawooo:sub-view-size="197484 351154 197484 351154" draw:text-areas="0 0 ?f0 ?f1" svg:viewBox="0 0 0 0" draw:type="ooxml-non-primitive" draw:enhanced-path="M 98667 175287 L 155710 156680 185002 141351 195794 121084 197336 87666 181919 49912 148001 22449 114084 5679 98667 0 N M 98667 175287 L 41625 193893 12333 209225 1541 229499 0 262930 15416 300671 49333 328127 83251 344895 98667 350574 N">
              <draw:equation draw:name="f0" draw:formula="logwidth"/>
              <draw:equation draw:name="f1" draw:formula="logheight"/>
            </draw:enhanced-geometry>
          </draw:custom-shape>
          <draw:custom-shape draw:name="object 37" draw:style-name="gr29" draw:text-style-name="P12" draw:layer="layout" svg:width="0.274cm" svg:height="0.488cm" svg:x="15.402cm" svg:y="9.649cm">
            <text:p/>
            <draw:enhanced-geometry draw:mirror-horizontal="false" draw:mirror-vertical="false" drawooo:sub-view-size="99060 175895" draw:text-areas="0 0 ?f0 ?f1" svg:viewBox="0 0 0 0" draw:type="ooxml-non-primitive" draw:enhanced-path="M 98688 0 L 41634 18606 12336 33938 1542 54211 0 87643 15420 125387 49344 152851 83268 169627 98688 175310 N">
              <draw:equation draw:name="f0" draw:formula="logwidth"/>
              <draw:equation draw:name="f1" draw:formula="logheight"/>
            </draw:enhanced-geometry>
          </draw:custom-shape>
          <draw:custom-shape draw:name="object 38" draw:style-name="gr30" draw:text-style-name="P12" draw:layer="layout" svg:width="0.548cm" svg:height="0.974cm" svg:x="15.402cm" svg:y="10.136cm">
            <text:p/>
            <draw:enhanced-geometry draw:mirror-horizontal="false" draw:mirror-vertical="false" drawooo:sub-view-size="197485 351154 197485 351154" draw:text-areas="0 0 ?f0 ?f1" svg:viewBox="0 0 0 0" draw:type="ooxml-non-primitive" draw:enhanced-path="M 98688 175287 L 155730 156680 185022 141348 195814 121075 197356 87643 181939 49893 148022 22438 114105 5675 98688 0 N M 98688 175287 L 41634 193893 12336 209222 1542 229489 0 262907 15420 300648 49344 328104 83268 344872 98688 350551 N">
              <draw:equation draw:name="f0" draw:formula="logwidth"/>
              <draw:equation draw:name="f1" draw:formula="logheight"/>
            </draw:enhanced-geometry>
          </draw:custom-shape>
          <draw:custom-shape draw:name="object 39" draw:style-name="gr30" draw:text-style-name="P12" draw:layer="layout" svg:width="0.548cm" svg:height="0.974cm" svg:x="15.402cm" svg:y="11.109cm">
            <text:p/>
            <draw:enhanced-geometry draw:mirror-horizontal="false" draw:mirror-vertical="false" drawooo:sub-view-size="197485 351154 197485 351154" draw:text-areas="0 0 ?f0 ?f1" svg:viewBox="0 0 0 0" draw:type="ooxml-non-primitive" draw:enhanced-path="M 98688 175287 L 155730 156680 185022 141351 195814 121084 197356 87666 181939 49912 148022 22449 114105 5679 98688 0 N M 98688 175287 L 41634 193893 12336 209225 1542 229499 0 262930 15420 300671 49344 328127 83268 344895 98688 350574 N">
              <draw:equation draw:name="f0" draw:formula="logwidth"/>
              <draw:equation draw:name="f1" draw:formula="logheight"/>
            </draw:enhanced-geometry>
          </draw:custom-shape>
          <draw:custom-shape draw:name="object 40" draw:style-name="gr29" draw:text-style-name="P12" draw:layer="layout" svg:width="0.274cm" svg:height="0.488cm" svg:x="20.6cm" svg:y="9.649cm">
            <text:p/>
            <draw:enhanced-geometry draw:mirror-horizontal="false" draw:mirror-vertical="false" drawooo:sub-view-size="99059 175895" draw:text-areas="0 0 ?f0 ?f1" svg:viewBox="0 0 0 0" draw:type="ooxml-non-primitive" draw:enhanced-path="M 98668 0 L 41625 18606 12333 33938 1541 54211 0 87643 15416 125387 49334 152851 83251 169627 98668 175310 N">
              <draw:equation draw:name="f0" draw:formula="logwidth"/>
              <draw:equation draw:name="f1" draw:formula="logheight"/>
            </draw:enhanced-geometry>
          </draw:custom-shape>
          <draw:custom-shape draw:name="object 41" draw:style-name="gr30" draw:text-style-name="P12" draw:layer="layout" svg:width="0.548cm" svg:height="0.974cm" svg:x="20.6cm" svg:y="10.136cm">
            <text:p/>
            <draw:enhanced-geometry draw:mirror-horizontal="false" draw:mirror-vertical="false" drawooo:sub-view-size="197484 351154 197484 351154" draw:text-areas="0 0 ?f0 ?f1" svg:viewBox="0 0 0 0" draw:type="ooxml-non-primitive" draw:enhanced-path="M 98668 175287 L 155710 156680 185002 141348 195794 121075 197336 87643 181919 49893 148002 22438 114085 5675 98668 0 N M 98668 175287 L 41625 193893 12333 209222 1541 229489 0 262907 15416 300648 49334 328104 83251 344872 98668 350551 N">
              <draw:equation draw:name="f0" draw:formula="logwidth"/>
              <draw:equation draw:name="f1" draw:formula="logheight"/>
            </draw:enhanced-geometry>
          </draw:custom-shape>
          <draw:custom-shape draw:name="object 42" draw:style-name="gr30" draw:text-style-name="P12" draw:layer="layout" svg:width="0.548cm" svg:height="0.974cm" svg:x="20.6cm" svg:y="11.109cm">
            <text:p/>
            <draw:enhanced-geometry draw:mirror-horizontal="false" draw:mirror-vertical="false" drawooo:sub-view-size="197484 351154 197484 351154" draw:text-areas="0 0 ?f0 ?f1" svg:viewBox="0 0 0 0" draw:type="ooxml-non-primitive" draw:enhanced-path="M 98668 175287 L 155710 156680 185002 141351 195794 121084 197336 87666 181919 49912 148002 22449 114085 5679 98668 0 N M 98668 175287 L 41625 193893 12333 209225 1541 229499 0 262930 15416 300671 49334 328127 83251 344895 98668 350574 N">
              <draw:equation draw:name="f0" draw:formula="logwidth"/>
              <draw:equation draw:name="f1" draw:formula="logheight"/>
            </draw:enhanced-geometry>
          </draw:custom-shape>
          <draw:custom-shape draw:name="object 43" draw:style-name="gr32" draw:text-style-name="P12" draw:layer="layout" svg:width="0.001cm" svg:height="9.505cm" svg:x="17.011cm" svg:y="5.427cm">
            <text:p/>
            <draw:enhanced-geometry draw:mirror-horizontal="false" draw:mirror-vertical="false" drawooo:sub-view-size="0 3422015" draw:text-areas="0 0 ?f0 ?f1" svg:viewBox="0 0 0 0" draw:type="ooxml-non-primitive" draw:enhanced-path="M 0 0 L 0 3421701 N">
              <draw:equation draw:name="f0" draw:formula="logwidth"/>
              <draw:equation draw:name="f1" draw:formula="logheight"/>
            </draw:enhanced-geometry>
          </draw:custom-shape>
          <draw:custom-shape draw:name="object 44" draw:style-name="gr32" draw:text-style-name="P12" draw:layer="layout" svg:width="0.001cm" svg:height="9.505cm" svg:x="19.539cm" svg:y="5.427cm">
            <text:p/>
            <draw:enhanced-geometry draw:mirror-horizontal="false" draw:mirror-vertical="false" drawooo:sub-view-size="0 3422015" draw:text-areas="0 0 ?f0 ?f1" svg:viewBox="0 0 0 0" draw:type="ooxml-non-primitive" draw:enhanced-path="M 0 0 L 0 3421701 N">
              <draw:equation draw:name="f0" draw:formula="logwidth"/>
              <draw:equation draw:name="f1" draw:formula="logheight"/>
            </draw:enhanced-geometry>
          </draw:custom-shape>
          <draw:custom-shape draw:name="object 45" draw:style-name="gr33" draw:text-style-name="P12" draw:layer="layout" svg:width="7.868cm" svg:height="0.001cm" svg:x="14.341cm" svg:y="7.081cm">
            <text:p/>
            <draw:enhanced-geometry draw:mirror-horizontal="false" draw:mirror-vertical="false" drawooo:sub-view-size="2832735 0" draw:text-areas="0 0 ?f0 ?f1" svg:viewBox="0 0 0 0" draw:type="ooxml-non-primitive" draw:enhanced-path="M 0 0 L 2832273 0 N">
              <draw:equation draw:name="f0" draw:formula="logwidth"/>
              <draw:equation draw:name="f1" draw:formula="logheight"/>
            </draw:enhanced-geometry>
          </draw:custom-shape>
          <draw:custom-shape draw:name="object 46" draw:style-name="gr31" draw:text-style-name="P12" draw:layer="layout" svg:width="1.264cm" svg:height="0.001cm" svg:x="21.292cm" svg:y="10.866cm">
            <text:p/>
            <draw:enhanced-geometry draw:mirror-horizontal="false" draw:mirror-vertical="false" drawooo:sub-view-size="455295 0" draw:text-areas="0 0 ?f0 ?f1" svg:viewBox="0 0 0 0" draw:type="ooxml-non-primitive" draw:enhanced-path="M 0 0 L 454724 0 N">
              <draw:equation draw:name="f0" draw:formula="logwidth"/>
              <draw:equation draw:name="f1" draw:formula="logheight"/>
            </draw:enhanced-geometry>
          </draw:custom-shape>
          <draw:custom-shape draw:name="object 47" draw:style-name="gr21" draw:text-style-name="P56" draw:layer="layout" svg:width="0.26cm" svg:height="0.246cm" svg:x="21.148cm" svg:y="10.743cm">
            <text:p/>
            <draw:enhanced-geometry draw:mirror-horizontal="false" draw:mirror-vertical="false" drawooo:sub-view-size="93979 88900" draw:text-areas="0 0 ?f0 ?f1" svg:viewBox="0 0 0 0" draw:type="ooxml-non-primitive" draw:enhanced-path="M 93535 0 L 0 44437 93535 88887 76784 44437 93535 0 Z N">
              <draw:equation draw:name="f0" draw:formula="logwidth"/>
              <draw:equation draw:name="f1" draw:formula="logheight"/>
            </draw:enhanced-geometry>
          </draw:custom-shape>
        </draw:g>
        <draw:custom-shape draw:name="object 48" draw:style-name="gr22" draw:text-style-name="P12" draw:layer="layout" svg:width="1.479cm" svg:height="0.721cm" svg:x="5.453cm" svg:y="10.455cm">
          <text:p text:style-name="P95"><text:span text:style-name="T125">thr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22" draw:text-style-name="P12" draw:layer="layout" svg:width="1.514cm" svg:height="0.721cm" svg:x="22.686cm" svg:y="10.455cm">
          <text:p text:style-name="P71"><text:span text:style-name="T125">thr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22" draw:text-style-name="P12" draw:layer="layout" svg:width="5.506cm" svg:height="1.395cm" svg:x="6.239cm" svg:y="15.278cm">
          <text:p text:style-name="P71"><text:span text:style-name="T125">single-threaded</text:span><text:span text:style-name="T123">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22" draw:text-style-name="P12" draw:layer="layout" svg:width="5.083cm" svg:height="1.395cm" svg:x="15.734cm" svg:y="15.278cm">
          <text:p text:style-name="P71"><text:span text:style-name="T125">multithreaded</text:span><text:span text:style-name="T126"> </text:span><text:span text:style-name="T123">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0" presentation:class="page"/>
          <draw:frame presentation:style-name="pr10" draw:text-style-name="P5" draw:layer="layout" svg:width="16.799cm" svg:height="13.364cm" svg:x="2.1cm" svg:y="14.107cm" presentation:class="notes" presentation:placeholder="true">
            <draw:text-box/>
          </draw:frame>
        </presentation:notes>
      </draw:page>
      <draw:page draw:name="Demo1 – sum array in parallel" draw:style-name="dp1" draw:master-page-name="Title_20_and_20_Content" presentation:presentation-page-layout-name="AL2T11">
        <draw:frame draw:name="Title 1" presentation:style-name="pr8" draw:text-style-name="P7" draw:layer="layout" svg:width="21.907cm" svg:height="3.681cm" svg:x="1.746cm" svg:y="1.014cm" presentation:class="title" presentation:user-transformed="true">
          <draw:text-box>
            <text:p text:style-name="P1"><text:span text:style-name="T4">Demo1 – sum array in parallel</text:span></text:p>
          </draw:text-box>
        </draw:frame>
        <draw:frame draw:name="Content Placeholder 2" presentation:style-name="pr14" draw:text-style-name="P44" draw:layer="layout" svg:width="21.907cm" svg:height="12.086cm" svg:x="1.746cm" svg:y="5.071cm" presentation:class="outline" presentation:placeholder="true" presentation:user-transformed="true">
          <draw:text-box/>
        </draw:frame>
        <presentation:notes draw:style-name="dp3">
          <draw:page-thumbnail draw:name="Slide Image Placeholder 1" draw:style-name="gr1" draw:layer="layout" svg:width="11.429cm" svg:height="8.572cm" svg:x="3.81cm" svg:y="3.175cm" draw:page-number="11"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Please, take time to explain the code, starting with a single-threaded version and then moving to how multiple threads can split the workload, run it in parallel and then share the result.</text:span></text:p>
              <text:p text:style-name="P21"><text:span text:style-name="T26"/></text:p>
              <text:p text:style-name="P21"><text:span text:style-name="T26">Afterward, note this was a data-parallel execution, there was no need to communicate data between running threads (only the final results were communicated to the main thread). There are other scenarios where threads need to read and modify shared data. Another scenario is a task-parallel execution, where each thread mind do a different kind of task (e.g. telemetry thread takes care of sending acceleration to base station while navigation thread actually computes the acceleration).</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Process/thread separation - summary" draw:style-name="dp1" draw:master-page-name="Title_20_and_20_Content" presentation:presentation-page-layout-name="AL2T11">
        <office:forms form:automatic-focus="false" form:apply-design-mode="false"/>
        <draw:frame draw:name="object 4" presentation:style-name="pr7" draw:text-style-name="P24" draw:layer="layout" svg:width="0.849cm" svg:height="11.049cm" svg:x="23.848cm" svg:y="12.85cm" presentation:class="page-number" presentation:user-transformed="true">
          <draw:text-box>
            <text:p text:style-name="P34"><text:span text:style-name="T38"><text:page-number>&lt;number&gt;</text:page-number></text:span></text:p>
          </draw:text-box>
        </draw:frame>
        <draw:frame draw:name="object 2" presentation:style-name="pr4" draw:text-style-name="P7" draw:layer="layout" svg:width="18.376cm" svg:height="3.216cm" svg:x="3.512cm" svg:y="0.804cm" presentation:class="title" presentation:user-transformed="true">
          <draw:text-box>
            <text:p text:style-name="P6"><text:span text:style-name="T52">Process/thread</text:span><text:span text:style-name="T127"> </text:span><text:span text:style-name="T52">separation - summary</text:span></text:p>
          </draw:text-box>
        </draw:frame>
        <draw:custom-shape draw:name="object 3" draw:style-name="gr3" draw:text-style-name="P12" draw:layer="layout" svg:width="24.024cm" svg:height="13.737cm" svg:x="0.927cm" svg:y="3.974cm">
          <text:list text:style-name="L3">
            <text:list-item>
              <text:p text:style-name="P96"><text:span text:style-name="T54">Concurrency</text:span><text:span text:style-name="T128"> </text:span><text:span text:style-name="T54">(multithreading)</text:span><text:span text:style-name="T54"><text:tab/></text:span><text:span text:style-name="T54">is </text:span><text:span text:style-name="T8">useful</text:span><text:span text:style-name="T129"> </text:span><text:span text:style-name="T6">for:</text:span></text:p>
            </text:list-item>
          </text:list>
          <text:list text:style-name="L14">
            <text:list-item>
              <text:list>
                <text:list-item>
                  <text:p text:style-name="P79"><text:span text:style-name="T62">handling </text:span><text:span text:style-name="T12">concurrent events </text:span><text:span text:style-name="T41">(e.g., </text:span><text:span text:style-name="T16">web </text:span><text:span text:style-name="T10">servers </text:span><text:span text:style-name="T19">and</text:span><text:span text:style-name="T130"> </text:span><text:span text:style-name="T19">clients)</text:span></text:p>
                </text:list-item>
                <text:list-item>
                  <text:p text:style-name="P80"><text:span text:style-name="T62">building </text:span><text:span text:style-name="T20">parallel </text:span><text:span text:style-name="T10">programs </text:span><text:span text:style-name="T41">(e.g., </text:span><text:span text:style-name="T46">matrix </text:span><text:span text:style-name="T62">multiply, </text:span><text:span text:style-name="T46">ray</text:span><text:span text:style-name="T57"> </text:span><text:span text:style-name="T12">tracing)</text:span></text:p>
                </text:list-item>
                <text:list-item>
                  <text:p text:style-name="P81"><text:span text:style-name="T19">improving </text:span><text:span text:style-name="T10">program </text:span><text:span text:style-name="T41">structure (the </text:span><text:span text:style-name="T12">Java</text:span><text:span text:style-name="T131"> </text:span><text:span text:style-name="T10">argument)</text:span></text:p>
                </text:list-item>
              </text:list>
            </text:list-item>
            <text:list-item>
              <text:p text:style-name="P97"><text:span text:style-name="T54">Multithreading is </text:span><text:span text:style-name="T8">useful </text:span><text:span text:style-name="T54">even on </text:span><text:span text:style-name="T7">a</text:span><text:span text:style-name="T106"> </text:span><text:span text:style-name="T101">uniprocessor</text:span></text:p>
              <text:list>
                <text:list-item>
                  <text:p text:style-name="P79"><text:span text:style-name="T19">even </text:span><text:span text:style-name="T12">though </text:span><text:span text:style-name="T16">only </text:span><text:span text:style-name="T19">one </text:span><text:span text:style-name="T10">thread </text:span><text:span text:style-name="T12">can </text:span><text:span text:style-name="T46">run </text:span><text:span text:style-name="T19">at </text:span><text:span text:style-name="T10">a</text:span><text:span text:style-name="T114"> </text:span><text:span text:style-name="T46">time</text:span></text:p>
                </text:list-item>
                <text:list-item>
                  <text:p text:style-name="P79"><text:span text:style-name="T46">Still the same problems occur, you never know when you will be switched by another thread (i.e. in the middle of something important)</text:span></text:p>
                </text:list-item>
              </text:list>
            </text:list-item>
            <text:list-item>
              <text:p text:style-name="P98"><text:span text:style-name="T54">Supporting multithreading </text:span><text:span text:style-name="T7">– </text:span><text:span text:style-name="T53">that </text:span><text:span text:style-name="T8">is, </text:span><text:span text:style-name="T54">separating </text:span><text:span text:style-name="T6">the </text:span><text:span text:style-name="T54">concept <text:s/>of </text:span><text:span text:style-name="T7">a </text:span><text:span text:style-name="T132">process </text:span><text:span text:style-name="T54">(address space, </text:span><text:span text:style-name="T8">files, </text:span><text:span text:style-name="T111">etc.) </text:span><text:span text:style-name="T6">from </text:span><text:span text:style-name="T53">that </text:span><text:span text:style-name="T54">of </text:span><text:span text:style-name="T7">a <text:s/></text:span><text:span text:style-name="T101">minimal </text:span><text:span text:style-name="T132">thread </text:span><text:span text:style-name="T14">of </text:span><text:span text:style-name="T132">control </text:span><text:span text:style-name="T8">(execution </text:span><text:span text:style-name="T6">state), </text:span><text:span text:style-name="T54">is </text:span><text:span text:style-name="T7">a </text:span><text:span text:style-name="T101">big</text:span><text:span text:style-name="T133"> </text:span><text:span text:style-name="T101">win</text:span></text:p>
              <text:list>
                <text:list-item>
                  <text:p text:style-name="P99"><text:span text:style-name="T12">creating concurrency </text:span><text:span text:style-name="T20">does </text:span><text:span text:style-name="T19">not </text:span><text:span text:style-name="T12">require creating </text:span><text:span text:style-name="T19">new</text:span><text:span text:style-name="T134"> </text:span><text:span text:style-name="T12">processes</text:span></text:p>
                </text:list-item>
                <text:list-item>
                  <text:p text:style-name="P100"><text:span text:style-name="T41">“</text:span><text:span text:style-name="T41">faster </text:span><text:span text:style-name="T10">/ </text:span><text:span text:style-name="T46">better </text:span><text:span text:style-name="T10">/</text:span><text:span text:style-name="T135"> </text:span><text:span text:style-name="T19">cheape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12" presentation:class="page"/>
          <draw:frame draw:name="Notes Placeholder 2" presentation:style-name="pr15" draw:text-style-name="P87" draw:layer="layout" svg:width="15.239cm" svg:height="10cm" svg:x="1.905cm" svg:y="12.224cm" presentation:class="notes" presentation:placeholder="true" presentation:user-transformed="true">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Question?" draw:style-name="dp1" draw:master-page-name="Title_20_and_20_Content" presentation:presentation-page-layout-name="AL2T11">
        <draw:frame draw:name="Title 1" presentation:style-name="pr8" draw:text-style-name="P7" draw:layer="layout" svg:width="21.907cm" svg:height="3.681cm" svg:x="1.746cm" svg:y="1.014cm" presentation:class="title" presentation:user-transformed="true">
          <draw:text-box>
            <text:p text:style-name="P1"><text:span text:style-name="T4">Question?</text:span></text:p>
          </draw:text-box>
        </draw:frame>
        <draw:frame draw:name="Content Placeholder 2" presentation:style-name="pr16" draw:text-style-name="P44" draw:layer="layout" svg:width="21.907cm" svg:height="12.086cm" svg:x="1.746cm" svg:y="5.071cm" presentation:class="outline" presentation:placeholder="true" presentation:user-transformed="true">
          <draw:text-box/>
        </draw:frame>
        <presentation:notes draw:style-name="dp3">
          <draw:page-thumbnail draw:name="Slide Image Placeholder 1" draw:style-name="gr1" draw:layer="layout" svg:width="11.429cm" svg:height="8.572cm" svg:x="3.81cm" svg:y="3.175cm" draw:page-number="13"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This is also time for people to take a short break.</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Demo2 – shared counter" draw:style-name="dp1" draw:master-page-name="Title_20_and_20_Content" presentation:presentation-page-layout-name="AL2T11">
        <draw:frame draw:name="Title 1" presentation:style-name="pr8" draw:text-style-name="P7" draw:layer="layout" svg:width="21.907cm" svg:height="3.681cm" svg:x="1.746cm" svg:y="1.014cm" presentation:class="title" presentation:user-transformed="true">
          <draw:text-box>
            <text:p text:style-name="P1"><text:span text:style-name="T4">Demo2 – shared counter</text:span></text:p>
          </draw:text-box>
        </draw:frame>
        <draw:frame draw:name="Content Placeholder 2" presentation:style-name="pr17" draw:text-style-name="P44" draw:layer="layout" svg:width="21.907cm" svg:height="12.086cm" svg:x="1.746cm" svg:y="5.071cm" presentation:class="outline" presentation:placeholder="true" presentation:user-transformed="true">
          <draw:text-box/>
        </draw:frame>
        <presentation:notes draw:style-name="dp3">
          <draw:page-thumbnail draw:name="Slide Image Placeholder 1" draw:style-name="gr1" draw:layer="layout" svg:width="11.429cm" svg:height="8.572cm" svg:x="3.81cm" svg:y="3.175cm" draw:page-number="14"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Remind students about the previous array demo. That was data-parallel. This is not, everybody uses the same piece of data.</text:span></text:p>
              <text:p text:style-name="P21"><text:span text:style-name="T26"/></text:p>
              <text:p text:style-name="P21"><text:span text:style-name="T26">First, show program, ask what result they expect. Then, run the program, ask why the behaviour?</text:span></text:p>
              <text:p text:style-name="P21"><text:span text:style-name="T26"/></text:p>
              <text:p text:style-name="P21"><text:span text:style-name="T26">It would be great if they could come up with the explanation that counter++ is actually two memory operations that can be arbitrarily interleaved when running in parallel.</text:span></text:p>
              <text:p text:style-name="P21"><text:span text:style-name="T26"/></text:p>
              <text:p text:style-name="P21"><text:span text:style-name="T26">You can mention the concept of atomicity, i.e. that an operation is atomic if it executes completely or not at all. This means there is not partial results.</text:span></text:p>
              <text:p text:style-name="P21"><text:span text:style-name="T26">E.g.</text:span></text:p>
              <text:p text:style-name="P21"><text:span text:style-name="T26">int data = 0; is atomic (thank memory for allowing us to write 4 bytes atomically)</text:span></text:p>
              <text:p text:style-name="P21"><text:span text:style-name="T26">Uint64_t data = 0; might not be atomic on a 32-bit processor (two writes would be required)</text:span></text:p>
              <text:p text:style-name="P21"><text:span text:style-name="T26">Data++; is also not atomic as described before</text:span></text:p>
              <text:p text:style-name="P21"><text:span text:style-name="T26"/></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Critical sections" draw:style-name="dp1" draw:master-page-name="Title_20_and_20_Content" presentation:presentation-page-layout-name="AL2T11">
        <office:forms form:automatic-focus="false" form:apply-design-mode="false"/>
        <draw:custom-shape draw:name="object 2" draw:style-name="gr34" draw:text-style-name="P12" draw:layer="layout" svg:width="5.899cm" svg:height="1.281cm" svg:x="9.734cm" svg:y="1.8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
          <draw:custom-shape draw:name="object 4" draw:style-name="gr35" draw:text-style-name="P12" draw:layer="layout" svg:width="0.001cm" svg:height="8.347cm" svg:x="6.343cm" svg:y="5.754cm">
            <text:p/>
            <draw:enhanced-geometry draw:mirror-horizontal="false" draw:mirror-vertical="false" drawooo:sub-view-size="0 3005454" draw:text-areas="0 0 ?f0 ?f1" svg:viewBox="0 0 0 0" draw:type="ooxml-non-primitive" draw:enhanced-path="M 0 0 L 0 3004876 N">
              <draw:equation draw:name="f0" draw:formula="logwidth"/>
              <draw:equation draw:name="f1" draw:formula="logheight"/>
            </draw:enhanced-geometry>
          </draw:custom-shape>
          <draw:custom-shape draw:name="object 5" draw:style-name="gr36" draw:text-style-name="P101" draw:layer="layout" svg:width="0.506cm" svg:height="0.618cm" svg:x="6.13cm" svg:y="7.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7" draw:text-style-name="P102" draw:layer="layout" svg:width="0.506cm" svg:height="0.618cm" svg:x="6.13cm" svg:y="7.7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8" draw:text-style-name="P103" draw:layer="layout" svg:width="0.506cm" svg:height="0.618cm" svg:x="6.13cm" svg:y="8.5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bject 8">
          <draw:custom-shape draw:name="object 9" draw:style-name="gr35" draw:text-style-name="P12" draw:layer="layout" svg:width="0.001cm" svg:height="8.347cm" svg:x="8.038cm" svg:y="5.754cm">
            <text:p/>
            <draw:enhanced-geometry draw:mirror-horizontal="false" draw:mirror-vertical="false" drawooo:sub-view-size="0 3005454" draw:text-areas="0 0 ?f0 ?f1" svg:viewBox="0 0 0 0" draw:type="ooxml-non-primitive" draw:enhanced-path="M 0 0 L 0 3004876 N">
              <draw:equation draw:name="f0" draw:formula="logwidth"/>
              <draw:equation draw:name="f1" draw:formula="logheight"/>
            </draw:enhanced-geometry>
          </draw:custom-shape>
          <draw:custom-shape draw:name="object 10" draw:style-name="gr39" draw:text-style-name="P104" draw:layer="layout" svg:width="0.506cm" svg:height="0.618cm" svg:x="7.805cm" svg:y="7.9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40" draw:text-style-name="P105" draw:layer="layout" svg:width="0.506cm" svg:height="0.618cm" svg:x="7.805cm" svg:y="8.6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41" draw:text-style-name="P106" draw:layer="layout" svg:width="0.506cm" svg:height="0.618cm" svg:x="7.805cm" svg:y="9.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bject 13">
          <draw:custom-shape draw:name="object 14" draw:style-name="gr35" draw:text-style-name="P12" draw:layer="layout" svg:width="0.001cm" svg:height="8.347cm" svg:x="11.531cm" svg:y="5.754cm">
            <text:p/>
            <draw:enhanced-geometry draw:mirror-horizontal="false" draw:mirror-vertical="false" drawooo:sub-view-size="0 3005454" draw:text-areas="0 0 ?f0 ?f1" svg:viewBox="0 0 0 0" draw:type="ooxml-non-primitive" draw:enhanced-path="M 0 0 L 0 3004876 N">
              <draw:equation draw:name="f0" draw:formula="logwidth"/>
              <draw:equation draw:name="f1" draw:formula="logheight"/>
            </draw:enhanced-geometry>
          </draw:custom-shape>
          <draw:custom-shape draw:name="object 15" draw:style-name="gr42" draw:text-style-name="P107" draw:layer="layout" svg:width="0.506cm" svg:height="0.618cm" svg:x="11.318cm" svg:y="7.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43" draw:text-style-name="P108" draw:layer="layout" svg:width="0.506cm" svg:height="0.618cm" svg:x="11.318cm" svg:y="7.7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44" draw:text-style-name="P109" draw:layer="layout" svg:width="0.506cm" svg:height="0.618cm" svg:x="11.318cm" svg:y="8.5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bject 18">
          <draw:custom-shape draw:name="object 19" draw:style-name="gr35" draw:text-style-name="P12" draw:layer="layout" svg:width="0.001cm" svg:height="8.347cm" svg:x="13.227cm" svg:y="5.754cm">
            <text:p/>
            <draw:enhanced-geometry draw:mirror-horizontal="false" draw:mirror-vertical="false" drawooo:sub-view-size="0 3005454" draw:text-areas="0 0 ?f0 ?f1" svg:viewBox="0 0 0 0" draw:type="ooxml-non-primitive" draw:enhanced-path="M 0 0 L 0 3004876 N">
              <draw:equation draw:name="f0" draw:formula="logwidth"/>
              <draw:equation draw:name="f1" draw:formula="logheight"/>
            </draw:enhanced-geometry>
          </draw:custom-shape>
          <draw:custom-shape draw:name="object 20" draw:style-name="gr45" draw:text-style-name="P110" draw:layer="layout" svg:width="0.506cm" svg:height="0.618cm" svg:x="12.993cm" svg:y="9.1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46" draw:text-style-name="P111" draw:layer="layout" svg:width="0.506cm" svg:height="0.618cm" svg:x="12.993cm" svg:y="9.9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47" draw:text-style-name="P112" draw:layer="layout" svg:width="0.506cm" svg:height="0.618cm" svg:x="12.993cm" svg:y="10.6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bject 23">
          <draw:custom-shape draw:name="object 24" draw:style-name="gr35" draw:text-style-name="P12" draw:layer="layout" svg:width="0.001cm" svg:height="8.347cm" svg:x="16.033cm" svg:y="5.754cm">
            <text:p/>
            <draw:enhanced-geometry draw:mirror-horizontal="false" draw:mirror-vertical="false" drawooo:sub-view-size="0 3005454" draw:text-areas="0 0 ?f0 ?f1" svg:viewBox="0 0 0 0" draw:type="ooxml-non-primitive" draw:enhanced-path="M 0 0 L 0 3004876 N">
              <draw:equation draw:name="f0" draw:formula="logwidth"/>
              <draw:equation draw:name="f1" draw:formula="logheight"/>
            </draw:enhanced-geometry>
          </draw:custom-shape>
          <draw:custom-shape draw:name="object 25" draw:style-name="gr48" draw:text-style-name="P113" draw:layer="layout" svg:width="0.506cm" svg:height="0.618cm" svg:x="15.82cm" svg:y="9.0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49" draw:text-style-name="P114" draw:layer="layout" svg:width="0.506cm" svg:height="0.618cm" svg:x="15.82cm" svg:y="9.8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50" draw:text-style-name="P115" draw:layer="layout" svg:width="0.506cm" svg:height="0.618cm" svg:x="15.82cm" svg:y="10.5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bject 28">
          <draw:custom-shape draw:name="object 29" draw:style-name="gr35" draw:text-style-name="P12" draw:layer="layout" svg:width="0.001cm" svg:height="8.347cm" svg:x="17.729cm" svg:y="5.754cm">
            <text:p/>
            <draw:enhanced-geometry draw:mirror-horizontal="false" draw:mirror-vertical="false" drawooo:sub-view-size="0 3005454" draw:text-areas="0 0 ?f0 ?f1" svg:viewBox="0 0 0 0" draw:type="ooxml-non-primitive" draw:enhanced-path="M 0 0 L 0 3004876 N">
              <draw:equation draw:name="f0" draw:formula="logwidth"/>
              <draw:equation draw:name="f1" draw:formula="logheight"/>
            </draw:enhanced-geometry>
          </draw:custom-shape>
          <draw:custom-shape draw:name="object 30" draw:style-name="gr51" draw:text-style-name="P116" draw:layer="layout" svg:width="0.506cm" svg:height="0.618cm" svg:x="17.495cm" svg:y="6.3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52" draw:text-style-name="P117" draw:layer="layout" svg:width="0.506cm" svg:height="0.618cm" svg:x="17.495cm" svg:y="7.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53" draw:text-style-name="P118" draw:layer="layout" svg:width="0.506cm" svg:height="0.618cm" svg:x="17.495cm" svg:y="7.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object 33">
          <draw:custom-shape draw:name="object 34" draw:style-name="gr54" draw:text-style-name="P12" draw:layer="layout" svg:width="0.948cm" svg:height="0.521cm" svg:x="11.814cm" svg:y="8.81cm">
            <text:p/>
            <draw:enhanced-geometry draw:mirror-horizontal="false" draw:mirror-vertical="false" drawooo:sub-view-size="341629 187960" draw:text-areas="0 0 ?f0 ?f1" svg:viewBox="0 0 0 0" draw:type="ooxml-non-primitive" draw:enhanced-path="M 0 0 L 341578 187804 N">
              <draw:equation draw:name="f0" draw:formula="logwidth"/>
              <draw:equation draw:name="f1" draw:formula="logheight"/>
            </draw:enhanced-geometry>
          </draw:custom-shape>
          <draw:custom-shape draw:name="object 35" draw:style-name="gr6" draw:text-style-name="P17" draw:layer="layout" svg:width="0.364cm" svg:height="0.297cm" svg:x="12.641cm" svg:y="9.183cm">
            <text:p/>
            <draw:enhanced-geometry draw:mirror-horizontal="false" draw:mirror-vertical="false" drawooo:sub-view-size="131445 107314" draw:text-areas="0 0 ?f0 ?f1" svg:viewBox="0 0 0 0" draw:type="ooxml-non-primitive" draw:enhanced-path="M 36347 0 L 0 89433 130822 107314 36347 0 Z N">
              <draw:equation draw:name="f0" draw:formula="logwidth"/>
              <draw:equation draw:name="f1" draw:formula="logheight"/>
            </draw:enhanced-geometry>
          </draw:custom-shape>
        </draw:g>
        <draw:g draw:name="object 36">
          <draw:custom-shape draw:name="object 37" draw:style-name="gr55" draw:text-style-name="P12" draw:layer="layout" svg:width="0.989cm" svg:height="0.994cm" svg:x="16.517cm" svg:y="8.164cm">
            <text:p/>
            <draw:enhanced-geometry draw:mirror-horizontal="false" draw:mirror-vertical="false" drawooo:sub-view-size="356235 358139" draw:text-areas="0 0 ?f0 ?f1" svg:viewBox="0 0 0 0" draw:type="ooxml-non-primitive" draw:enhanced-path="M 356113 0 L 0 357723 N">
              <draw:equation draw:name="f0" draw:formula="logwidth"/>
              <draw:equation draw:name="f1" draw:formula="logheight"/>
            </draw:enhanced-geometry>
          </draw:custom-shape>
          <draw:custom-shape draw:name="object 38" draw:style-name="gr6" draw:text-style-name="P17" draw:layer="layout" svg:width="0.343cm" svg:height="0.373cm" svg:x="16.315cm" svg:y="9.009cm">
            <text:p/>
            <draw:enhanced-geometry draw:mirror-horizontal="false" draw:mirror-vertical="false" drawooo:sub-view-size="123825 134620" draw:text-areas="0 0 ?f0 ?f1" svg:viewBox="0 0 0 0" draw:type="ooxml-non-primitive" draw:enhanced-path="M 65405 0 L 0 134137 123545 71539 65405 0 Z N">
              <draw:equation draw:name="f0" draw:formula="logwidth"/>
              <draw:equation draw:name="f1" draw:formula="logheight"/>
            </draw:enhanced-geometry>
          </draw:custom-shape>
        </draw:g>
        <draw:custom-shape draw:name="object 39" draw:style-name="gr54" draw:text-style-name="P12" draw:layer="layout" svg:width="2.322cm" svg:height="1.193cm" svg:x="5.999cm" svg:y="14.524cm">
          <text:p/>
          <draw:enhanced-geometry draw:mirror-horizontal="false" draw:mirror-vertical="false" drawooo:sub-view-size="836294 429895" draw:text-areas="0 0 ?f0 ?f1" svg:viewBox="0 0 0 0" draw:type="ooxml-non-primitive" draw:enhanced-path="M 835776 0 L 835776 17886 835776 35772 835776 53658 828509 80487 828509 98373 821241 116260 821241 125203 813974 143089 806706 160975 806706 169918 799438 187804 792171 196747 784903 205690 777635 205690 770368 214634 763100 214634 486930 214634 479663 214634 472395 214634 472395 223577 465128 223577 465128 232520 457860 241463 450592 250406 443325 268292 436057 277235 436057 295121 428789 313008 428789 330894 421522 348780 421522 366666 421522 384552 414254 402438 414254 429268 414254 402438 414254 384552 414254 366666 414254 348780 406987 330894 406987 313008 399719 295121 392451 277235 392451 268292 385184 250406 377916 241463 370648 232520 370648 223577 363381 223577 363381 214634 356113 214634 348846 214634 65408 214634 58141 205690 36338 187804 29070 169918 29070 160975 21802 143089 14535 125203 14535 116260 7267 98373 7267 80487 0 53658 0 35772 0 17886 0 0 N">
            <draw:equation draw:name="f0" draw:formula="logwidth"/>
            <draw:equation draw:name="f1" draw:formula="logheight"/>
          </draw:enhanced-geometry>
        </draw:custom-shape>
        <draw:custom-shape draw:name="object 40" draw:style-name="gr10" draw:text-style-name="P12" draw:layer="layout" svg:width="4.732cm" svg:height="1.938cm" svg:x="4.874cm" svg:y="15.83cm">
          <text:p text:style-name="P25"><text:span text:style-name="T136">Possibly</text:span><text:span text:style-name="T137"> </text:span><text:span text:style-name="T138">incorr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54" draw:text-style-name="P12" draw:layer="layout" svg:width="2.341cm" svg:height="1.193cm" svg:x="11.329cm" svg:y="14.524cm">
          <text:p/>
          <draw:enhanced-geometry draw:mirror-horizontal="false" draw:mirror-vertical="false" drawooo:sub-view-size="843279 429895" draw:text-areas="0 0 ?f0 ?f1" svg:viewBox="0 0 0 0" draw:type="ooxml-non-primitive" draw:enhanced-path="M 843044 0 L 843044 17886 835776 35772 835776 53658 835776 80487 828509 98373 828509 116260 821241 125203 821241 143089 813974 160975 806706 169918 799438 187804 799438 196747 792171 205690 784903 205690 777635 205690 777635 214634 770368 214634 494198 214634 486930 214634 479663 214634 472395 223577 465128 232520 457860 241463 450592 250406 450592 268292 443325 277235 436057 295121 436057 313008 428789 330894 428789 348780 421522 366666 421522 384552 421522 411381 421522 429268 421522 411381 421522 384552 421522 366666 414254 348780 414254 330894 406987 313008 406987 295121 399719 277235 392451 268292 392451 250406 363381 214634 356113 214634 348846 214634 72676 214634 65408 214634 65408 205690 58141 205690 50873 205690 50873 196747 43605 187804 36338 169918 29070 160975 21802 143089 21802 125203 14535 116260 14535 98373 7267 80487 7267 53658 7267 35772 0 17886 0 0 N">
            <draw:equation draw:name="f0" draw:formula="logwidth"/>
            <draw:equation draw:name="f1" draw:formula="logheight"/>
          </draw:enhanced-geometry>
        </draw:custom-shape>
        <draw:custom-shape draw:name="object 42" draw:style-name="gr10" draw:text-style-name="P12" draw:layer="layout" svg:width="2.006cm" svg:height="1.938cm" svg:x="11.435cm" svg:y="15.83cm">
          <text:p text:style-name="P25"><text:span text:style-name="T139">C</text:span><text:span text:style-name="T140">o</text:span><text:span text:style-name="T141">rr</text:span><text:span text:style-name="T142">ec</text:span><text:span text:style-name="T143">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54" draw:text-style-name="P12" draw:layer="layout" svg:width="2.322cm" svg:height="1.193cm" svg:x="15.77cm" svg:y="14.524cm">
          <text:p/>
          <draw:enhanced-geometry draw:mirror-horizontal="false" draw:mirror-vertical="false" drawooo:sub-view-size="836295 429895" draw:text-areas="0 0 ?f0 ?f1" svg:viewBox="0 0 0 0" draw:type="ooxml-non-primitive" draw:enhanced-path="M 835776 0 L 835776 17886 835776 35772 828509 53658 828509 80487 828509 98373 821241 116260 813974 134146 813974 143089 806706 160975 799438 169918 799438 187804 792171 196747 784903 205690 777635 205690 770368 214634 472395 214634 472395 223577 465128 223577 457860 232520 450592 241463 450592 250406 443325 268292 436057 277235 436057 295121 428789 313008 421522 330894 421522 348780 421522 366666 414254 384552 414254 411381 414254 429268 414254 411381 414254 384552 414254 366666 406987 348780 406987 330894 399719 313008 399719 295121 392451 277235 392451 268292 385184 250406 356113 214634 348846 214634 65408 214634 58141 214634 58141 205690 50873 205690 43605 196747 36338 187804 29070 169918 21802 160975 21802 143089 14535 134146 7267 116260 7267 98373 0 80487 0 53658 0 35772 0 17886 0 0 N">
            <draw:equation draw:name="f0" draw:formula="logwidth"/>
            <draw:equation draw:name="f1" draw:formula="logheight"/>
          </draw:enhanced-geometry>
        </draw:custom-shape>
        <draw:custom-shape draw:name="object 44" draw:style-name="gr10" draw:text-style-name="P12" draw:layer="layout" svg:width="2.006cm" svg:height="1.938cm" svg:x="15.876cm" svg:y="15.83cm">
          <text:p text:style-name="P25"><text:span text:style-name="T139">C</text:span><text:span text:style-name="T140">o</text:span><text:span text:style-name="T141">rr</text:span><text:span text:style-name="T142">ec</text:span><text:span text:style-name="T143">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10" draw:text-style-name="P12" draw:layer="layout" svg:width="2.331cm" svg:height="1.938cm" svg:x="6.005cm" svg:y="4.875cm">
          <text:p text:style-name="P119"><text:span text:style-name="T144">T</text:span><text:span text:style-name="T140">1</text:span><text:span text:style-name="T145"><text:tab/></text:span><text:span text:style-name="T144">T</text:span><text:span text:style-name="T14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56" draw:text-style-name="P12" draw:layer="layout" svg:width="9.498cm" svg:height="4.572cm" svg:x="8.447cm" svg:y="3.194cm">
          <text:p text:style-name="P120"><text:span text:style-name="T146">is </text:span><text:span text:style-name="T147">the </text:span><text:span text:style-name="T148">“happens-before”</text:span><text:span text:style-name="T149"> </text:span><text:span text:style-name="T148">relation</text:span></text:p>
          <text:p text:style-name="P121"><text:span text:style-name="T144">T</text:span><text:span text:style-name="T140">1</text:span><text:span text:style-name="T145"><text:tab/></text:span><text:span text:style-name="T144">T</text:span><text:span text:style-name="T140">2</text:span><text:span text:style-name="T145"><text:tab/></text:span><text:span text:style-name="T144">T</text:span><text:span text:style-name="T140">1</text:span><text:span text:style-name="T145"><text:tab/></text:span><text:span text:style-name="T144">T</text:span><text:span text:style-name="T14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7">
          <draw:custom-shape draw:name="object 48" draw:style-name="gr57" draw:text-style-name="P12" draw:layer="layout" svg:width="1.191cm" svg:height="0.001cm" svg:x="6.726cm" svg:y="4.09cm">
            <text:p/>
            <draw:enhanced-geometry draw:mirror-horizontal="false" draw:mirror-vertical="false" drawooo:sub-view-size="429260 0" draw:text-areas="0 0 ?f0 ?f1" svg:viewBox="0 0 0 0" draw:type="ooxml-non-primitive" draw:enhanced-path="M 0 0 L 428789 0 N">
              <draw:equation draw:name="f0" draw:formula="logwidth"/>
              <draw:equation draw:name="f1" draw:formula="logheight"/>
            </draw:enhanced-geometry>
          </draw:custom-shape>
          <draw:custom-shape draw:name="object 49" draw:style-name="gr6" draw:text-style-name="P17" draw:layer="layout" svg:width="0.343cm" svg:height="0.272cm" svg:x="7.837cm" svg:y="3.966cm">
            <text:p/>
            <draw:enhanced-geometry draw:mirror-horizontal="false" draw:mirror-vertical="false" drawooo:sub-view-size="123825 98425" draw:text-areas="0 0 ?f0 ?f1" svg:viewBox="0 0 0 0" draw:type="ooxml-non-primitive" draw:enhanced-path="M 0 0 L 0 98374 123545 44716 0 0 Z N">
              <draw:equation draw:name="f0" draw:formula="logwidth"/>
              <draw:equation draw:name="f1" draw:formula="logheight"/>
            </draw:enhanced-geometry>
          </draw:custom-shape>
        </draw:g>
        <draw:custom-shape draw:name="object 50" draw:style-name="gr58" draw:text-style-name="P90" draw:layer="layout" svg:width="23.949cm" svg:height="3.174cm" svg:x="0.725cm" svg:y="0.356cm">
          <text:p/>
          <draw:enhanced-geometry draw:mirror-horizontal="false" draw:mirror-vertical="false" drawooo:sub-view-size="8622030 1143000" draw:text-areas="0 0 ?f0 ?f1" svg:viewBox="0 0 0 0" draw:type="ooxml-non-primitive" draw:enhanced-path="M 0 0 L 8621924 0 8621924 1143000 0 1143000 0 0 Z N">
            <draw:equation draw:name="f0" draw:formula="logwidth"/>
            <draw:equation draw:name="f1" draw:formula="logheight"/>
          </draw:enhanced-geometry>
        </draw:custom-shape>
        <draw:frame draw:name="object 51" presentation:style-name="pr4" draw:text-style-name="P7" draw:layer="layout" svg:width="7.975cm" svg:height="3.216cm" svg:x="8.714cm" svg:y="0.269cm" presentation:class="title" presentation:user-transformed="true">
          <draw:text-box>
            <text:p text:style-name="P6"><text:span text:style-name="T3">Critical</text:span><text:span text:style-name="T119"> </text:span><text:span text:style-name="T3">sections</text:span></text:p>
          </draw:text-box>
        </draw:frame>
        <draw:frame draw:name="object 52" presentation:style-name="pr7" draw:text-style-name="P24" draw:layer="layout" svg:width="0.826cm" svg:height="11.049cm" svg:x="23.984cm" svg:y="12.831cm" presentation:class="page-number" presentation:user-transformed="true">
          <draw:text-box>
            <text:p text:style-name="P122"><text:span text:style-name="T38"><text:page-number>&lt;number&gt;</text:page-number></text:span></text:p>
          </draw:text-box>
        </draw:frame>
        <presentation:notes draw:style-name="dp3">
          <draw:page-thumbnail draw:name="Slide Image Placeholder 1" draw:style-name="gr1" draw:layer="layout" svg:width="11.429cm" svg:height="8.572cm" svg:x="3.81cm" svg:y="3.175cm" draw:page-number="15"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Relate to the demo program.</text:span></text:p>
              <text:p text:style-name="P21"><text:span text:style-name="T26"/></text:p>
              <text:p text:style-name="P21"><text:span text:style-name="T26">Mention terminology:</text:span></text:p>
              <text:p text:style-name="P21"><text:span text:style-name="T26">Data race – two concurrent memory accesses to the same location, at least one of which is write</text:span></text:p>
              <text:p text:style-name="P21"><text:span text:style-name="T26">Critical sections – a section of code that contains possible data races</text:span></text:p>
              <text:p text:style-name="P21"><text:span text:style-name="T26">Mutual exclusion – when you prevent more than one thread from executing in the critical section (i.e. ensure at most one critical section is active at a time), e.g. the middle and the right interleaving in the slide.</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When do critical sections arise?" draw:style-name="dp1" draw:master-page-name="Title_20_and_20_Content" presentation:presentation-page-layout-name="AL2T11">
        <draw:frame draw:name="object 4" presentation:style-name="pr7" draw:text-style-name="P24" draw:layer="layout" svg:width="0.826cm" svg:height="11.049cm" svg:x="23.984cm" svg:y="12.831cm" presentation:class="page-number" presentation:user-transformed="true">
          <draw:text-box>
            <text:p text:style-name="P122"><text:span text:style-name="T38"><text:page-number>&lt;number&gt;</text:page-number></text:span></text:p>
          </draw:text-box>
        </draw:frame>
        <draw:frame draw:name="object 2" presentation:style-name="pr4" draw:text-style-name="P7" draw:layer="layout" svg:width="15.946cm" svg:height="3.216cm" svg:x="4.727cm" svg:y="0.269cm" presentation:class="title" presentation:user-transformed="true">
          <draw:text-box>
            <text:p text:style-name="P6"><text:span text:style-name="T3">When </text:span><text:span text:style-name="T4">do </text:span><text:span text:style-name="T3">critical sections</text:span><text:span text:style-name="T28"> </text:span><text:span text:style-name="T4">arise?</text:span></text:p>
          </draw:text-box>
        </draw:frame>
        <draw:custom-shape draw:name="object 3" draw:style-name="gr59" draw:text-style-name="P12" draw:layer="layout" svg:width="18.16cm" svg:height="8.377cm" svg:x="0.811cm" svg:y="3.985cm">
          <text:list text:style-name="L3">
            <text:list-item>
              <text:p text:style-name="P123"><text:span text:style-name="T6">One </text:span><text:span text:style-name="T7">common </text:span><text:span text:style-name="T6">pattern:</text:span></text:p>
            </text:list-item>
          </text:list>
          <text:list text:style-name="L24">
            <text:list-item>
              <text:list>
                <text:list-item>
                  <text:p text:style-name="P124"><text:span text:style-name="T12">read-modify-write </text:span><text:span text:style-name="T10">of</text:span></text:p>
                </text:list-item>
                <text:list-item>
                  <text:p text:style-name="P125"><text:span text:style-name="T10">a shared value</text:span><text:span text:style-name="T19"> </text:span><text:span text:style-name="T10">(variable)</text:span></text:p>
                </text:list-item>
                <text:list-item>
                  <text:p text:style-name="P126"><text:span text:style-name="T10">in code </text:span><text:span text:style-name="T12">that </text:span><text:span text:style-name="T10">can be </text:span><text:span text:style-name="T12">executed </text:span><text:span text:style-name="T10">by concurrent</text:span><text:span text:style-name="T62"> </text:span><text:span text:style-name="T12">threads</text:span></text:p>
                </text:list-item>
              </text:list>
            </text:list-item>
          </text:list>
          <text:p text:style-name="P127"><text:span text:style-name="T150"/></text:p>
          <text:list text:style-name="L25">
            <text:list-item>
              <text:p text:style-name="P128"><text:span text:style-name="T7">Shared</text:span><text:span text:style-name="T6"> </text:span><text:span text:style-name="T7">variable:</text:span></text:p>
            </text:list-item>
          </text:list>
          <text:list text:style-name="L26">
            <text:list-item>
              <text:list>
                <text:list-item>
                  <text:p text:style-name="P124"><text:span text:style-name="T12">Globals </text:span><text:span text:style-name="T10">and </text:span><text:span text:style-name="T12">heap-allocated </text:span><text:span text:style-name="T10">variables</text:span></text:p>
                </text:list-item>
                <text:list-item>
                  <text:p text:style-name="P125"><text:span text:style-name="T12">NOT </text:span><text:span text:style-name="T10">local variables (which are on </text:span><text:span text:style-name="T12">the</text:span><text:span text:style-name="T151"> </text:span><text:span text:style-name="T12">stack)</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16"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Maybe ask if people understand the difference between stack and heap allocated data.</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Race conditions" draw:style-name="dp1" draw:master-page-name="Title_20_and_20_Content" presentation:presentation-page-layout-name="AL2T11">
        <draw:frame draw:name="object 4" presentation:style-name="pr7" draw:text-style-name="P24" draw:layer="layout" svg:width="0.826cm" svg:height="11.049cm" svg:x="23.984cm" svg:y="12.831cm" presentation:class="page-number" presentation:user-transformed="true">
          <draw:text-box>
            <text:p text:style-name="P122"><text:span text:style-name="T38"><text:page-number>&lt;number&gt;</text:page-number></text:span></text:p>
          </draw:text-box>
        </draw:frame>
        <draw:frame draw:name="object 2" presentation:style-name="pr4" draw:text-style-name="P7" draw:layer="layout" svg:width="8.104cm" svg:height="3.216cm" svg:x="8.643cm" svg:y="0.269cm" presentation:class="title" presentation:user-transformed="true">
          <draw:text-box>
            <text:p text:style-name="P6"><text:span text:style-name="T4">Race</text:span><text:span text:style-name="T152"> </text:span><text:span text:style-name="T3">conditions</text:span></text:p>
          </draw:text-box>
        </draw:frame>
        <draw:custom-shape draw:name="object 3" draw:style-name="gr18" draw:text-style-name="P12" draw:layer="layout" svg:width="23.566cm" svg:height="8.851cm" svg:x="0.811cm" svg:y="4.163cm">
          <text:list text:style-name="L3">
            <text:list-item>
              <text:p text:style-name="P129"><text:span text:style-name="T7">A program has a </text:span><text:span text:style-name="T15">race </text:span><text:span text:style-name="T13">condition </text:span><text:span text:style-name="T6">(data </text:span><text:span text:style-name="T7">race) if </text:span><text:span text:style-name="T6">the </text:span><text:span text:style-name="T7">result of</text:span><text:span text:style-name="T153"> </text:span><text:span text:style-name="T7">an <text:s/></text:span><text:span text:style-name="T6">executing </text:span><text:span text:style-name="T7">depends on</text:span><text:span text:style-name="T6"> timing</text:span></text:p>
            </text:list-item>
          </text:list>
          <text:list text:style-name="L24">
            <text:list-item>
              <text:list>
                <text:list-item>
                  <text:p text:style-name="P130"><text:span text:style-name="T12">i.e., </text:span><text:span text:style-name="T10">is</text:span><text:span text:style-name="T19"> </text:span><text:span text:style-name="T12">non-deterministic</text:span></text:p>
                </text:list-item>
              </text:list>
            </text:list-item>
          </text:list>
          <text:p text:style-name="P131"><text:span text:style-name="T154"/></text:p>
          <text:list text:style-name="L25">
            <text:list-item>
              <text:p text:style-name="P132"><text:span text:style-name="T54">Typical</text:span><text:span text:style-name="T6"> symptoms</text:span></text:p>
            </text:list-item>
          </text:list>
          <text:list text:style-name="L26">
            <text:list-item>
              <text:list>
                <text:list-item>
                  <text:p text:style-name="P133"><text:span text:style-name="T10">I run it on </text:span><text:span text:style-name="T12">the </text:span><text:span text:style-name="T10">same </text:span><text:span text:style-name="T12">data, </text:span><text:span text:style-name="T10">and </text:span><text:span text:style-name="T12">sometimes </text:span><text:span text:style-name="T10">it </text:span><text:span text:style-name="T12">prints </text:span><text:span text:style-name="T10">0 and </text:span><text:span text:style-name="T12">sometimes </text:span><text:span text:style-name="T10">it <text:s/></text:span><text:span text:style-name="T12">prints</text:span><text:span text:style-name="T19"> </text:span><text:span text:style-name="T10">4</text:span></text:p>
                </text:list-item>
                <text:list-item>
                  <text:p text:style-name="P134"><text:span text:style-name="T10">I run it on </text:span><text:span text:style-name="T12">the </text:span><text:span text:style-name="T10">same </text:span><text:span text:style-name="T12">data, </text:span><text:span text:style-name="T10">and </text:span><text:span text:style-name="T12">sometimes </text:span><text:span text:style-name="T10">it </text:span><text:span text:style-name="T12">prints </text:span><text:span text:style-name="T10">0 and </text:span><text:span text:style-name="T12">sometimes </text:span><text:span text:style-name="T10">it <text:s/>crash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7" presentation:class="page"/>
          <draw:frame presentation:style-name="pr10" draw:text-style-name="P5" draw:layer="layout" svg:width="16.799cm" svg:height="13.364cm" svg:x="2.1cm" svg:y="14.107cm" presentation:class="notes" presentation:placeholder="true">
            <draw:text-box/>
          </draw:frame>
        </presentation:notes>
      </draw:page>
      <draw:page draw:name="Locks" draw:style-name="dp1" draw:master-page-name="Title_20_and_20_Content" presentation:presentation-page-layout-name="AL2T11">
        <office:forms form:automatic-focus="false" form:apply-design-mode="false"/>
        <draw:frame draw:name="object 5" presentation:style-name="pr7" draw:text-style-name="P24" draw:layer="layout" svg:width="0.826cm" svg:height="11.049cm" svg:x="23.984cm" svg:y="12.831cm" presentation:class="page-number" presentation:user-transformed="true">
          <draw:text-box>
            <text:p text:style-name="P122"><text:span text:style-name="T38"><text:page-number>&lt;number&gt;</text:page-number></text:span></text:p>
          </draw:text-box>
        </draw:frame>
        <draw:frame draw:name="object 2" presentation:style-name="pr18" draw:text-style-name="P55" draw:layer="layout" svg:width="4.417cm" svg:height="3.216cm" svg:x="11.183cm" svg:y="0.269cm" presentation:class="title" presentation:user-transformed="true">
          <draw:text-box>
            <text:p text:style-name="P6"><text:span text:style-name="T4">Locks</text:span></text:p>
          </draw:text-box>
        </draw:frame>
        <draw:custom-shape draw:name="object 3" draw:style-name="gr10" draw:text-style-name="P12" draw:layer="layout" svg:width="0.368cm" svg:height="1.052cm" svg:x="0.811cm" svg:y="7.479cm">
          <text:p text:style-name="P25"><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9" draw:text-style-name="P12" draw:layer="layout" svg:width="22.54cm" svg:height="6.763cm" svg:x="0.811cm" svg:y="3.985cm">
          <text:list text:style-name="L3">
            <text:list-item>
              <text:p text:style-name="P123"><text:span text:style-name="T7">A lock is a memory object </text:span><text:span text:style-name="T6">with two</text:span><text:span text:style-name="T155"> </text:span><text:span text:style-name="T6">operations:</text:span></text:p>
            </text:list-item>
          </text:list>
          <text:list text:style-name="L27">
            <text:list-item>
              <text:list>
                <text:list-item>
                  <text:p text:style-name="P124"><text:span text:style-name="T156">acquire()</text:span><text:span text:style-name="T10">: </text:span><text:span text:style-name="T12">obtain the </text:span><text:span text:style-name="T10">right </text:span><text:span text:style-name="T12">to enter the critical</text:span><text:span text:style-name="T107"> </text:span><text:span text:style-name="T12">section</text:span></text:p>
                </text:list-item>
                <text:list-item>
                  <text:p text:style-name="P135"><text:span text:style-name="T156">release()</text:span><text:span text:style-name="T10">: give up </text:span><text:span text:style-name="T12">the </text:span><text:span text:style-name="T10">right </text:span><text:span text:style-name="T12">to </text:span><text:span text:style-name="T10">be in </text:span><text:span text:style-name="T12">the critical</text:span><text:span text:style-name="T10"> </text:span><text:span text:style-name="T12">section</text:span></text:p>
                </text:list-item>
              </text:list>
            </text:list-item>
          </text:list>
          <text:p text:style-name="P136"><text:span text:style-name="T157">acquire()</text:span><text:span text:style-name="T158"> </text:span><text:span text:style-name="T13">prevents </text:span><text:span text:style-name="T15">progress of </text:span><text:span text:style-name="T13">the thread until the </text:span><text:span text:style-name="T15">lock <text:s/>can be</text:span><text:span text:style-name="T13"> </text:span><text:span text:style-name="T15">acquired</text:span></text:p>
          <text:list text:continue-numbering="true" text:style-name="L27">
            <text:list-item>
              <text:p text:style-name="P137"><text:span text:style-name="T6">Note:</text:span><text:span text:style-name="T6"><text:tab/></text:span><text:span text:style-name="T6">terminology</text:span><text:span text:style-name="T105"> </text:span><text:span text:style-name="T7">varies:</text:span><text:span text:style-name="T7"><text:tab/></text:span><text:span text:style-name="T6">acquire/release,</text:span><text:span text:style-name="T7"> </text:span><text:span text:style-name="T6">lock/unlo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1.429cm" svg:height="8.572cm" svg:x="3.81cm" svg:y="3.175cm" draw:page-number="18"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This can be used to build mutual exclusion for critical sections, that’s why they are sometimes called mutexes.</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Locks:&#9;Example" draw:style-name="dp1" draw:master-page-name="Title_20_and_20_Content" presentation:presentation-page-layout-name="AL2T11">
        <draw:custom-shape draw:name="object 2" draw:style-name="gr60" draw:text-style-name="P12" draw:layer="layout" svg:width="12.884cm" svg:height="2.714cm" svg:x="6.271cm" svg:y="2.83cm">
          <text:p text:style-name="P138"><text:span text:style-name="T159">Locks: </text:span><text:span text:style-name="T160">Example</text:span><text:span text:style-name="T161"> </text:span><text:span text:style-name="T162">exe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1" draw:text-style-name="P139" draw:layer="layout" svg:width="0.66cm" svg:height="0.66cm" svg:x="5.781cm" svg:y="8.2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2" draw:text-style-name="P140" draw:layer="layout" svg:width="0.66cm" svg:height="0.66cm" svg:x="5.781cm" svg:y="9.0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3" draw:text-style-name="P141" draw:layer="layout" svg:width="0.66cm" svg:height="0.66cm" svg:x="5.781cm" svg:y="9.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64" draw:text-style-name="P12" draw:layer="layout" svg:width="2.304cm" svg:height="0.797cm" svg:x="4.886cm" svg:y="7.261cm">
          <text:p text:style-name="P142"><text:span text:style-name="T163">lock(</text:span><text:span text:style-name="T1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65" draw:text-style-name="P12" draw:layer="layout" svg:width="0.001cm" svg:height="2.537cm" svg:x="6.112cm" svg:y="4.601cm">
          <text:p/>
          <draw:enhanced-geometry draw:mirror-horizontal="false" draw:mirror-vertical="false" drawooo:sub-view-size="0 913764" draw:text-areas="0 0 ?f0 ?f1" svg:viewBox="0 0 0 0" draw:type="ooxml-non-primitive" draw:enhanced-path="M 0 913267 L 0 0 N">
            <draw:equation draw:name="f0" draw:formula="logwidth"/>
            <draw:equation draw:name="f1" draw:formula="logheight"/>
          </draw:enhanced-geometry>
        </draw:custom-shape>
        <draw:custom-shape draw:name="object 8" draw:style-name="gr65" draw:text-style-name="P12" draw:layer="layout" svg:width="0.001cm" svg:height="5.259cm" svg:x="6.112cm" svg:y="11.392cm">
          <text:p/>
          <draw:enhanced-geometry draw:mirror-horizontal="false" draw:mirror-vertical="false" drawooo:sub-view-size="0 1893570" draw:text-areas="0 0 ?f0 ?f1" svg:viewBox="0 0 0 0" draw:type="ooxml-non-primitive" draw:enhanced-path="M 0 1893127 L 0 0 N">
            <draw:equation draw:name="f0" draw:formula="logwidth"/>
            <draw:equation draw:name="f1" draw:formula="logheight"/>
          </draw:enhanced-geometry>
        </draw:custom-shape>
        <draw:custom-shape draw:name="object 9" draw:style-name="gr66" draw:text-style-name="P143" draw:layer="layout" svg:width="0.66cm" svg:height="0.66cm" svg:x="12.078cm" svg:y="11.9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64" draw:text-style-name="P12" draw:layer="layout" svg:width="9.051cm" svg:height="3.037cm" svg:x="4.436cm" svg:y="8.265cm">
          <text:p text:style-name="P144"><text:span text:style-name="T163">lock(</text:span><text:span text:style-name="T164">)</text:span></text:p>
          <text:p text:style-name="P145"><text:span text:style-name="T165"/></text:p>
          <text:p text:style-name="P146"><text:span text:style-name="T163">un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67" draw:text-style-name="P147" draw:layer="layout" svg:width="0.66cm" svg:height="0.66cm" svg:x="12.078cm" svg:y="12.7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68" draw:text-style-name="P148" draw:layer="layout" svg:width="0.66cm" svg:height="0.66cm" svg:x="12.078cm" svg:y="1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64" draw:text-style-name="P12" draw:layer="layout" svg:width="3.045cm" svg:height="0.797cm" svg:x="10.733cm" svg:y="14.158cm">
          <text:p text:style-name="P142"><text:span text:style-name="T163">un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65" draw:text-style-name="P12" draw:layer="layout" svg:width="0.001cm" svg:height="3.805cm" svg:x="12.435cm" svg:y="4.601cm">
          <text:p/>
          <draw:enhanced-geometry draw:mirror-horizontal="false" draw:mirror-vertical="false" drawooo:sub-view-size="0 1370330" draw:text-areas="0 0 ?f0 ?f1" svg:viewBox="0 0 0 0" draw:type="ooxml-non-primitive" draw:enhanced-path="M 0 1369901 L 0 0 N">
            <draw:equation draw:name="f0" draw:formula="logwidth"/>
            <draw:equation draw:name="f1" draw:formula="logheight"/>
          </draw:enhanced-geometry>
        </draw:custom-shape>
        <draw:custom-shape draw:name="object 15" draw:style-name="gr65" draw:text-style-name="P12" draw:layer="layout" svg:width="0.001cm" svg:height="1.902cm" svg:x="12.435cm" svg:y="14.748cm">
          <text:p/>
          <draw:enhanced-geometry draw:mirror-horizontal="false" draw:mirror-vertical="false" drawooo:sub-view-size="0 685164" draw:text-areas="0 0 ?f0 ?f1" svg:viewBox="0 0 0 0" draw:type="ooxml-non-primitive" draw:enhanced-path="M 0 684950 L 0 0 N">
            <draw:equation draw:name="f0" draw:formula="logwidth"/>
            <draw:equation draw:name="f1" draw:formula="logheight"/>
          </draw:enhanced-geometry>
        </draw:custom-shape>
        <draw:g draw:name="object 16">
          <draw:custom-shape draw:name="object 17" draw:style-name="gr69" draw:text-style-name="P12" draw:layer="layout" svg:width="0.001cm" svg:height="2.511cm" svg:x="12.435cm" svg:y="9.067cm">
            <text:p/>
            <draw:enhanced-geometry draw:mirror-horizontal="false" draw:mirror-vertical="false" drawooo:sub-view-size="0 904239" draw:text-areas="0 0 ?f0 ?f1" svg:viewBox="0 0 0 0" draw:type="ooxml-non-primitive" draw:enhanced-path="M 0 0 L 0 903754 N">
              <draw:equation draw:name="f0" draw:formula="logwidth"/>
              <draw:equation draw:name="f1" draw:formula="logheight"/>
            </draw:enhanced-geometry>
          </draw:custom-shape>
          <draw:custom-shape draw:name="object 18" draw:style-name="gr65" draw:text-style-name="P12" draw:layer="layout" svg:width="4.047cm" svg:height="0.369cm" svg:x="8.017cm" svg:y="11.181cm">
            <text:p/>
            <draw:enhanced-geometry draw:mirror-horizontal="false" draw:mirror-vertical="false" drawooo:sub-view-size="1457325 133350" draw:text-areas="0 0 ?f0 ?f1" svg:viewBox="0 0 0 0" draw:type="ooxml-non-primitive" draw:enhanced-path="M 0 0 L 1457325 133184 N">
              <draw:equation draw:name="f0" draw:formula="logwidth"/>
              <draw:equation draw:name="f1" draw:formula="logheight"/>
            </draw:enhanced-geometry>
          </draw:custom-shape>
          <draw:custom-shape draw:name="object 19" draw:style-name="gr6" draw:text-style-name="P17" draw:layer="layout" svg:width="0.475cm" svg:height="0.29cm" svg:x="11.959cm" svg:y="11.392cm">
            <text:p/>
            <draw:enhanced-geometry draw:mirror-horizontal="false" draw:mirror-vertical="false" drawooo:sub-view-size="171450 104775" draw:text-areas="0 0 ?f0 ?f1" svg:viewBox="0 0 0 0" draw:type="ooxml-non-primitive" draw:enhanced-path="M 9525 0 L 0 104648 171450 66586 9525 0 Z N">
              <draw:equation draw:name="f0" draw:formula="logwidth"/>
              <draw:equation draw:name="f1" draw:formula="logheight"/>
            </draw:enhanced-geometry>
          </draw:custom-shape>
          <draw:custom-shape draw:name="object 20" draw:style-name="gr70" draw:text-style-name="P12" draw:layer="layout" svg:width="5.158cm" svg:height="2.959cm" svg:x="16.775cm" svg:y="8.538cm">
            <text:p/>
            <draw:enhanced-geometry draw:mirror-horizontal="false" draw:mirror-vertical="false" drawooo:sub-view-size="1857375 1065529" draw:text-areas="0 0 ?f0 ?f1" svg:viewBox="0 0 0 0" draw:type="ooxml-non-primitive" draw:enhanced-path="M 923925 1065478 L 0 1065478 0 0 1857375 0 1857375 1065478 923925 1065478 N">
              <draw:equation draw:name="f0" draw:formula="logwidth"/>
              <draw:equation draw:name="f1" draw:formula="logheight"/>
            </draw:enhanced-geometry>
          </draw:custom-shape>
        </draw:g>
        <draw:custom-shape draw:name="object 21" draw:style-name="gr8" draw:text-style-name="P12" draw:layer="layout" svg:width="4.709cm" svg:height="3.628cm" svg:x="17.013cm" svg:y="8.723cm">
          <text:p text:style-name="P149"><text:span text:style-name="T166">Two</text:span><text:span text:style-name="T167"> </text:span><text:span text:style-name="T168">choices:</text:span></text:p>
          <text:p text:style-name="P150"><text:span text:style-name="T169">•</text:span><text:span text:style-name="T170"> </text:span><text:span text:style-name="T171">Spin</text:span></text:p>
          <text:p text:style-name="P151"><text:span text:style-name="T172">•</text:span><text:span text:style-name="T173"> </text:span><text:span text:style-name="T174">Block</text:span></text:p>
          <text:p text:style-name="P150"><text:span text:style-name="T172">•</text:span><text:span text:style-name="T175"> </text:span><text:span text:style-name="T174">(Spin-then-b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2">
          <draw:custom-shape draw:name="object 23" draw:style-name="gr70" draw:text-style-name="P12" draw:layer="layout" svg:width="0.025cm" svg:height="0.001cm" svg:x="15.002cm" svg:y="10.124cm">
            <text:p/>
            <draw:enhanced-geometry draw:mirror-horizontal="false" draw:mirror-vertical="false" drawooo:sub-view-size="9525 0" draw:text-areas="0 0 ?f0 ?f1" svg:viewBox="0 0 0 0" draw:type="ooxml-non-primitive" draw:enhanced-path="M 0 0 L 9525 0 N">
              <draw:equation draw:name="f0" draw:formula="logwidth"/>
              <draw:equation draw:name="f1" draw:formula="logheight"/>
            </draw:enhanced-geometry>
          </draw:custom-shape>
          <draw:custom-shape draw:name="object 24" draw:style-name="gr70" draw:text-style-name="P12" draw:layer="layout" svg:width="2.169cm" svg:height="0.158cm" svg:x="12.779cm" svg:y="10.124cm">
            <text:p/>
            <draw:enhanced-geometry draw:mirror-horizontal="false" draw:mirror-vertical="false" drawooo:sub-view-size="781050 57150 781050 57150 781050 57150 781050 57150 781050 57150 781050 57150 781050 57150 781050 57150 781050 57150 781050 57150 781050 57150 781050 57150 781050 57150 781050 57150 781050 57150 781050 57150 781050 57150 781050 57150 781050 57150 781050 57150 781050 57150 781050 57150" draw:text-areas="0 0 ?f0 ?f1" svg:viewBox="0 0 0 0" draw:type="ooxml-non-primitive" draw:enhanced-path="M 781050 0 L 762000 9513 N M 742950 9513 L 723900 9513 N M 704850 9513 L 685800 9513 N M 666750 9513 L 647700 9513 N M 628650 19026 L 609600 19026 N M 600075 19026 L 581025 19026 N M 561975 19026 L 542925 19026 N M 523875 19026 L 504825 19026 N M 485775 28539 L 466725 28539 N M 447675 28539 L 428625 28539 N M 409575 28539 L 390525 28539 N M 371475 28539 L 361950 28539 N M 342900 38052 L 323850 38052 N M 304800 38052 L 285750 38052 N M 266700 38052 L 247650 38052 N M 228600 38052 L 209550 47566 N M 190500 47566 L 171450 47566 N M 152400 47566 L 133350 47566 N M 123825 47566 L 104775 47566 N M 85725 47566 L 66675 57079 N M 47625 57079 L 28575 57079 N M 9525 57079 L 0 57079 N">
              <draw:equation draw:name="f0" draw:formula="logwidth"/>
              <draw:equation draw:name="f1" draw:formula="logheight"/>
            </draw:enhanced-geometry>
          </draw:custom-shape>
          <draw:custom-shape draw:name="object 25" draw:style-name="gr71" draw:text-style-name="P152" draw:layer="layout" svg:width="0.449cm" svg:height="0.29cm" svg:x="12.435cm" svg:y="10.124cm">
            <text:p/>
            <draw:enhanced-geometry draw:mirror-horizontal="false" draw:mirror-vertical="false" drawooo:sub-view-size="161925 104775" draw:text-areas="0 0 ?f0 ?f1" svg:viewBox="0 0 0 0" draw:type="ooxml-non-primitive" draw:enhanced-path="M 152400 0 L 0 66586 161925 104635 152400 0 Z N">
              <draw:equation draw:name="f0" draw:formula="logwidth"/>
              <draw:equation draw:name="f1" draw:formula="logheight"/>
            </draw:enhanced-geometry>
          </draw:custom-shape>
          <draw:custom-shape draw:name="object 26" draw:style-name="gr70" draw:text-style-name="P12" draw:layer="layout" svg:width="0.872cm" svg:height="0.078cm" svg:x="15.293cm" svg:y="10.045cm">
            <text:p/>
            <draw:enhanced-geometry draw:mirror-horizontal="false" draw:mirror-vertical="false" drawooo:sub-view-size="314325 28575 314325 28575 314325 28575" draw:text-areas="0 0 ?f0 ?f1" svg:viewBox="0 0 0 0" draw:type="ooxml-non-primitive" draw:enhanced-path="M 314325 0 L 295275 9513 N M 171450 9513 L 152400 19026 N M 19050 19026 L 0 28539 N">
              <draw:equation draw:name="f0" draw:formula="logwidth"/>
              <draw:equation draw:name="f1" draw:formula="logheight"/>
            </draw:enhanced-geometry>
          </draw:custom-shape>
          <draw:custom-shape draw:name="object 27" draw:style-name="gr58" draw:text-style-name="P90" draw:layer="layout" svg:width="9.944cm" svg:height="3.809cm" svg:x="12.493cm" svg:y="8.255cm">
            <text:p/>
            <draw:enhanced-geometry draw:mirror-horizontal="false" draw:mirror-vertical="false" drawooo:sub-view-size="3580129 1371600" draw:text-areas="0 0 ?f0 ?f1" svg:viewBox="0 0 0 0" draw:type="ooxml-non-primitive" draw:enhanced-path="M 3579812 0 L 912812 0 912812 533400 0 533400 0 914400 912812 914400 912812 1371600 3579812 1371600 3579812 0 Z N">
              <draw:equation draw:name="f0" draw:formula="logwidth"/>
              <draw:equation draw:name="f1" draw:formula="logheight"/>
            </draw:enhanced-geometry>
          </draw:custom-shape>
        </draw:g>
        <draw:custom-shape draw:name="object 28" draw:style-name="gr58" draw:text-style-name="P90" draw:layer="layout" svg:width="23.949cm" svg:height="3.174cm" svg:x="0.725cm" svg:y="0.356cm">
          <text:p/>
          <draw:enhanced-geometry draw:mirror-horizontal="false" draw:mirror-vertical="false" drawooo:sub-view-size="8622030 1143000" draw:text-areas="0 0 ?f0 ?f1" svg:viewBox="0 0 0 0" draw:type="ooxml-non-primitive" draw:enhanced-path="M 0 0 L 8621924 0 8621924 1143000 0 1143000 0 0 Z N">
            <draw:equation draw:name="f0" draw:formula="logwidth"/>
            <draw:equation draw:name="f1" draw:formula="logheight"/>
          </draw:enhanced-geometry>
        </draw:custom-shape>
        <draw:frame draw:name="object 29" presentation:style-name="pr4" draw:text-style-name="P7" draw:layer="layout" svg:width="8.353cm" svg:height="3.216cm" svg:x="8.537cm" svg:y="0.269cm" presentation:class="title" presentation:user-transformed="true">
          <draw:text-box>
            <text:p text:style-name="P153"><text:span text:style-name="T4">Locks:</text:span><text:span text:style-name="T4"><text:tab/></text:span><text:span text:style-name="T4">Example</text:span></text:p>
          </draw:text-box>
        </draw:frame>
        <draw:custom-shape draw:name="object 30" draw:style-name="gr58" draw:text-style-name="P90" draw:layer="layout" svg:width="13.255cm" svg:height="1.218cm" svg:x="6.148cm" svg:y="3.137cm">
          <text:p/>
          <draw:enhanced-geometry draw:mirror-horizontal="false" draw:mirror-vertical="false" drawooo:sub-view-size="4772025 438784" draw:text-areas="0 0 ?f0 ?f1" svg:viewBox="0 0 0 0" draw:type="ooxml-non-primitive" draw:enhanced-path="M 0 0 L 4771923 0 4771923 438391 0 438391 0 0 Z N">
            <draw:equation draw:name="f0" draw:formula="logwidth"/>
            <draw:equation draw:name="f1" draw:formula="logheight"/>
          </draw:enhanced-geometry>
        </draw:custom-shape>
        <draw:frame draw:name="object 31" presentation:style-name="pr7" draw:text-style-name="P24" draw:layer="layout" svg:width="0.826cm" svg:height="11.049cm" svg:x="23.984cm" svg:y="12.831cm" presentation:class="page-number" presentation:user-transformed="true">
          <draw:text-box>
            <text:p text:style-name="P122"><text:span text:style-name="T38"><text:page-number>&lt;number&gt;</text:page-number></text:span></text:p>
          </draw:text-box>
        </draw:frame>
        <presentation:notes draw:style-name="dp3">
          <draw:page-thumbnail draw:name="Slide Image Placeholder 1" draw:style-name="gr1" draw:layer="layout" svg:width="11.429cm" svg:height="8.572cm" svg:x="3.81cm" svg:y="3.175cm" draw:page-number="19" presentation:class="page"/>
          <draw:frame draw:name="Notes Placeholder 2" presentation:style-name="pr19" draw:text-style-name="P87" draw:layer="layout" svg:width="15.239cm" svg:height="10cm" svg:x="1.905cm" svg:y="12.224cm" presentation:class="notes" presentation:placeholder="true" presentation:user-transformed="true">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Demo3 – shared counter revisited" draw:style-name="dp1" draw:master-page-name="Title_20_and_20_Content" presentation:presentation-page-layout-name="AL2T11">
        <draw:frame draw:name="Title 1" presentation:style-name="pr8" draw:text-style-name="P7" draw:layer="layout" svg:width="21.907cm" svg:height="3.681cm" svg:x="1.746cm" svg:y="1.014cm" presentation:class="title" presentation:user-transformed="true">
          <draw:text-box>
            <text:p text:style-name="P1"><text:span text:style-name="T4">Demo3 – shared counter revisited</text:span></text:p>
          </draw:text-box>
        </draw:frame>
        <draw:frame draw:name="Content Placeholder 2" presentation:style-name="pr20" draw:text-style-name="P44" draw:layer="layout" svg:width="21.907cm" svg:height="12.086cm" svg:x="1.746cm" svg:y="5.071cm" presentation:class="outline" presentation:placeholder="true" presentation:user-transformed="true">
          <draw:text-box/>
        </draw:frame>
        <presentation:notes draw:style-name="dp3">
          <draw:page-thumbnail draw:name="Slide Image Placeholder 1" draw:style-name="gr1" draw:layer="layout" svg:width="11.429cm" svg:height="8.572cm" svg:x="3.81cm" svg:y="3.175cm" draw:page-number="20"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Show our lock abstraction and how it should be used.</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Acquire/Release" draw:style-name="dp1" draw:master-page-name="Title_20_and_20_Content" presentation:presentation-page-layout-name="AL2T11">
        <draw:frame draw:name="object 5" presentation:style-name="pr7" draw:text-style-name="P24" draw:layer="layout" svg:width="0.826cm" svg:height="11.049cm" svg:x="23.984cm" svg:y="12.831cm" presentation:class="page-number" presentation:user-transformed="true">
          <draw:text-box>
            <text:p text:style-name="P122"><text:span text:style-name="T38"><text:page-number>&lt;number&gt;</text:page-number></text:span></text:p>
          </draw:text-box>
        </draw:frame>
        <draw:frame draw:name="object 2" presentation:style-name="pr4" draw:text-style-name="P7" draw:layer="layout" svg:width="8.355cm" svg:height="3.216cm" svg:x="8.537cm" svg:y="0.269cm" presentation:class="title" presentation:user-transformed="true">
          <draw:text-box>
            <text:p text:style-name="P6"><text:span text:style-name="T3">Acquire/Release</text:span></text:p>
          </draw:text-box>
        </draw:frame>
        <draw:custom-shape draw:name="object 3" draw:style-name="gr10" draw:text-style-name="P12" draw:layer="layout" svg:width="0.368cm" svg:height="1.052cm" svg:x="0.811cm" svg:y="4.198cm">
          <text:p text:style-name="P25"><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21" draw:text-style-name="P163" draw:layer="layout" svg:width="21.907cm" svg:height="15.542cm" svg:x="1.746cm" svg:y="5.071cm" presentation:class="outline" presentation:user-transformed="true">
          <draw:text-box>
            <text:list text:style-name="L31">
              <text:list-item>
                <text:p text:style-name="P154"><text:span text:style-name="T176">Threads </text:span><text:span text:style-name="T177">pair up calls </text:span><text:span text:style-name="T176">to </text:span><text:span text:style-name="T178">acquire()</text:span><text:span text:style-name="T179"> </text:span><text:span text:style-name="T180">and </text:span><text:span text:style-name="T181">release()</text:span></text:p>
              </text:list-item>
            </text:list>
            <text:list text:style-name="L32">
              <text:list-item>
                <text:p text:style-name="P155"><text:span text:style-name="T182">between </text:span><text:span text:style-name="T183">acquire()</text:span><text:span text:style-name="T182">and </text:span><text:span text:style-name="T165">release()</text:span><text:span text:style-name="T184">, </text:span><text:span text:style-name="T182">the thread </text:span><text:span text:style-name="T185">holds </text:span><text:span text:style-name="T182">the</text:span><text:span text:style-name="T184"> lock</text:span></text:p>
              </text:list-item>
            </text:list>
            <text:list text:style-name="L33">
              <text:list-item>
                <text:p text:style-name="P156"><text:span text:style-name="T165">acquire()</text:span><text:span text:style-name="T186"> </text:span><text:span text:style-name="T184">does not </text:span><text:span text:style-name="T182">return until the </text:span><text:span text:style-name="T184">caller “owns” </text:span><text:span text:style-name="T184">(holds) </text:span><text:span text:style-name="T182">the </text:span><text:span text:style-name="T184">lock</text:span></text:p>
              </text:list-item>
            </text:list>
            <text:list text:style-name="L34">
              <text:list-item>
                <text:list>
                  <text:list-item>
                    <text:p text:style-name="P157"><text:span text:style-name="T10">at most one </text:span><text:span text:style-name="T12">thread </text:span><text:span text:style-name="T10">can hold a lock at a</text:span><text:span text:style-name="T47"> </text:span><text:span text:style-name="T12">time</text:span></text:p>
                  </text:list-item>
                </text:list>
              </text:list-item>
            </text:list>
            <text:list text:style-name="L35">
              <text:list-item>
                <text:p text:style-name="P158"><text:span text:style-name="T187">What </text:span><text:span text:style-name="T188">happens if </text:span><text:span text:style-name="T187">the </text:span><text:span text:style-name="T188">calls aren’t</text:span><text:span text:style-name="T189"> </text:span><text:span text:style-name="T188">paired</text:span></text:p>
              </text:list-item>
            </text:list>
            <text:list text:style-name="L36">
              <text:list-item>
                <text:list>
                  <text:list-item>
                    <text:p text:style-name="P159"><text:span text:style-name="T10">I acquire, but neglect </text:span><text:span text:style-name="T12">to</text:span><text:span text:style-name="T47"> </text:span><text:span text:style-name="T10">release?</text:span></text:p>
                  </text:list-item>
                </text:list>
              </text:list-item>
              <text:list-item>
                <text:p text:style-name="P160"><text:span text:style-name="T187">What </text:span><text:span text:style-name="T188">happens if </text:span><text:span text:style-name="T187">the two threads </text:span><text:span text:style-name="T188">acquire </text:span><text:span text:style-name="T190">different</text:span><text:span text:style-name="T187"> </text:span><text:span text:style-name="T188">locks</text:span></text:p>
                <text:list>
                  <text:list-item>
                    <text:p text:style-name="P161"><text:span text:style-name="T10">I </text:span><text:span text:style-name="T12">think that </text:span><text:span text:style-name="T10">access </text:span><text:span text:style-name="T12">to </text:span><text:span text:style-name="T10">a </text:span><text:span text:style-name="T12">particular </text:span><text:span text:style-name="T10">shared </text:span><text:span text:style-name="T12">data structure </text:span><text:span text:style-name="T10">is </text:span><text:span text:style-name="T12">mediated <text:s/></text:span><text:span text:style-name="T10">by lock A, and you </text:span><text:span text:style-name="T12">think </text:span><text:span text:style-name="T20">it’s </text:span><text:span text:style-name="T12">mediated </text:span><text:span text:style-name="T10">by lock</text:span><text:span text:style-name="T191"> </text:span><text:span text:style-name="T10">B?</text:span></text:p>
                  </text:list-item>
                </text:list>
              </text:list-item>
              <text:list-item>
                <text:p text:style-name="P162"><text:span text:style-name="T187">What </text:span><text:span text:style-name="T188">is </text:span><text:span text:style-name="T187">the </text:span><text:span text:style-name="T188">right </text:span><text:span text:style-name="T187">granularity </text:span><text:span text:style-name="T188">of</text:span><text:span text:style-name="T192"> </text:span><text:span text:style-name="T188">locking?</text:span></text:p>
              </text:list-item>
            </text:list>
          </draw:text-box>
        </draw:frame>
        <presentation:notes draw:style-name="dp3">
          <draw:page-thumbnail draw:name="Slide Image Placeholder 1" draw:style-name="gr1" draw:layer="layout" svg:width="11.429cm" svg:height="8.572cm" svg:x="3.81cm" svg:y="3.175cm" draw:page-number="21"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Also, explain that you can have different locks “guarding” different resources/data. It is important that threads use the same lock when accessing the same data.</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draw:page draw:name="Demo3 – shared counter improved" draw:style-name="dp1" draw:master-page-name="Title_20_and_20_Content" presentation:presentation-page-layout-name="AL2T11">
        <draw:frame draw:name="Title 1" presentation:style-name="pr8" draw:text-style-name="P7" draw:layer="layout" svg:width="21.907cm" svg:height="3.681cm" svg:x="1.746cm" svg:y="1.014cm" presentation:class="title" presentation:user-transformed="true">
          <draw:text-box>
            <text:p text:style-name="P1"><text:span text:style-name="T4">Demo3 – shared counter improved</text:span></text:p>
          </draw:text-box>
        </draw:frame>
        <draw:frame draw:name="Content Placeholder 2" presentation:style-name="pr22" draw:text-style-name="P44" draw:layer="layout" svg:width="21.907cm" svg:height="12.086cm" svg:x="1.746cm" svg:y="5.071cm" presentation:class="outline" presentation:placeholder="true" presentation:user-transformed="true">
          <draw:text-box/>
        </draw:frame>
        <presentation:notes draw:style-name="dp3">
          <draw:page-thumbnail draw:name="Slide Image Placeholder 1" draw:style-name="gr1" draw:layer="layout" svg:width="11.429cm" svg:height="8.572cm" svg:x="3.81cm" svg:y="3.175cm" draw:page-number="22" presentation:class="page"/>
          <draw:frame draw:name="Notes Placeholder 2" presentation:style-name="pr5" draw:text-style-name="P22" draw:layer="layout" svg:width="15.239cm" svg:height="10cm" svg:x="1.905cm" svg:y="12.224cm" presentation:class="notes" presentation:user-transformed="true">
            <draw:text-box>
              <text:p text:style-name="P21"><text:span text:style-name="T26">Use ScopedLock to be sure acquire/release are paired properly.</text:span></text:p>
            </draw:text-box>
          </draw:frame>
          <draw:frame draw:name="Slide Number Placeholder 3" presentation:style-name="pr6" draw:text-style-name="P24" draw:layer="layout" svg:width="8.254cm" svg:height="1.273cm" svg:x="10.791cm" svg:y="24.126cm" presentation:class="page-number" presentation:user-transformed="true">
            <draw:text-box>
              <text:p text:style-name="P23"><text:span text:style-name="T2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Light" svg:font-family="'Calibri Light'"/>
    <style:font-face style:name="Courier New" svg:font-family="'Courier New'"/>
    <style:font-face style:name="Tahoma" svg:font-family="Tahoma"/>
    <style:font-face style:name="Times New Roman" svg:font-family="'Times New Roman'"/>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msFillBitmap_20_1" draw:display-name="msFillBitmap 1" xlink:href="Pictures/10000201000000270000002F3F91C65558DC191E.png" xlink:type="simple" xlink:show="embed" xlink:actuate="onLoad"/>
    <draw:fill-image draw:name="msFillBitmap_20_10" draw:display-name="msFillBitmap 10" xlink:href="Pictures/10000201000000270000002FC026868B3A1D3BBE.png" xlink:type="simple" xlink:show="embed" xlink:actuate="onLoad"/>
    <draw:fill-image draw:name="msFillBitmap_20_11" draw:display-name="msFillBitmap 11" xlink:href="Pictures/10000201000000270000002E6BBD55B643279C2E.png" xlink:type="simple" xlink:show="embed" xlink:actuate="onLoad"/>
    <draw:fill-image draw:name="msFillBitmap_20_12" draw:display-name="msFillBitmap 12" xlink:href="Pictures/10000201000000270000002F532C92509AAC026C.png" xlink:type="simple" xlink:show="embed" xlink:actuate="onLoad"/>
    <draw:fill-image draw:name="msFillBitmap_20_13" draw:display-name="msFillBitmap 13" xlink:href="Pictures/10000201000000260000002FD52B0D73CAA51724.png" xlink:type="simple" xlink:show="embed" xlink:actuate="onLoad"/>
    <draw:fill-image draw:name="msFillBitmap_20_14" draw:display-name="msFillBitmap 14" xlink:href="Pictures/10000201000000260000002F032C198B0ABC6300.png" xlink:type="simple" xlink:show="embed" xlink:actuate="onLoad"/>
    <draw:fill-image draw:name="msFillBitmap_20_15" draw:display-name="msFillBitmap 15" xlink:href="Pictures/10000201000000260000002F7B2A9C19879B0123.png" xlink:type="simple" xlink:show="embed" xlink:actuate="onLoad"/>
    <draw:fill-image draw:name="msFillBitmap_20_16" draw:display-name="msFillBitmap 16" xlink:href="Pictures/10000201000000270000002FE4ED7AF0AA36428B.png" xlink:type="simple" xlink:show="embed" xlink:actuate="onLoad"/>
    <draw:fill-image draw:name="msFillBitmap_20_17" draw:display-name="msFillBitmap 17" xlink:href="Pictures/10000201000000270000002F443BB4CB8F88E301.png" xlink:type="simple" xlink:show="embed" xlink:actuate="onLoad"/>
    <draw:fill-image draw:name="msFillBitmap_20_18" draw:display-name="msFillBitmap 18" xlink:href="Pictures/10000201000000270000002FBBF1B0A70077B009.png" xlink:type="simple" xlink:show="embed" xlink:actuate="onLoad"/>
    <draw:fill-image draw:name="msFillBitmap_20_19" draw:display-name="msFillBitmap 19" xlink:href="Pictures/100002010000003200000032F2C20EB0AD74AAA6.png" xlink:type="simple" xlink:show="embed" xlink:actuate="onLoad"/>
    <draw:fill-image draw:name="msFillBitmap_20_2" draw:display-name="msFillBitmap 2" xlink:href="Pictures/10000201000000270000002F4DDBBEC7711BB53E.png" xlink:type="simple" xlink:show="embed" xlink:actuate="onLoad"/>
    <draw:fill-image draw:name="msFillBitmap_20_20" draw:display-name="msFillBitmap 20" xlink:href="Pictures/10000201000000320000003239AE2FC60CA2B385.png" xlink:type="simple" xlink:show="embed" xlink:actuate="onLoad"/>
    <draw:fill-image draw:name="msFillBitmap_20_21" draw:display-name="msFillBitmap 21" xlink:href="Pictures/1000020100000032000000325D2143EFA96570BF.png" xlink:type="simple" xlink:show="embed" xlink:actuate="onLoad"/>
    <draw:fill-image draw:name="msFillBitmap_20_22" draw:display-name="msFillBitmap 22" xlink:href="Pictures/1000020100000032000000323DD51521B197C200.png" xlink:type="simple" xlink:show="embed" xlink:actuate="onLoad"/>
    <draw:fill-image draw:name="msFillBitmap_20_23" draw:display-name="msFillBitmap 23" xlink:href="Pictures/10000201000000320000003221F757EDD7069218.png" xlink:type="simple" xlink:show="embed" xlink:actuate="onLoad"/>
    <draw:fill-image draw:name="msFillBitmap_20_24" draw:display-name="msFillBitmap 24" xlink:href="Pictures/1000020100000032000000323152A9A16DF3D25F.png" xlink:type="simple" xlink:show="embed" xlink:actuate="onLoad"/>
    <draw:fill-image draw:name="msFillBitmap_20_3" draw:display-name="msFillBitmap 3" xlink:href="Pictures/10000201000000270000002E50A28B981942DCC8.png" xlink:type="simple" xlink:show="embed" xlink:actuate="onLoad"/>
    <draw:fill-image draw:name="msFillBitmap_20_4" draw:display-name="msFillBitmap 4" xlink:href="Pictures/10000201000000260000002F8EF5A7B20223A443.png" xlink:type="simple" xlink:show="embed" xlink:actuate="onLoad"/>
    <draw:fill-image draw:name="msFillBitmap_20_5" draw:display-name="msFillBitmap 5" xlink:href="Pictures/10000201000000260000002EE7578FE763D0FB35.png" xlink:type="simple" xlink:show="embed" xlink:actuate="onLoad"/>
    <draw:fill-image draw:name="msFillBitmap_20_6" draw:display-name="msFillBitmap 6" xlink:href="Pictures/10000201000000260000002F3AC79EE3EE1C31AC.png" xlink:type="simple" xlink:show="embed" xlink:actuate="onLoad"/>
    <draw:fill-image draw:name="msFillBitmap_20_7" draw:display-name="msFillBitmap 7" xlink:href="Pictures/10000201000000260000002F8E4E6D715CF24858.png" xlink:type="simple" xlink:show="embed" xlink:actuate="onLoad"/>
    <draw:fill-image draw:name="msFillBitmap_20_8" draw:display-name="msFillBitmap 8" xlink:href="Pictures/10000201000000260000002F41B1DE7E43483545.png" xlink:type="simple" xlink:show="embed" xlink:actuate="onLoad"/>
    <draw:fill-image draw:name="msFillBitmap_20_9" draw:display-name="msFillBitmap 9" xlink:href="Pictures/10000201000000260000002E62F00CDB897A62F3.png" xlink:type="simple" xlink:show="embed" xlink:actuate="onLoad"/>
    <draw:marker draw:name="Arrow" svg:viewBox="0 0 20 30" svg:d="M10 0l-10 30h20z"/>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6.631cm" svg:x="1.905cm" svg:y="3.118cm" presentation:class="title" presentation:user-transformed="true">
        <draw:text-box>
          <text:p text:style-name="MP5"><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 </text:span><text:span text:style-name="MT1">M</text:span><text:span text:style-name="MT1">a</text:span><text:span text:style-name="MT1">s</text:span><text:span text:style-name="MT1">t</text:span><text:span text:style-name="MT1">e</text:span><text:span text:style-name="MT1">r</text:span><text:span text:style-name="MT1">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Date Placeholder 3" presentation:style-name="Mpr2" draw:text-style-name="MP8" draw:layer="backgroundobjects" svg:width="5.714cm" svg:height="1.013cm" svg:x="1.746cm" svg:y="17.657cm" presentation:class="date-time" presentation:user-transformed="true">
        <draw:text-box>
          <text:p text:style-name="MP7"><text:span text:style-name="MT2"><text:date style:data-style-name="D1" text:date-value="2020-02-01">01/02/20</text:date></text:span></text:p>
        </draw:text-box>
      </draw:frame>
      <draw:frame draw:name="Footer Placeholder 4" presentation:style-name="Mpr2" draw:text-style-name="MP8" draw:layer="backgroundobjects" svg:width="8.572cm" svg:height="1.013cm" svg:x="8.414cm" svg:y="17.657cm" presentation:class="footer" presentation:user-transformed="true">
        <draw:text-box>
          <text:p/>
        </draw:text-box>
      </draw:frame>
      <draw:frame draw:name="Slide Number Placeholder 5" presentation:style-name="Mpr2" draw:text-style-name="MP8" draw:layer="backgroundobjects" svg:width="5.714cm" svg:height="1.013cm" svg:x="17.939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1.907cm" svg:height="3.681cm" svg:x="1.746cm" svg:y="1.014cm" presentation:class="title" presentation:user-transformed="true">
        <draw:text-box>
          <text:p text:style-name="MP10"><text:span text:style-name="MT3">Click to edit Master title style</text:span></text:p>
        </draw:text-box>
      </draw:frame>
      <draw:frame draw:name="Content Placeholder 2" presentation:style-name="Mpr6" draw:text-style-name="MP14" draw:layer="backgroundobjects" svg:width="21.907cm" svg:height="12.086cm" svg:x="1.746cm" svg:y="5.071cm" presentation:class="outline" presentation:user-transformed="true">
        <draw:text-box>
          <text:list text:style-name="ML5">
            <text:list-item>
              <text:p text:style-name="MP12"><text:span text:style-name="MT4">Click to edit Master text 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714cm" svg:height="1.013cm" svg:x="1.746cm" svg:y="17.657cm" presentation:class="date-time" presentation:user-transformed="true">
        <draw:text-box>
          <text:p text:style-name="MP7"><text:span text:style-name="MT2"><text:date style:data-style-name="D1" text:date-value="2020-02-01">01/02/20</text:date></text:span></text:p>
        </draw:text-box>
      </draw:frame>
      <draw:frame draw:name="Footer Placeholder 4" presentation:style-name="Mpr7" draw:text-style-name="MP8" draw:layer="backgroundobjects" svg:width="8.572cm" svg:height="1.013cm" svg:x="8.414cm" svg:y="17.657cm" presentation:class="footer" presentation:user-transformed="true">
        <draw:text-box>
          <text:p/>
        </draw:text-box>
      </draw:frame>
      <draw:frame draw:name="Slide Number Placeholder 5" presentation:style-name="Mpr7" draw:text-style-name="MP8" draw:layer="backgroundobjects" svg:width="5.714cm" svg:height="1.013cm" svg:x="17.939cm" svg:y="17.657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YPED multithreading workshop</dc:title>
    <meta:initial-creator>Martin Kristien</meta:initial-creator>
    <meta:editing-cycles>23</meta:editing-cycles>
    <meta:creation-date>2020-01-30T12:50:49</meta:creation-date>
    <dc:date>2020-02-01T09:54:39.115932283</dc:date>
    <meta:editing-duration>PT1H51M37S</meta:editing-duration>
    <meta:generator>LibreOffice/6.0.7.3$Linux_X86_64 LibreOffice_project/00m0$Build-3</meta:generator>
    <meta:document-statistic meta:object-count="32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2</meta:user-defined>
    <meta:template xlink:type="simple" xlink:actuate="onRequest" xlink:title="Office Theme" xlink:href=""/>
  </office:meta>
</office:document-meta>
</file>